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6.67mm"/>
    </style:style>
    <style:style style:name="co1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7mm"/>
    </style:style>
    <style:style style:name="co8" style:family="table-column">
      <style:table-column-properties fo:break-before="auto" style:column-width="106.43mm"/>
    </style:style>
    <style:style style:name="co9" style:family="table-column">
      <style:table-column-properties fo:break-before="auto" style:column-width="38.14mm"/>
    </style:style>
    <style:style style:name="co10" style:family="table-column">
      <style:table-column-properties fo:break-before="auto" style:column-width="131.59mm"/>
    </style:style>
    <style:style style:name="co11" style:family="table-column">
      <style:table-column-properties fo:break-before="auto" style:column-width="48.37mm"/>
    </style:style>
    <style:style style:name="co12" style:family="table-column">
      <style:table-column-properties fo:break-before="auto" style:column-width="33.73mm"/>
    </style:style>
    <style:style style:name="co13" style:family="table-column">
      <style:table-column-properties fo:break-before="auto" style:column-width="23.76mm"/>
    </style:style>
    <style:style style:name="co14" style:family="table-column">
      <style:table-column-properties fo:break-before="auto" style:column-width="45.33mm"/>
    </style:style>
    <style:style style:name="co15" style:family="table-column">
      <style:table-column-properties fo:break-before="auto" style:column-width="2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990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text-position="" style:font-name="Liberation Sans" style:font-name-asian="Droid Sans Fallback" style:font-name-complex="Droid Sans Devanagari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value-type" style:repeat-content="false" style:vertical-align="middle"/>
      <style:text-properties style:text-position=""/>
    </style:style>
    <style:style style:name="ce6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0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value-type" style:repeat-content="false" fo:wrap-option="wrap" fo:border="0.06pt solid #000000" style:vertical-align="automatic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9900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990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value-type" style:repeat-content="false" fo:border="0.06pt solid #000000" style:vertical-align="automatic"/>
    </style:style>
    <style:style style:name="ce43" style:family="table-cell" style:parent-style-name="Default">
      <style:table-cell-properties style:text-align-source="value-type" style:repeat-content="false" fo:border="0.06pt solid #000000" style:vertical-align="automatic"/>
      <style:text-properties style:font-name="Liberation Sans" style:font-name-asian="Droid Sans Fallback" style:font-name-complex="Droid Sans Devanagari"/>
    </style:style>
    <style:style style:name="ce44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990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font-name="Liberation Sans" style:font-name-asian="Droid Sans Fallback" style:font-name-complex="Droid Sans Devanagari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value-type" style:repeat-content="false" style:vertical-align="middl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value-type" style:repeat-content="false" fo:wrap-option="wrap" fo:border="0.06pt solid #000000" style:vertical-align="automatic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99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5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aboratoire" table:style-name="ta1">
        <table:table-column table:style-name="co1" table:default-cell-style-name="ce32"/>
        <table:table-column table:style-name="co12" table:default-cell-style-name="ce32"/>
        <table:table-column table:style-name="co1" table:default-cell-style-name="ce32"/>
        <table:table-column table:style-name="co1" table:number-columns-repeated="3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" table:number-columns-repeated="1014" table:default-cell-style-name="ce41"/>
        <table:table-row table:style-name="ro1">
          <table:table-cell table:style-name="ce29"/>
          <table:table-cell table:style-name="ce33" office:value-type="string" calcext:value-type="string">
            <text:p>collection</text:p>
          </table:table-cell>
          <table:table-cell table:style-name="ce35" office:value-type="string" calcext:value-type="string">
            <text:p>struct_id</text:p>
          </table:table-cell>
          <table:table-cell table:style-name="ce37" office:value-type="string" calcext:value-type="string">
            <text:p>UPEC</text:p>
          </table:table-cell>
          <table:table-cell table:style-name="ce37" office:value-type="string" calcext:value-type="string">
            <text:p>UPEM</text:p>
          </table:table-cell>
          <table:table-cell table:style-name="ce37" office:value-type="string" calcext:value-type="string">
            <text:p>ENPC</text:p>
          </table:table-cell>
          <table:table-cell table:style-name="ce37" office:value-type="string" calcext:value-type="string">
            <text:p>Json UPEC</text:p>
          </table:table-cell>
          <table:table-cell table:style-name="ce37" office:value-type="string" calcext:value-type="string">
            <text:p>Json UPEM</text:p>
          </table:table-cell>
          <table:table-cell table:style-name="ce37" office:value-type="string" calcext:value-type="string">
            <text:p>Json ENPC</text:p>
          </table:table-cell>
          <table:table-cell table:style-name="ce37" office:value-type="string" calcext:value-type="string">
            <text:p>Json Total</text:p>
          </table:table-cell>
          <table:table-cell table:number-columns-repeated="1013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4" office:value-type="string" calcext:value-type="string">
            <text:p>ACP</text:p>
          </table:table-cell>
          <table:table-cell table:style-name="ce36" office:value-type="float" office:value="107872" calcext:value-type="float">
            <text:p>107872</text:p>
          </table:table-cell>
          <table:table-cell table:style-name="ce38"/>
          <table:table-cell table:style-name="ce39" office:value-type="float" office:value="1" calcext:value-type="float">
            <text:p>1</text:p>
          </table:table-cell>
          <table:table-cell table:style-name="ce38"/>
          <table:table-cell table:style-name="ce42" table:formula="of:=IF([.D2]=1;CONCATENATE(&quot;{&quot;&quot;name&quot;&quot;:&quot;&quot;&quot;;[.$B2];&quot;&quot;&quot;, &quot;&quot;id&quot;&quot;:&quot;;[.$C2];&quot;}&quot;);&quot;&quot;)">
            <text:p/>
          </table:table-cell>
          <table:table-cell table:style-name="ce42" table:formula="of:=IF([.E2]=1;CONCATENATE(&quot;{&quot;&quot;name&quot;&quot;:&quot;&quot;&quot;;[.$B2];&quot;&quot;&quot;, &quot;&quot;id&quot;&quot;:&quot;;[.$C2];&quot;}&quot;);&quot;&quot;)" office:value-type="string" office:string-value="{&quot;name&quot;:&quot;ACP&quot;, &quot;id&quot;:107872}" calcext:value-type="string">
            <text:p>{"name":"ACP", "id":107872}</text:p>
          </table:table-cell>
          <table:table-cell table:style-name="ce42" table:formula="of:=IF([.F2]=1;CONCATENATE(&quot;{&quot;&quot;name&quot;&quot;:&quot;&quot;&quot;;[.$B2];&quot;&quot;&quot;, &quot;&quot;id&quot;&quot;:&quot;;[.$C2];&quot;}&quot;);&quot;&quot;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4" office:value-type="string" calcext:value-type="string">
            <text:p>ARSSC</text:p>
          </table:table-cell>
          <table:table-cell table:style-name="ce36" office:value-type="float" office:value="215225" calcext:value-type="float">
            <text:p>215225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3]=1;IF([.G2]=&quot;&quot;;CONCATENATE([.G2];&quot;{&quot;&quot;name&quot;&quot;:&quot;&quot;&quot;;[.$B3];&quot;&quot;&quot;, &quot;&quot;id&quot;&quot;:&quot;;[.$C3];&quot;}&quot;);CONCATENATE([.G2];&quot;,{&quot;&quot;name&quot;&quot;:&quot;&quot;&quot;;[.$B3];&quot;&quot;&quot;, &quot;&quot;id&quot;&quot;:&quot;;[.$C3];&quot;}&quot;));CONCATENATE([.G2];&quot;&quot;))" office:value-type="string" office:string-value="{&quot;name&quot;:&quot;ARSSC&quot;, &quot;id&quot;:215225}" calcext:value-type="string">
            <text:p>{"name":"ARSSC", "id":215225}</text:p>
          </table:table-cell>
          <table:table-cell table:style-name="ce43" table:formula="of:=IF([.E3]=1;IF([.H2]=&quot;&quot;;CONCATENATE([.H2];&quot;{&quot;&quot;name&quot;&quot;:&quot;&quot;&quot;;[.$B3];&quot;&quot;&quot;, &quot;&quot;id&quot;&quot;:&quot;;[.$C3];&quot;}&quot;);CONCATENATE([.H2];&quot;,{&quot;&quot;name&quot;&quot;:&quot;&quot;&quot;;[.$B3];&quot;&quot;&quot;, &quot;&quot;id&quot;&quot;:&quot;;[.$C3];&quot;}&quot;));CONCATENATE([.H2];&quot;&quot;))" office:value-type="string" office:string-value="{&quot;name&quot;:&quot;ACP&quot;, &quot;id&quot;:107872}" calcext:value-type="string">
            <text:p>{"name":"ACP", "id":107872}</text:p>
          </table:table-cell>
          <table:table-cell table:style-name="ce43" table:formula="of:=IF([.F3]=1;IF([.I2]=&quot;&quot;;CONCATENATE([.I2];&quot;{&quot;&quot;name&quot;&quot;:&quot;&quot;&quot;;[.$B3];&quot;&quot;&quot;, &quot;&quot;id&quot;&quot;:&quot;;[.$C3];&quot;}&quot;);CONCATENATE([.I2];&quot;,{&quot;&quot;name&quot;&quot;:&quot;&quot;&quot;;[.$B3];&quot;&quot;&quot;, &quot;&quot;id&quot;&quot;:&quot;;[.$C3];&quot;}&quot;));CONCATENATE([.I2];&quot;&quot;)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4" office:value-type="string" calcext:value-type="string">
            <text:p>BCTSVT</text:p>
          </table:table-cell>
          <table:table-cell table:style-name="ce36" office:value-type="float" office:value="215224" calcext:value-type="float">
            <text:p>215224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4]=1;IF([.G3]=&quot;&quot;;CONCATENATE([.G3];&quot;{&quot;&quot;name&quot;&quot;:&quot;&quot;&quot;;[.$B4];&quot;&quot;&quot;, &quot;&quot;id&quot;&quot;:&quot;;[.$C4];&quot;}&quot;);CONCATENATE([.G3];&quot;,{&quot;&quot;name&quot;&quot;:&quot;&quot;&quot;;[.$B4];&quot;&quot;&quot;, &quot;&quot;id&quot;&quot;:&quot;;[.$C4];&quot;}&quot;));CONCATENATE([.G3];&quot;&quot;))" office:value-type="string" office:string-value="{&quot;name&quot;:&quot;ARSSC&quot;, &quot;id&quot;:215225},{&quot;name&quot;:&quot;BCTSVT&quot;, &quot;id&quot;:215224}" calcext:value-type="string">
            <text:p>{"name":"ARSSC", "id":215225},{"name":"BCTSVT", "id":215224}</text:p>
          </table:table-cell>
          <table:table-cell table:style-name="ce43" table:formula="of:=IF([.E4]=1;IF([.H3]=&quot;&quot;;CONCATENATE([.H3];&quot;{&quot;&quot;name&quot;&quot;:&quot;&quot;&quot;;[.$B4];&quot;&quot;&quot;, &quot;&quot;id&quot;&quot;:&quot;;[.$C4];&quot;}&quot;);CONCATENATE([.H3];&quot;,{&quot;&quot;name&quot;&quot;:&quot;&quot;&quot;;[.$B4];&quot;&quot;&quot;, &quot;&quot;id&quot;&quot;:&quot;;[.$C4];&quot;}&quot;));CONCATENATE([.H3];&quot;&quot;))" office:value-type="string" office:string-value="{&quot;name&quot;:&quot;ACP&quot;, &quot;id&quot;:107872}" calcext:value-type="string">
            <text:p>{"name":"ACP", "id":107872}</text:p>
          </table:table-cell>
          <table:table-cell table:style-name="ce43" table:formula="of:=IF([.F4]=1;IF([.I3]=&quot;&quot;;CONCATENATE([.I3];&quot;{&quot;&quot;name&quot;&quot;:&quot;&quot;&quot;;[.$B4];&quot;&quot;&quot;, &quot;&quot;id&quot;&quot;:&quot;;[.$C4];&quot;}&quot;);CONCATENATE([.I3];&quot;,{&quot;&quot;name&quot;&quot;:&quot;&quot;&quot;;[.$B4];&quot;&quot;&quot;, &quot;&quot;id&quot;&quot;:&quot;;[.$C4];&quot;}&quot;));CONCATENATE([.I3];&quot;&quot;)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4" office:value-type="string" calcext:value-type="string">
            <text:p>BIOEMCO</text:p>
          </table:table-cell>
          <table:table-cell table:style-name="ce36" office:value-type="float" office:value="31573" calcext:value-type="float">
            <text:p>31573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5]=1;IF([.G4]=&quot;&quot;;CONCATENATE([.G4];&quot;{&quot;&quot;name&quot;&quot;:&quot;&quot;&quot;;[.$B5];&quot;&quot;&quot;, &quot;&quot;id&quot;&quot;:&quot;;[.$C5];&quot;}&quot;);CONCATENATE([.G4];&quot;,{&quot;&quot;name&quot;&quot;:&quot;&quot;&quot;;[.$B5];&quot;&quot;&quot;, &quot;&quot;id&quot;&quot;:&quot;;[.$C5];&quot;}&quot;));CONCATENATE([.G4];&quot;&quot;))" office:value-type="string" office:string-value="{&quot;name&quot;:&quot;ARSSC&quot;, &quot;id&quot;:215225},{&quot;name&quot;:&quot;BCTSVT&quot;, &quot;id&quot;:215224},{&quot;name&quot;:&quot;BIOEMCO&quot;, &quot;id&quot;:31573}" calcext:value-type="string">
            <text:p>{"name":"ARSSC", "id":215225},{"name":"BCTSVT", "id":215224},{"name":"BIOEMCO", "id":31573}</text:p>
          </table:table-cell>
          <table:table-cell table:style-name="ce43" table:formula="of:=IF([.E5]=1;IF([.H4]=&quot;&quot;;CONCATENATE([.H4];&quot;{&quot;&quot;name&quot;&quot;:&quot;&quot;&quot;;[.$B5];&quot;&quot;&quot;, &quot;&quot;id&quot;&quot;:&quot;;[.$C5];&quot;}&quot;);CONCATENATE([.H4];&quot;,{&quot;&quot;name&quot;&quot;:&quot;&quot;&quot;;[.$B5];&quot;&quot;&quot;, &quot;&quot;id&quot;&quot;:&quot;;[.$C5];&quot;}&quot;));CONCATENATE([.H4];&quot;&quot;))" office:value-type="string" office:string-value="{&quot;name&quot;:&quot;ACP&quot;, &quot;id&quot;:107872}" calcext:value-type="string">
            <text:p>{"name":"ACP", "id":107872}</text:p>
          </table:table-cell>
          <table:table-cell table:style-name="ce43" table:formula="of:=IF([.F5]=1;IF([.I4]=&quot;&quot;;CONCATENATE([.I4];&quot;{&quot;&quot;name&quot;&quot;:&quot;&quot;&quot;;[.$B5];&quot;&quot;&quot;, &quot;&quot;id&quot;&quot;:&quot;;[.$C5];&quot;}&quot;);CONCATENATE([.I4];&quot;,{&quot;&quot;name&quot;&quot;:&quot;&quot;&quot;;[.$B5];&quot;&quot;&quot;, &quot;&quot;id&quot;&quot;:&quot;;[.$C5];&quot;}&quot;));CONCATENATE([.I4];&quot;&quot;)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4" office:value-type="string" calcext:value-type="string">
            <text:p>BIPAR</text:p>
          </table:table-cell>
          <table:table-cell table:style-name="ce36" office:value-type="float" office:value="37860" calcext:value-type="float">
            <text:p>37860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6]=1;IF([.G5]=&quot;&quot;;CONCATENATE([.G5];&quot;{&quot;&quot;name&quot;&quot;:&quot;&quot;&quot;;[.$B6];&quot;&quot;&quot;, &quot;&quot;id&quot;&quot;:&quot;;[.$C6];&quot;}&quot;);CONCATENATE([.G5];&quot;,{&quot;&quot;name&quot;&quot;:&quot;&quot;&quot;;[.$B6];&quot;&quot;&quot;, &quot;&quot;id&quot;&quot;:&quot;;[.$C6];&quot;}&quot;));CONCATENATE([.G5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" calcext:value-type="string">
            <text:p>{"name":"ARSSC", "id":215225},{"name":"BCTSVT", "id":215224},{"name":"BIOEMCO", "id":31573},{"name":"BIPAR", "id":37860}</text:p>
          </table:table-cell>
          <table:table-cell table:style-name="ce43" table:formula="of:=IF([.E6]=1;IF([.H5]=&quot;&quot;;CONCATENATE([.H5];&quot;{&quot;&quot;name&quot;&quot;:&quot;&quot;&quot;;[.$B6];&quot;&quot;&quot;, &quot;&quot;id&quot;&quot;:&quot;;[.$C6];&quot;}&quot;);CONCATENATE([.H5];&quot;,{&quot;&quot;name&quot;&quot;:&quot;&quot;&quot;;[.$B6];&quot;&quot;&quot;, &quot;&quot;id&quot;&quot;:&quot;;[.$C6];&quot;}&quot;));CONCATENATE([.H5];&quot;&quot;))" office:value-type="string" office:string-value="{&quot;name&quot;:&quot;ACP&quot;, &quot;id&quot;:107872}" calcext:value-type="string">
            <text:p>{"name":"ACP", "id":107872}</text:p>
          </table:table-cell>
          <table:table-cell table:style-name="ce43" table:formula="of:=IF([.F6]=1;IF([.I5]=&quot;&quot;;CONCATENATE([.I5];&quot;{&quot;&quot;name&quot;&quot;:&quot;&quot;&quot;;[.$B6];&quot;&quot;&quot;, &quot;&quot;id&quot;&quot;:&quot;;[.$C6];&quot;}&quot;);CONCATENATE([.I5];&quot;,{&quot;&quot;name&quot;&quot;:&quot;&quot;&quot;;[.$B6];&quot;&quot;&quot;, &quot;&quot;id&quot;&quot;:&quot;;[.$C6];&quot;}&quot;));CONCATENATE([.I5];&quot;&quot;)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4" office:value-type="string" calcext:value-type="string">
            <text:p>CBTIERT</text:p>
          </table:table-cell>
          <table:table-cell table:style-name="ce36" office:value-type="float" office:value="203534" calcext:value-type="float">
            <text:p>203534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7]=1;IF([.G6]=&quot;&quot;;CONCATENATE([.G6];&quot;{&quot;&quot;name&quot;&quot;:&quot;&quot;&quot;;[.$B7];&quot;&quot;&quot;, &quot;&quot;id&quot;&quot;:&quot;;[.$C7];&quot;}&quot;);CONCATENATE([.G6];&quot;,{&quot;&quot;name&quot;&quot;:&quot;&quot;&quot;;[.$B7];&quot;&quot;&quot;, &quot;&quot;id&quot;&quot;:&quot;;[.$C7];&quot;}&quot;));CONCATENATE([.G6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" calcext:value-type="string">
            <text:p>{"name":"ARSSC", "id":215225},{"name":"BCTSVT", "id":215224},{"name":"BIOEMCO", "id":31573},{"name":"BIPAR", "id":37860},{"name":"CBTIERT", "id":203534}</text:p>
          </table:table-cell>
          <table:table-cell table:style-name="ce43" table:formula="of:=IF([.E7]=1;IF([.H6]=&quot;&quot;;CONCATENATE([.H6];&quot;{&quot;&quot;name&quot;&quot;:&quot;&quot;&quot;;[.$B7];&quot;&quot;&quot;, &quot;&quot;id&quot;&quot;:&quot;;[.$C7];&quot;}&quot;);CONCATENATE([.H6];&quot;,{&quot;&quot;name&quot;&quot;:&quot;&quot;&quot;;[.$B7];&quot;&quot;&quot;, &quot;&quot;id&quot;&quot;:&quot;;[.$C7];&quot;}&quot;));CONCATENATE([.H6];&quot;&quot;))" office:value-type="string" office:string-value="{&quot;name&quot;:&quot;ACP&quot;, &quot;id&quot;:107872}" calcext:value-type="string">
            <text:p>{"name":"ACP", "id":107872}</text:p>
          </table:table-cell>
          <table:table-cell table:style-name="ce43" table:formula="of:=IF([.F7]=1;IF([.I6]=&quot;&quot;;CONCATENATE([.I6];&quot;{&quot;&quot;name&quot;&quot;:&quot;&quot;&quot;;[.$B7];&quot;&quot;&quot;, &quot;&quot;id&quot;&quot;:&quot;;[.$C7];&quot;}&quot;);CONCATENATE([.I6];&quot;,{&quot;&quot;name&quot;&quot;:&quot;&quot;&quot;;[.$B7];&quot;&quot;&quot;, &quot;&quot;id&quot;&quot;:&quot;;[.$C7];&quot;}&quot;));CONCATENATE([.I6];&quot;&quot;)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4" office:value-type="string" calcext:value-type="string">
            <text:p>CEDITEC</text:p>
          </table:table-cell>
          <table:table-cell table:style-name="ce36" office:value-type="float" office:value="36651" calcext:value-type="float">
            <text:p>36651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8]=1;IF([.G7]=&quot;&quot;;CONCATENATE([.G7];&quot;{&quot;&quot;name&quot;&quot;:&quot;&quot;&quot;;[.$B8];&quot;&quot;&quot;, &quot;&quot;id&quot;&quot;:&quot;;[.$C8];&quot;}&quot;);CONCATENATE([.G7];&quot;,{&quot;&quot;name&quot;&quot;:&quot;&quot;&quot;;[.$B8];&quot;&quot;&quot;, &quot;&quot;id&quot;&quot;:&quot;;[.$C8];&quot;}&quot;));CONCATENATE([.G7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" calcext:value-type="string">
            <text:p>{"name":"ARSSC", "id":215225},{"name":"BCTSVT", "id":215224},{"name":"BIOEMCO", "id":31573},{"name":"BIPAR", "id":37860},{"name":"CBTIERT", "id":203534},{"name":"CEDITEC", "id":36651}</text:p>
          </table:table-cell>
          <table:table-cell table:style-name="ce43" table:formula="of:=IF([.E8]=1;IF([.H7]=&quot;&quot;;CONCATENATE([.H7];&quot;{&quot;&quot;name&quot;&quot;:&quot;&quot;&quot;;[.$B8];&quot;&quot;&quot;, &quot;&quot;id&quot;&quot;:&quot;;[.$C8];&quot;}&quot;);CONCATENATE([.H7];&quot;,{&quot;&quot;name&quot;&quot;:&quot;&quot;&quot;;[.$B8];&quot;&quot;&quot;, &quot;&quot;id&quot;&quot;:&quot;;[.$C8];&quot;}&quot;));CONCATENATE([.H7];&quot;&quot;))" office:value-type="string" office:string-value="{&quot;name&quot;:&quot;ACP&quot;, &quot;id&quot;:107872}" calcext:value-type="string">
            <text:p>{"name":"ACP", "id":107872}</text:p>
          </table:table-cell>
          <table:table-cell table:style-name="ce43" table:formula="of:=IF([.F8]=1;IF([.I7]=&quot;&quot;;CONCATENATE([.I7];&quot;{&quot;&quot;name&quot;&quot;:&quot;&quot;&quot;;[.$B8];&quot;&quot;&quot;, &quot;&quot;id&quot;&quot;:&quot;;[.$C8];&quot;}&quot;);CONCATENATE([.I7];&quot;,{&quot;&quot;name&quot;&quot;:&quot;&quot;&quot;;[.$B8];&quot;&quot;&quot;, &quot;&quot;id&quot;&quot;:&quot;;[.$C8];&quot;}&quot;));CONCATENATE([.I7];&quot;&quot;)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4" office:value-type="string" calcext:value-type="string">
            <text:p>CERTES</text:p>
          </table:table-cell>
          <table:table-cell table:style-name="ce36" office:value-type="float" office:value="25533" calcext:value-type="float">
            <text:p>25533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9]=1;IF([.G8]=&quot;&quot;;CONCATENATE([.G8];&quot;{&quot;&quot;name&quot;&quot;:&quot;&quot;&quot;;[.$B9];&quot;&quot;&quot;, &quot;&quot;id&quot;&quot;:&quot;;[.$C9];&quot;}&quot;);CONCATENATE([.G8];&quot;,{&quot;&quot;name&quot;&quot;:&quot;&quot;&quot;;[.$B9];&quot;&quot;&quot;, &quot;&quot;id&quot;&quot;:&quot;;[.$C9];&quot;}&quot;));CONCATENATE([.G8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" calcext:value-type="string">
            <text:p>{"name":"ARSSC", "id":215225},{"name":"BCTSVT", "id":215224},{"name":"BIOEMCO", "id":31573},{"name":"BIPAR", "id":37860},{"name":"CBTIERT", "id":203534},{"name":"CEDITEC", "id":36651},{"name":"CERTES", "id":25533}</text:p>
          </table:table-cell>
          <table:table-cell table:style-name="ce43" table:formula="of:=IF([.E9]=1;IF([.H8]=&quot;&quot;;CONCATENATE([.H8];&quot;{&quot;&quot;name&quot;&quot;:&quot;&quot;&quot;;[.$B9];&quot;&quot;&quot;, &quot;&quot;id&quot;&quot;:&quot;;[.$C9];&quot;}&quot;);CONCATENATE([.H8];&quot;,{&quot;&quot;name&quot;&quot;:&quot;&quot;&quot;;[.$B9];&quot;&quot;&quot;, &quot;&quot;id&quot;&quot;:&quot;;[.$C9];&quot;}&quot;));CONCATENATE([.H8];&quot;&quot;))" office:value-type="string" office:string-value="{&quot;name&quot;:&quot;ACP&quot;, &quot;id&quot;:107872}" calcext:value-type="string">
            <text:p>{"name":"ACP", "id":107872}</text:p>
          </table:table-cell>
          <table:table-cell table:style-name="ce43" table:formula="of:=IF([.F9]=1;IF([.I8]=&quot;&quot;;CONCATENATE([.I8];&quot;{&quot;&quot;name&quot;&quot;:&quot;&quot;&quot;;[.$B9];&quot;&quot;&quot;, &quot;&quot;id&quot;&quot;:&quot;;[.$C9];&quot;}&quot;);CONCATENATE([.I8];&quot;,{&quot;&quot;name&quot;&quot;:&quot;&quot;&quot;;[.$B9];&quot;&quot;&quot;, &quot;&quot;id&quot;&quot;:&quot;;[.$C9];&quot;}&quot;));CONCATENATE([.I8];&quot;&quot;)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4" office:value-type="string" calcext:value-type="string">
            <text:p>CIRCEFT</text:p>
          </table:table-cell>
          <table:table-cell table:style-name="ce36" office:value-type="float" office:value="106111" calcext:value-type="float">
            <text:p>106111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10]=1;IF([.G9]=&quot;&quot;;CONCATENATE([.G9];&quot;{&quot;&quot;name&quot;&quot;:&quot;&quot;&quot;;[.$B10];&quot;&quot;&quot;, &quot;&quot;id&quot;&quot;:&quot;;[.$C10];&quot;}&quot;);CONCATENATE([.G9];&quot;,{&quot;&quot;name&quot;&quot;:&quot;&quot;&quot;;[.$B10];&quot;&quot;&quot;, &quot;&quot;id&quot;&quot;:&quot;;[.$C10];&quot;}&quot;));CONCATENATE([.G9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</text:p>
          </table:table-cell>
          <table:table-cell table:style-name="ce43" table:formula="of:=IF([.E10]=1;IF([.H9]=&quot;&quot;;CONCATENATE([.H9];&quot;{&quot;&quot;name&quot;&quot;:&quot;&quot;&quot;;[.$B10];&quot;&quot;&quot;, &quot;&quot;id&quot;&quot;:&quot;;[.$C10];&quot;}&quot;);CONCATENATE([.H9];&quot;,{&quot;&quot;name&quot;&quot;:&quot;&quot;&quot;;[.$B10];&quot;&quot;&quot;, &quot;&quot;id&quot;&quot;:&quot;;[.$C10];&quot;}&quot;));CONCATENATE([.H9];&quot;&quot;))" office:value-type="string" office:string-value="{&quot;name&quot;:&quot;ACP&quot;, &quot;id&quot;:107872}" calcext:value-type="string">
            <text:p>{"name":"ACP", "id":107872}</text:p>
          </table:table-cell>
          <table:table-cell table:style-name="ce43" table:formula="of:=IF([.F10]=1;IF([.I9]=&quot;&quot;;CONCATENATE([.I9];&quot;{&quot;&quot;name&quot;&quot;:&quot;&quot;&quot;;[.$B10];&quot;&quot;&quot;, &quot;&quot;id&quot;&quot;:&quot;;[.$C10];&quot;}&quot;);CONCATENATE([.I9];&quot;,{&quot;&quot;name&quot;&quot;:&quot;&quot;&quot;;[.$B10];&quot;&quot;&quot;, &quot;&quot;id&quot;&quot;:&quot;;[.$C10];&quot;}&quot;));CONCATENATE([.I9];&quot;&quot;)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4" office:value-type="string" calcext:value-type="string">
            <text:p>CRHEC</text:p>
          </table:table-cell>
          <table:table-cell table:style-name="ce36" office:value-type="float" office:value="105443" calcext:value-type="float">
            <text:p>105443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11]=1;IF([.G10]=&quot;&quot;;CONCATENATE([.G10];&quot;{&quot;&quot;name&quot;&quot;:&quot;&quot;&quot;;[.$B11];&quot;&quot;&quot;, &quot;&quot;id&quot;&quot;:&quot;;[.$C11];&quot;}&quot;);CONCATENATE([.G10];&quot;,{&quot;&quot;name&quot;&quot;:&quot;&quot;&quot;;[.$B11];&quot;&quot;&quot;, &quot;&quot;id&quot;&quot;:&quot;;[.$C11];&quot;}&quot;));CONCATENATE([.G10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</text:p>
          </table:table-cell>
          <table:table-cell table:style-name="ce43" table:formula="of:=IF([.E11]=1;IF([.H10]=&quot;&quot;;CONCATENATE([.H10];&quot;{&quot;&quot;name&quot;&quot;:&quot;&quot;&quot;;[.$B11];&quot;&quot;&quot;, &quot;&quot;id&quot;&quot;:&quot;;[.$C11];&quot;}&quot;);CONCATENATE([.H10];&quot;,{&quot;&quot;name&quot;&quot;:&quot;&quot;&quot;;[.$B11];&quot;&quot;&quot;, &quot;&quot;id&quot;&quot;:&quot;;[.$C11];&quot;}&quot;));CONCATENATE([.H10];&quot;&quot;))" office:value-type="string" office:string-value="{&quot;name&quot;:&quot;ACP&quot;, &quot;id&quot;:107872}" calcext:value-type="string">
            <text:p>{"name":"ACP", "id":107872}</text:p>
          </table:table-cell>
          <table:table-cell table:style-name="ce43" table:formula="of:=IF([.F11]=1;IF([.I10]=&quot;&quot;;CONCATENATE([.I10];&quot;{&quot;&quot;name&quot;&quot;:&quot;&quot;&quot;;[.$B11];&quot;&quot;&quot;, &quot;&quot;id&quot;&quot;:&quot;;[.$C11];&quot;}&quot;);CONCATENATE([.I10];&quot;,{&quot;&quot;name&quot;&quot;:&quot;&quot;&quot;;[.$B11];&quot;&quot;&quot;, &quot;&quot;id&quot;&quot;:&quot;;[.$C11];&quot;}&quot;));CONCATENATE([.I10];&quot;&quot;)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4" office:value-type="string" calcext:value-type="string">
            <text:p>CRRET</text:p>
          </table:table-cell>
          <table:table-cell table:style-name="ce36" office:value-type="float" office:value="190965" calcext:value-type="float">
            <text:p>190965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12]=1;IF([.G11]=&quot;&quot;;CONCATENATE([.G11];&quot;{&quot;&quot;name&quot;&quot;:&quot;&quot;&quot;;[.$B12];&quot;&quot;&quot;, &quot;&quot;id&quot;&quot;:&quot;;[.$C12];&quot;}&quot;);CONCATENATE([.G11];&quot;,{&quot;&quot;name&quot;&quot;:&quot;&quot;&quot;;[.$B12];&quot;&quot;&quot;, &quot;&quot;id&quot;&quot;:&quot;;[.$C12];&quot;}&quot;));CONCATENATE([.G11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</text:p>
          </table:table-cell>
          <table:table-cell table:style-name="ce43" table:formula="of:=IF([.E12]=1;IF([.H11]=&quot;&quot;;CONCATENATE([.H11];&quot;{&quot;&quot;name&quot;&quot;:&quot;&quot;&quot;;[.$B12];&quot;&quot;&quot;, &quot;&quot;id&quot;&quot;:&quot;;[.$C12];&quot;}&quot;);CONCATENATE([.H11];&quot;,{&quot;&quot;name&quot;&quot;:&quot;&quot;&quot;;[.$B12];&quot;&quot;&quot;, &quot;&quot;id&quot;&quot;:&quot;;[.$C12];&quot;}&quot;));CONCATENATE([.H11];&quot;&quot;))" office:value-type="string" office:string-value="{&quot;name&quot;:&quot;ACP&quot;, &quot;id&quot;:107872}" calcext:value-type="string">
            <text:p>{"name":"ACP", "id":107872}</text:p>
          </table:table-cell>
          <table:table-cell table:style-name="ce43" table:formula="of:=IF([.F12]=1;IF([.I11]=&quot;&quot;;CONCATENATE([.I11];&quot;{&quot;&quot;name&quot;&quot;:&quot;&quot;&quot;;[.$B12];&quot;&quot;&quot;, &quot;&quot;id&quot;&quot;:&quot;;[.$C12];&quot;}&quot;);CONCATENATE([.I11];&quot;,{&quot;&quot;name&quot;&quot;:&quot;&quot;&quot;;[.$B12];&quot;&quot;&quot;, &quot;&quot;id&quot;&quot;:&quot;;[.$C12];&quot;}&quot;));CONCATENATE([.I11];&quot;&quot;)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4" office:value-type="string" calcext:value-type="string">
            <text:p>DICEN-IDF</text:p>
          </table:table-cell>
          <table:table-cell table:style-name="ce36" office:value-type="float" office:value="107272" calcext:value-type="float">
            <text:p>107272</text:p>
          </table:table-cell>
          <table:table-cell table:style-name="ce38" table:number-columns-repeated="3"/>
          <table:table-cell table:style-name="ce43" table:formula="of:=IF([.D13]=1;IF([.G12]=&quot;&quot;;CONCATENATE([.G12];&quot;{&quot;&quot;name&quot;&quot;:&quot;&quot;&quot;;[.$B13];&quot;&quot;&quot;, &quot;&quot;id&quot;&quot;:&quot;;[.$C13];&quot;}&quot;);CONCATENATE([.G12];&quot;,{&quot;&quot;name&quot;&quot;:&quot;&quot;&quot;;[.$B13];&quot;&quot;&quot;, &quot;&quot;id&quot;&quot;:&quot;;[.$C13];&quot;}&quot;));CONCATENATE([.G12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</text:p>
          </table:table-cell>
          <table:table-cell table:style-name="ce43" table:formula="of:=IF([.E13]=1;IF([.H12]=&quot;&quot;;CONCATENATE([.H12];&quot;{&quot;&quot;name&quot;&quot;:&quot;&quot;&quot;;[.$B13];&quot;&quot;&quot;, &quot;&quot;id&quot;&quot;:&quot;;[.$C13];&quot;}&quot;);CONCATENATE([.H12];&quot;,{&quot;&quot;name&quot;&quot;:&quot;&quot;&quot;;[.$B13];&quot;&quot;&quot;, &quot;&quot;id&quot;&quot;:&quot;;[.$C13];&quot;}&quot;));CONCATENATE([.H12];&quot;&quot;))" office:value-type="string" office:string-value="{&quot;name&quot;:&quot;ACP&quot;, &quot;id&quot;:107872}" calcext:value-type="string">
            <text:p>{"name":"ACP", "id":107872}</text:p>
          </table:table-cell>
          <table:table-cell table:style-name="ce43" table:formula="of:=IF([.F13]=1;IF([.I12]=&quot;&quot;;CONCATENATE([.I12];&quot;{&quot;&quot;name&quot;&quot;:&quot;&quot;&quot;;[.$B13];&quot;&quot;&quot;, &quot;&quot;id&quot;&quot;:&quot;;[.$C13];&quot;}&quot;);CONCATENATE([.I12];&quot;,{&quot;&quot;name&quot;&quot;:&quot;&quot;&quot;;[.$B13];&quot;&quot;&quot;, &quot;&quot;id&quot;&quot;:&quot;;[.$C13];&quot;}&quot;));CONCATENATE([.I12];&quot;&quot;)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4" office:value-type="string" calcext:value-type="string">
            <text:p>EEP</text:p>
          </table:table-cell>
          <table:table-cell table:style-name="ce36" office:value-type="float" office:value="105483" calcext:value-type="float">
            <text:p>105483</text:p>
          </table:table-cell>
          <table:table-cell table:style-name="ce38"/>
          <table:table-cell table:style-name="ce39" office:value-type="float" office:value="1" calcext:value-type="float">
            <text:p>1</text:p>
          </table:table-cell>
          <table:table-cell table:style-name="ce38"/>
          <table:table-cell table:style-name="ce43" table:formula="of:=IF([.D14]=1;IF([.G13]=&quot;&quot;;CONCATENATE([.G13];&quot;{&quot;&quot;name&quot;&quot;:&quot;&quot;&quot;;[.$B14];&quot;&quot;&quot;, &quot;&quot;id&quot;&quot;:&quot;;[.$C14];&quot;}&quot;);CONCATENATE([.G13];&quot;,{&quot;&quot;name&quot;&quot;:&quot;&quot;&quot;;[.$B14];&quot;&quot;&quot;, &quot;&quot;id&quot;&quot;:&quot;;[.$C14];&quot;}&quot;));CONCATENATE([.G13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</text:p>
          </table:table-cell>
          <table:table-cell table:style-name="ce43" table:formula="of:=IF([.E14]=1;IF([.H13]=&quot;&quot;;CONCATENATE([.H13];&quot;{&quot;&quot;name&quot;&quot;:&quot;&quot;&quot;;[.$B14];&quot;&quot;&quot;, &quot;&quot;id&quot;&quot;:&quot;;[.$C14];&quot;}&quot;);CONCATENATE([.H13];&quot;,{&quot;&quot;name&quot;&quot;:&quot;&quot;&quot;;[.$B14];&quot;&quot;&quot;, &quot;&quot;id&quot;&quot;:&quot;;[.$C14];&quot;}&quot;));CONCATENATE([.H13];&quot;&quot;))" office:value-type="string" office:string-value="{&quot;name&quot;:&quot;ACP&quot;, &quot;id&quot;:107872},{&quot;name&quot;:&quot;EEP&quot;, &quot;id&quot;:105483}" calcext:value-type="string">
            <text:p>{"name":"ACP", "id":107872},{"name":"EEP", "id":105483}</text:p>
          </table:table-cell>
          <table:table-cell table:style-name="ce43" table:formula="of:=IF([.F14]=1;IF([.I13]=&quot;&quot;;CONCATENATE([.I13];&quot;{&quot;&quot;name&quot;&quot;:&quot;&quot;&quot;;[.$B14];&quot;&quot;&quot;, &quot;&quot;id&quot;&quot;:&quot;;[.$C14];&quot;}&quot;);CONCATENATE([.I13];&quot;,{&quot;&quot;name&quot;&quot;:&quot;&quot;&quot;;[.$B14];&quot;&quot;&quot;, &quot;&quot;id&quot;&quot;:&quot;;[.$C14];&quot;}&quot;));CONCATENATE([.I13];&quot;&quot;))">
            <text:p/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4" office:value-type="string" calcext:value-type="string">
            <text:p>ENPC-LEESU</text:p>
          </table:table-cell>
          <table:table-cell table:style-name="ce36" office:value-type="float" office:value="155441" calcext:value-type="float">
            <text:p>155441</text:p>
          </table:table-cell>
          <table:table-cell table:style-name="ce39" office:value-type="float" office:value="1" calcext:value-type="float">
            <text:p>1</text:p>
          </table:table-cell>
          <table:table-cell table:style-name="ce38"/>
          <table:table-cell table:style-name="ce39" office:value-type="float" office:value="1" calcext:value-type="float">
            <text:p>1</text:p>
          </table:table-cell>
          <table:table-cell table:style-name="ce43" table:formula="of:=IF([.D15]=1;IF([.G14]=&quot;&quot;;CONCATENATE([.G14];&quot;{&quot;&quot;name&quot;&quot;:&quot;&quot;&quot;;[.$B15];&quot;&quot;&quot;, &quot;&quot;id&quot;&quot;:&quot;;[.$C15];&quot;}&quot;);CONCATENATE([.G14];&quot;,{&quot;&quot;name&quot;&quot;:&quot;&quot;&quot;;[.$B15];&quot;&quot;&quot;, &quot;&quot;id&quot;&quot;:&quot;;[.$C15];&quot;}&quot;));CONCATENATE([.G14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</text:p>
          </table:table-cell>
          <table:table-cell table:style-name="ce43" table:formula="of:=IF([.E15]=1;IF([.H14]=&quot;&quot;;CONCATENATE([.H14];&quot;{&quot;&quot;name&quot;&quot;:&quot;&quot;&quot;;[.$B15];&quot;&quot;&quot;, &quot;&quot;id&quot;&quot;:&quot;;[.$C15];&quot;}&quot;);CONCATENATE([.H14];&quot;,{&quot;&quot;name&quot;&quot;:&quot;&quot;&quot;;[.$B15];&quot;&quot;&quot;, &quot;&quot;id&quot;&quot;:&quot;;[.$C15];&quot;}&quot;));CONCATENATE([.H14];&quot;&quot;))" office:value-type="string" office:string-value="{&quot;name&quot;:&quot;ACP&quot;, &quot;id&quot;:107872},{&quot;name&quot;:&quot;EEP&quot;, &quot;id&quot;:105483}" calcext:value-type="string">
            <text:p>{"name":"ACP", "id":107872},{"name":"EEP", "id":105483}</text:p>
          </table:table-cell>
          <table:table-cell table:style-name="ce43" table:formula="of:=IF([.F15]=1;IF([.I14]=&quot;&quot;;CONCATENATE([.I14];&quot;{&quot;&quot;name&quot;&quot;:&quot;&quot;&quot;;[.$B15];&quot;&quot;&quot;, &quot;&quot;id&quot;&quot;:&quot;;[.$C15];&quot;}&quot;);CONCATENATE([.I14];&quot;,{&quot;&quot;name&quot;&quot;:&quot;&quot;&quot;;[.$B15];&quot;&quot;&quot;, &quot;&quot;id&quot;&quot;:&quot;;[.$C15];&quot;}&quot;));CONCATENATE([.I14];&quot;&quot;))" office:value-type="string" office:string-value="{&quot;name&quot;:&quot;ENPC-LEESU&quot;, &quot;id&quot;:155441}" calcext:value-type="string">
            <text:p>{"name":"ENPC-LEESU", "id":155441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4" office:value-type="string" calcext:value-type="string">
            <text:p>ENPC-LVMT</text:p>
          </table:table-cell>
          <table:table-cell table:style-name="ce36" office:value-type="float" office:value="222115" calcext:value-type="float">
            <text:p>222115</text:p>
          </table:table-cell>
          <table:table-cell table:style-name="ce38"/>
          <table:table-cell table:number-columns-repeated="2" table:style-name="ce39" office:value-type="float" office:value="1" calcext:value-type="float">
            <text:p>1</text:p>
          </table:table-cell>
          <table:table-cell table:style-name="ce43" table:formula="of:=IF([.D16]=1;IF([.G15]=&quot;&quot;;CONCATENATE([.G15];&quot;{&quot;&quot;name&quot;&quot;:&quot;&quot;&quot;;[.$B16];&quot;&quot;&quot;, &quot;&quot;id&quot;&quot;:&quot;;[.$C16];&quot;}&quot;);CONCATENATE([.G15];&quot;,{&quot;&quot;name&quot;&quot;:&quot;&quot;&quot;;[.$B16];&quot;&quot;&quot;, &quot;&quot;id&quot;&quot;:&quot;;[.$C16];&quot;}&quot;));CONCATENATE([.G15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</text:p>
          </table:table-cell>
          <table:table-cell table:style-name="ce43" table:formula="of:=IF([.E16]=1;IF([.H15]=&quot;&quot;;CONCATENATE([.H15];&quot;{&quot;&quot;name&quot;&quot;:&quot;&quot;&quot;;[.$B16];&quot;&quot;&quot;, &quot;&quot;id&quot;&quot;:&quot;;[.$C16];&quot;}&quot;);CONCATENATE([.H15];&quot;,{&quot;&quot;name&quot;&quot;:&quot;&quot;&quot;;[.$B16];&quot;&quot;&quot;, &quot;&quot;id&quot;&quot;:&quot;;[.$C16];&quot;}&quot;));CONCATENATE([.H15];&quot;&quot;))" office:value-type="string" office:string-value="{&quot;name&quot;:&quot;ACP&quot;, &quot;id&quot;:107872},{&quot;name&quot;:&quot;EEP&quot;, &quot;id&quot;:105483},{&quot;name&quot;:&quot;ENPC-LVMT&quot;, &quot;id&quot;:222115}" calcext:value-type="string">
            <text:p>{"name":"ACP", "id":107872},{"name":"EEP", "id":105483},{"name":"ENPC-LVMT", "id":222115}</text:p>
          </table:table-cell>
          <table:table-cell table:style-name="ce43" table:formula="of:=IF([.F16]=1;IF([.I15]=&quot;&quot;;CONCATENATE([.I15];&quot;{&quot;&quot;name&quot;&quot;:&quot;&quot;&quot;;[.$B16];&quot;&quot;&quot;, &quot;&quot;id&quot;&quot;:&quot;;[.$C16];&quot;}&quot;);CONCATENATE([.I15];&quot;,{&quot;&quot;name&quot;&quot;:&quot;&quot;&quot;;[.$B16];&quot;&quot;&quot;, &quot;&quot;id&quot;&quot;:&quot;;[.$C16];&quot;}&quot;));CONCATENATE([.I15];&quot;&quot;))" office:value-type="string" office:string-value="{&quot;name&quot;:&quot;ENPC-LEESU&quot;, &quot;id&quot;:155441},{&quot;name&quot;:&quot;ENPC-LVMT&quot;, &quot;id&quot;:222115}" calcext:value-type="string">
            <text:p>{"name":"ENPC-LEESU", "id":155441},{"name":"ENPC-LVMT", "id":222115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4" office:value-type="string" calcext:value-type="string">
            <text:p>ENT</text:p>
          </table:table-cell>
          <table:table-cell table:style-name="ce36" office:value-type="float" office:value="163599" calcext:value-type="float">
            <text:p>163599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17]=1;IF([.G16]=&quot;&quot;;CONCATENATE([.G16];&quot;{&quot;&quot;name&quot;&quot;:&quot;&quot;&quot;;[.$B17];&quot;&quot;&quot;, &quot;&quot;id&quot;&quot;:&quot;;[.$C17];&quot;}&quot;);CONCATENATE([.G16];&quot;,{&quot;&quot;name&quot;&quot;:&quot;&quot;&quot;;[.$B17];&quot;&quot;&quot;, &quot;&quot;id&quot;&quot;:&quot;;[.$C17];&quot;}&quot;));CONCATENATE([.G16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</text:p>
          </table:table-cell>
          <table:table-cell table:style-name="ce43" table:formula="of:=IF([.E17]=1;IF([.H16]=&quot;&quot;;CONCATENATE([.H16];&quot;{&quot;&quot;name&quot;&quot;:&quot;&quot;&quot;;[.$B17];&quot;&quot;&quot;, &quot;&quot;id&quot;&quot;:&quot;;[.$C17];&quot;}&quot;);CONCATENATE([.H16];&quot;,{&quot;&quot;name&quot;&quot;:&quot;&quot;&quot;;[.$B17];&quot;&quot;&quot;, &quot;&quot;id&quot;&quot;:&quot;;[.$C17];&quot;}&quot;));CONCATENATE([.H16];&quot;&quot;))" office:value-type="string" office:string-value="{&quot;name&quot;:&quot;ACP&quot;, &quot;id&quot;:107872},{&quot;name&quot;:&quot;EEP&quot;, &quot;id&quot;:105483},{&quot;name&quot;:&quot;ENPC-LVMT&quot;, &quot;id&quot;:222115}" calcext:value-type="string">
            <text:p>{"name":"ACP", "id":107872},{"name":"EEP", "id":105483},{"name":"ENPC-LVMT", "id":222115}</text:p>
          </table:table-cell>
          <table:table-cell table:style-name="ce43" table:formula="of:=IF([.F17]=1;IF([.I16]=&quot;&quot;;CONCATENATE([.I16];&quot;{&quot;&quot;name&quot;&quot;:&quot;&quot;&quot;;[.$B17];&quot;&quot;&quot;, &quot;&quot;id&quot;&quot;:&quot;;[.$C17];&quot;}&quot;);CONCATENATE([.I16];&quot;,{&quot;&quot;name&quot;&quot;:&quot;&quot;&quot;;[.$B17];&quot;&quot;&quot;, &quot;&quot;id&quot;&quot;:&quot;;[.$C17];&quot;}&quot;));CONCATENATE([.I16];&quot;&quot;))" office:value-type="string" office:string-value="{&quot;name&quot;:&quot;ENPC-LEESU&quot;, &quot;id&quot;:155441},{&quot;name&quot;:&quot;ENPC-LVMT&quot;, &quot;id&quot;:222115}" calcext:value-type="string">
            <text:p>{"name":"ENPC-LEESU", "id":155441},{"name":"ENPC-LVMT", "id":222115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4" office:value-type="string" calcext:value-type="string">
            <text:p>ERUDITE</text:p>
          </table:table-cell>
          <table:table-cell table:style-name="ce36" office:value-type="float" office:value="74242" calcext:value-type="float">
            <text:p>7424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8"/>
          <table:table-cell table:style-name="ce43" table:formula="of:=IF([.D18]=1;IF([.G17]=&quot;&quot;;CONCATENATE([.G17];&quot;{&quot;&quot;name&quot;&quot;:&quot;&quot;&quot;;[.$B18];&quot;&quot;&quot;, &quot;&quot;id&quot;&quot;:&quot;;[.$C18];&quot;}&quot;);CONCATENATE([.G17];&quot;,{&quot;&quot;name&quot;&quot;:&quot;&quot;&quot;;[.$B18];&quot;&quot;&quot;, &quot;&quot;id&quot;&quot;:&quot;;[.$C18];&quot;}&quot;));CONCATENATE([.G17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</text:p>
          </table:table-cell>
          <table:table-cell table:style-name="ce43" table:formula="of:=IF([.E18]=1;IF([.H17]=&quot;&quot;;CONCATENATE([.H17];&quot;{&quot;&quot;name&quot;&quot;:&quot;&quot;&quot;;[.$B18];&quot;&quot;&quot;, &quot;&quot;id&quot;&quot;:&quot;;[.$C18];&quot;}&quot;);CONCATENATE([.H17];&quot;,{&quot;&quot;name&quot;&quot;:&quot;&quot;&quot;;[.$B18];&quot;&quot;&quot;, &quot;&quot;id&quot;&quot;:&quot;;[.$C18];&quot;}&quot;));CONCATENATE([.H17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" calcext:value-type="string">
            <text:p>{"name":"ACP", "id":107872},{"name":"EEP", "id":105483},{"name":"ENPC-LVMT", "id":222115},{"name":"ERUDITE", "id":74242}</text:p>
          </table:table-cell>
          <table:table-cell table:style-name="ce43" table:formula="of:=IF([.F18]=1;IF([.I17]=&quot;&quot;;CONCATENATE([.I17];&quot;{&quot;&quot;name&quot;&quot;:&quot;&quot;&quot;;[.$B18];&quot;&quot;&quot;, &quot;&quot;id&quot;&quot;:&quot;;[.$C18];&quot;}&quot;);CONCATENATE([.I17];&quot;,{&quot;&quot;name&quot;&quot;:&quot;&quot;&quot;;[.$B18];&quot;&quot;&quot;, &quot;&quot;id&quot;&quot;:&quot;;[.$C18];&quot;}&quot;));CONCATENATE([.I17];&quot;&quot;))" office:value-type="string" office:string-value="{&quot;name&quot;:&quot;ENPC-LEESU&quot;, &quot;id&quot;:155441},{&quot;name&quot;:&quot;ENPC-LVMT&quot;, &quot;id&quot;:222115}" calcext:value-type="string">
            <text:p>{"name":"ENPC-LEESU", "id":155441},{"name":"ENPC-LVMT", "id":222115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4" office:value-type="string" calcext:value-type="string">
            <text:p>ESYCOM</text:p>
          </table:table-cell>
          <table:table-cell table:style-name="ce36" office:value-type="float" office:value="43154" calcext:value-type="float">
            <text:p>43154</text:p>
          </table:table-cell>
          <table:table-cell table:style-name="ce38"/>
          <table:table-cell table:style-name="ce39" office:value-type="float" office:value="1" calcext:value-type="float">
            <text:p>1</text:p>
          </table:table-cell>
          <table:table-cell table:style-name="ce38"/>
          <table:table-cell table:style-name="ce43" table:formula="of:=IF([.D19]=1;IF([.G18]=&quot;&quot;;CONCATENATE([.G18];&quot;{&quot;&quot;name&quot;&quot;:&quot;&quot;&quot;;[.$B19];&quot;&quot;&quot;, &quot;&quot;id&quot;&quot;:&quot;;[.$C19];&quot;}&quot;);CONCATENATE([.G18];&quot;,{&quot;&quot;name&quot;&quot;:&quot;&quot;&quot;;[.$B19];&quot;&quot;&quot;, &quot;&quot;id&quot;&quot;:&quot;;[.$C19];&quot;}&quot;));CONCATENATE([.G18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</text:p>
          </table:table-cell>
          <table:table-cell table:style-name="ce43" table:formula="of:=IF([.E19]=1;IF([.H18]=&quot;&quot;;CONCATENATE([.H18];&quot;{&quot;&quot;name&quot;&quot;:&quot;&quot;&quot;;[.$B19];&quot;&quot;&quot;, &quot;&quot;id&quot;&quot;:&quot;;[.$C19];&quot;}&quot;);CONCATENATE([.H18];&quot;,{&quot;&quot;name&quot;&quot;:&quot;&quot;&quot;;[.$B19];&quot;&quot;&quot;, &quot;&quot;id&quot;&quot;:&quot;;[.$C19];&quot;}&quot;));CONCATENATE([.H18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" calcext:value-type="string">
            <text:p>{"name":"ACP", "id":107872},{"name":"EEP", "id":105483},{"name":"ENPC-LVMT", "id":222115},{"name":"ERUDITE", "id":74242},{"name":"ESYCOM", "id":43154}</text:p>
          </table:table-cell>
          <table:table-cell table:style-name="ce43" table:formula="of:=IF([.F19]=1;IF([.I18]=&quot;&quot;;CONCATENATE([.I18];&quot;{&quot;&quot;name&quot;&quot;:&quot;&quot;&quot;;[.$B19];&quot;&quot;&quot;, &quot;&quot;id&quot;&quot;:&quot;;[.$C19];&quot;}&quot;);CONCATENATE([.I18];&quot;,{&quot;&quot;name&quot;&quot;:&quot;&quot;&quot;;[.$B19];&quot;&quot;&quot;, &quot;&quot;id&quot;&quot;:&quot;;[.$C19];&quot;}&quot;));CONCATENATE([.I18];&quot;&quot;))" office:value-type="string" office:string-value="{&quot;name&quot;:&quot;ENPC-LEESU&quot;, &quot;id&quot;:155441},{&quot;name&quot;:&quot;ENPC-LVMT&quot;, &quot;id&quot;:222115}" calcext:value-type="string">
            <text:p>{"name":"ENPC-LEESU", "id":155441},{"name":"ENPC-LVMT", "id":222115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4" office:value-type="string" calcext:value-type="string">
            <text:p>ICMPE</text:p>
          </table:table-cell>
          <table:table-cell table:style-name="ce36" office:value-type="float" office:value="24508" calcext:value-type="float">
            <text:p>24508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20]=1;IF([.G19]=&quot;&quot;;CONCATENATE([.G19];&quot;{&quot;&quot;name&quot;&quot;:&quot;&quot;&quot;;[.$B20];&quot;&quot;&quot;, &quot;&quot;id&quot;&quot;:&quot;;[.$C20];&quot;}&quot;);CONCATENATE([.G19];&quot;,{&quot;&quot;name&quot;&quot;:&quot;&quot;&quot;;[.$B20];&quot;&quot;&quot;, &quot;&quot;id&quot;&quot;:&quot;;[.$C20];&quot;}&quot;));CONCATENATE([.G19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</text:p>
          </table:table-cell>
          <table:table-cell table:style-name="ce43" table:formula="of:=IF([.E20]=1;IF([.H19]=&quot;&quot;;CONCATENATE([.H19];&quot;{&quot;&quot;name&quot;&quot;:&quot;&quot;&quot;;[.$B20];&quot;&quot;&quot;, &quot;&quot;id&quot;&quot;:&quot;;[.$C20];&quot;}&quot;);CONCATENATE([.H19];&quot;,{&quot;&quot;name&quot;&quot;:&quot;&quot;&quot;;[.$B20];&quot;&quot;&quot;, &quot;&quot;id&quot;&quot;:&quot;;[.$C20];&quot;}&quot;));CONCATENATE([.H19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" calcext:value-type="string">
            <text:p>{"name":"ACP", "id":107872},{"name":"EEP", "id":105483},{"name":"ENPC-LVMT", "id":222115},{"name":"ERUDITE", "id":74242},{"name":"ESYCOM", "id":43154}</text:p>
          </table:table-cell>
          <table:table-cell table:style-name="ce43" table:formula="of:=IF([.F20]=1;IF([.I19]=&quot;&quot;;CONCATENATE([.I19];&quot;{&quot;&quot;name&quot;&quot;:&quot;&quot;&quot;;[.$B20];&quot;&quot;&quot;, &quot;&quot;id&quot;&quot;:&quot;;[.$C20];&quot;}&quot;);CONCATENATE([.I19];&quot;,{&quot;&quot;name&quot;&quot;:&quot;&quot;&quot;;[.$B20];&quot;&quot;&quot;, &quot;&quot;id&quot;&quot;:&quot;;[.$C20];&quot;}&quot;));CONCATENATE([.I19];&quot;&quot;))" office:value-type="string" office:string-value="{&quot;name&quot;:&quot;ENPC-LEESU&quot;, &quot;id&quot;:155441},{&quot;name&quot;:&quot;ENPC-LVMT&quot;, &quot;id&quot;:222115}" calcext:value-type="string">
            <text:p>{"name":"ENPC-LEESU", "id":155441},{"name":"ENPC-LVMT", "id":222115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4" office:value-type="string" calcext:value-type="string">
            <text:p>IMAGER</text:p>
          </table:table-cell>
          <table:table-cell table:style-name="ce36" office:value-type="float" office:value="105444" calcext:value-type="float">
            <text:p>10544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8"/>
          <table:table-cell table:style-name="ce43" table:formula="of:=IF([.D21]=1;IF([.G20]=&quot;&quot;;CONCATENATE([.G20];&quot;{&quot;&quot;name&quot;&quot;:&quot;&quot;&quot;;[.$B21];&quot;&quot;&quot;, &quot;&quot;id&quot;&quot;:&quot;;[.$C21];&quot;}&quot;);CONCATENATE([.G20];&quot;,{&quot;&quot;name&quot;&quot;:&quot;&quot;&quot;;[.$B21];&quot;&quot;&quot;, &quot;&quot;id&quot;&quot;:&quot;;[.$C21];&quot;}&quot;));CONCATENATE([.G20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</text:p>
          </table:table-cell>
          <table:table-cell table:style-name="ce43" table:formula="of:=IF([.E21]=1;IF([.H20]=&quot;&quot;;CONCATENATE([.H20];&quot;{&quot;&quot;name&quot;&quot;:&quot;&quot;&quot;;[.$B21];&quot;&quot;&quot;, &quot;&quot;id&quot;&quot;:&quot;;[.$C21];&quot;}&quot;);CONCATENATE([.H20];&quot;,{&quot;&quot;name&quot;&quot;:&quot;&quot;&quot;;[.$B21];&quot;&quot;&quot;, &quot;&quot;id&quot;&quot;:&quot;;[.$C21];&quot;}&quot;));CONCATENATE([.H20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" calcext:value-type="string">
            <text:p>{"name":"ACP", "id":107872},{"name":"EEP", "id":105483},{"name":"ENPC-LVMT", "id":222115},{"name":"ERUDITE", "id":74242},{"name":"ESYCOM", "id":43154},{"name":"IMAGER", "id":105444}</text:p>
          </table:table-cell>
          <table:table-cell table:style-name="ce43" table:formula="of:=IF([.F21]=1;IF([.I20]=&quot;&quot;;CONCATENATE([.I20];&quot;{&quot;&quot;name&quot;&quot;:&quot;&quot;&quot;;[.$B21];&quot;&quot;&quot;, &quot;&quot;id&quot;&quot;:&quot;;[.$C21];&quot;}&quot;);CONCATENATE([.I20];&quot;,{&quot;&quot;name&quot;&quot;:&quot;&quot;&quot;;[.$B21];&quot;&quot;&quot;, &quot;&quot;id&quot;&quot;:&quot;;[.$C21];&quot;}&quot;));CONCATENATE([.I20];&quot;&quot;))" office:value-type="string" office:string-value="{&quot;name&quot;:&quot;ENPC-LEESU&quot;, &quot;id&quot;:155441},{&quot;name&quot;:&quot;ENPC-LVMT&quot;, &quot;id&quot;:222115}" calcext:value-type="string">
            <text:p>{"name":"ENPC-LEESU", "id":155441},{"name":"ENPC-LVMT", "id":222115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4" office:value-type="string" calcext:value-type="string">
            <text:p>IMRB</text:p>
          </table:table-cell>
          <table:table-cell table:style-name="ce36" office:value-type="float" office:value="27464" calcext:value-type="float">
            <text:p>27464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22]=1;IF([.G21]=&quot;&quot;;CONCATENATE([.G21];&quot;{&quot;&quot;name&quot;&quot;:&quot;&quot;&quot;;[.$B22];&quot;&quot;&quot;, &quot;&quot;id&quot;&quot;:&quot;;[.$C22];&quot;}&quot;);CONCATENATE([.G21];&quot;,{&quot;&quot;name&quot;&quot;:&quot;&quot;&quot;;[.$B22];&quot;&quot;&quot;, &quot;&quot;id&quot;&quot;:&quot;;[.$C22];&quot;}&quot;));CONCATENATE([.G21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</text:p>
          </table:table-cell>
          <table:table-cell table:style-name="ce43" table:formula="of:=IF([.E22]=1;IF([.H21]=&quot;&quot;;CONCATENATE([.H21];&quot;{&quot;&quot;name&quot;&quot;:&quot;&quot;&quot;;[.$B22];&quot;&quot;&quot;, &quot;&quot;id&quot;&quot;:&quot;;[.$C22];&quot;}&quot;);CONCATENATE([.H21];&quot;,{&quot;&quot;name&quot;&quot;:&quot;&quot;&quot;;[.$B22];&quot;&quot;&quot;, &quot;&quot;id&quot;&quot;:&quot;;[.$C22];&quot;}&quot;));CONCATENATE([.H21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" calcext:value-type="string">
            <text:p>{"name":"ACP", "id":107872},{"name":"EEP", "id":105483},{"name":"ENPC-LVMT", "id":222115},{"name":"ERUDITE", "id":74242},{"name":"ESYCOM", "id":43154},{"name":"IMAGER", "id":105444}</text:p>
          </table:table-cell>
          <table:table-cell table:style-name="ce43" table:formula="of:=IF([.F22]=1;IF([.I21]=&quot;&quot;;CONCATENATE([.I21];&quot;{&quot;&quot;name&quot;&quot;:&quot;&quot;&quot;;[.$B22];&quot;&quot;&quot;, &quot;&quot;id&quot;&quot;:&quot;;[.$C22];&quot;}&quot;);CONCATENATE([.I21];&quot;,{&quot;&quot;name&quot;&quot;:&quot;&quot;&quot;;[.$B22];&quot;&quot;&quot;, &quot;&quot;id&quot;&quot;:&quot;;[.$C22];&quot;}&quot;));CONCATENATE([.I21];&quot;&quot;))" office:value-type="string" office:string-value="{&quot;name&quot;:&quot;ENPC-LEESU&quot;, &quot;id&quot;:155441},{&quot;name&quot;:&quot;ENPC-LVMT&quot;, &quot;id&quot;:222115}" calcext:value-type="string">
            <text:p>{"name":"ENPC-LEESU", "id":155441},{"name":"ENPC-LVMT", "id":222115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34" office:value-type="string" calcext:value-type="string">
            <text:p>IRG</text:p>
          </table:table-cell>
          <table:table-cell table:style-name="ce36" office:value-type="float" office:value="57129" calcext:value-type="float">
            <text:p>57129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8"/>
          <table:table-cell table:style-name="ce43" table:formula="of:=IF([.D23]=1;IF([.G22]=&quot;&quot;;CONCATENATE([.G22];&quot;{&quot;&quot;name&quot;&quot;:&quot;&quot;&quot;;[.$B23];&quot;&quot;&quot;, &quot;&quot;id&quot;&quot;:&quot;;[.$C23];&quot;}&quot;);CONCATENATE([.G22];&quot;,{&quot;&quot;name&quot;&quot;:&quot;&quot;&quot;;[.$B23];&quot;&quot;&quot;, &quot;&quot;id&quot;&quot;:&quot;;[.$C23];&quot;}&quot;));CONCATENATE([.G22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</text:p>
          </table:table-cell>
          <table:table-cell table:style-name="ce43" table:formula="of:=IF([.E23]=1;IF([.H22]=&quot;&quot;;CONCATENATE([.H22];&quot;{&quot;&quot;name&quot;&quot;:&quot;&quot;&quot;;[.$B23];&quot;&quot;&quot;, &quot;&quot;id&quot;&quot;:&quot;;[.$C23];&quot;}&quot;);CONCATENATE([.H22];&quot;,{&quot;&quot;name&quot;&quot;:&quot;&quot;&quot;;[.$B23];&quot;&quot;&quot;, &quot;&quot;id&quot;&quot;:&quot;;[.$C23];&quot;}&quot;));CONCATENATE([.H22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" calcext:value-type="string">
            <text:p>{"name":"ACP", "id":107872},{"name":"EEP", "id":105483},{"name":"ENPC-LVMT", "id":222115},{"name":"ERUDITE", "id":74242},{"name":"ESYCOM", "id":43154},{"name":"IMAGER", "id":105444},{"name":"IRG", "id":57129}</text:p>
          </table:table-cell>
          <table:table-cell table:style-name="ce43" table:formula="of:=IF([.F23]=1;IF([.I22]=&quot;&quot;;CONCATENATE([.I22];&quot;{&quot;&quot;name&quot;&quot;:&quot;&quot;&quot;;[.$B23];&quot;&quot;&quot;, &quot;&quot;id&quot;&quot;:&quot;;[.$C23];&quot;}&quot;);CONCATENATE([.I22];&quot;,{&quot;&quot;name&quot;&quot;:&quot;&quot;&quot;;[.$B23];&quot;&quot;&quot;, &quot;&quot;id&quot;&quot;:&quot;;[.$C23];&quot;}&quot;));CONCATENATE([.I22];&quot;&quot;))" office:value-type="string" office:string-value="{&quot;name&quot;:&quot;ENPC-LEESU&quot;, &quot;id&quot;:155441},{&quot;name&quot;:&quot;ENPC-LVMT&quot;, &quot;id&quot;:222115}" calcext:value-type="string">
            <text:p>{"name":"ENPC-LEESU", "id":155441},{"name":"ENPC-LVMT", "id":222115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4" office:value-type="string" calcext:value-type="string">
            <text:p>LABURBA</text:p>
          </table:table-cell>
          <table:table-cell table:style-name="ce36" office:value-type="float" office:value="104173" calcext:value-type="float">
            <text:p>10417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8"/>
          <table:table-cell table:style-name="ce43" table:formula="of:=IF([.D24]=1;IF([.G23]=&quot;&quot;;CONCATENATE([.G23];&quot;{&quot;&quot;name&quot;&quot;:&quot;&quot;&quot;;[.$B24];&quot;&quot;&quot;, &quot;&quot;id&quot;&quot;:&quot;;[.$C24];&quot;}&quot;);CONCATENATE([.G23];&quot;,{&quot;&quot;name&quot;&quot;:&quot;&quot;&quot;;[.$B24];&quot;&quot;&quot;, &quot;&quot;id&quot;&quot;:&quot;;[.$C24];&quot;}&quot;));CONCATENATE([.G23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</text:p>
          </table:table-cell>
          <table:table-cell table:style-name="ce43" table:formula="of:=IF([.E24]=1;IF([.H23]=&quot;&quot;;CONCATENATE([.H23];&quot;{&quot;&quot;name&quot;&quot;:&quot;&quot;&quot;;[.$B24];&quot;&quot;&quot;, &quot;&quot;id&quot;&quot;:&quot;;[.$C24];&quot;}&quot;);CONCATENATE([.H23];&quot;,{&quot;&quot;name&quot;&quot;:&quot;&quot;&quot;;[.$B24];&quot;&quot;&quot;, &quot;&quot;id&quot;&quot;:&quot;;[.$C24];&quot;}&quot;));CONCATENATE([.H23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</text:p>
          </table:table-cell>
          <table:table-cell table:style-name="ce43" table:formula="of:=IF([.F24]=1;IF([.I23]=&quot;&quot;;CONCATENATE([.I23];&quot;{&quot;&quot;name&quot;&quot;:&quot;&quot;&quot;;[.$B24];&quot;&quot;&quot;, &quot;&quot;id&quot;&quot;:&quot;;[.$C24];&quot;}&quot;);CONCATENATE([.I23];&quot;,{&quot;&quot;name&quot;&quot;:&quot;&quot;&quot;;[.$B24];&quot;&quot;&quot;, &quot;&quot;id&quot;&quot;:&quot;;[.$C24];&quot;}&quot;));CONCATENATE([.I23];&quot;&quot;))" office:value-type="string" office:string-value="{&quot;name&quot;:&quot;ENPC-LEESU&quot;, &quot;id&quot;:155441},{&quot;name&quot;:&quot;ENPC-LVMT&quot;, &quot;id&quot;:222115}" calcext:value-type="string">
            <text:p>{"name":"ENPC-LEESU", "id":155441},{"name":"ENPC-LVMT", "id":222115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4" office:value-type="string" calcext:value-type="string">
            <text:p>LACL</text:p>
          </table:table-cell>
          <table:table-cell table:style-name="ce36" office:value-type="float" office:value="1662" calcext:value-type="float">
            <text:p>1662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25]=1;IF([.G24]=&quot;&quot;;CONCATENATE([.G24];&quot;{&quot;&quot;name&quot;&quot;:&quot;&quot;&quot;;[.$B25];&quot;&quot;&quot;, &quot;&quot;id&quot;&quot;:&quot;;[.$C25];&quot;}&quot;);CONCATENATE([.G24];&quot;,{&quot;&quot;name&quot;&quot;:&quot;&quot;&quot;;[.$B25];&quot;&quot;&quot;, &quot;&quot;id&quot;&quot;:&quot;;[.$C25];&quot;}&quot;));CONCATENATE([.G24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</text:p>
          </table:table-cell>
          <table:table-cell table:style-name="ce43" table:formula="of:=IF([.E25]=1;IF([.H24]=&quot;&quot;;CONCATENATE([.H24];&quot;{&quot;&quot;name&quot;&quot;:&quot;&quot;&quot;;[.$B25];&quot;&quot;&quot;, &quot;&quot;id&quot;&quot;:&quot;;[.$C25];&quot;}&quot;);CONCATENATE([.H24];&quot;,{&quot;&quot;name&quot;&quot;:&quot;&quot;&quot;;[.$B25];&quot;&quot;&quot;, &quot;&quot;id&quot;&quot;:&quot;;[.$C25];&quot;}&quot;));CONCATENATE([.H24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</text:p>
          </table:table-cell>
          <table:table-cell table:style-name="ce43" table:formula="of:=IF([.F25]=1;IF([.I24]=&quot;&quot;;CONCATENATE([.I24];&quot;{&quot;&quot;name&quot;&quot;:&quot;&quot;&quot;;[.$B25];&quot;&quot;&quot;, &quot;&quot;id&quot;&quot;:&quot;;[.$C25];&quot;}&quot;);CONCATENATE([.I24];&quot;,{&quot;&quot;name&quot;&quot;:&quot;&quot;&quot;;[.$B25];&quot;&quot;&quot;, &quot;&quot;id&quot;&quot;:&quot;;[.$C25];&quot;}&quot;));CONCATENATE([.I24];&quot;&quot;))" office:value-type="string" office:string-value="{&quot;name&quot;:&quot;ENPC-LEESU&quot;, &quot;id&quot;:155441},{&quot;name&quot;:&quot;ENPC-LVMT&quot;, &quot;id&quot;:222115}" calcext:value-type="string">
            <text:p>{"name":"ENPC-LEESU", "id":155441},{"name":"ENPC-LVMT", "id":222115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4" office:value-type="string" calcext:value-type="string">
            <text:p>LAMA_UMR8050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8"/>
          <table:table-cell table:style-name="ce43" table:formula="of:=IF([.D26]=1;IF([.G25]=&quot;&quot;;CONCATENATE([.G25];&quot;{&quot;&quot;name&quot;&quot;:&quot;&quot;&quot;;[.$B26];&quot;&quot;&quot;, &quot;&quot;id&quot;&quot;:&quot;;[.$C26];&quot;}&quot;);CONCATENATE([.G25];&quot;,{&quot;&quot;name&quot;&quot;:&quot;&quot;&quot;;[.$B26];&quot;&quot;&quot;, &quot;&quot;id&quot;&quot;:&quot;;[.$C26];&quot;}&quot;));CONCATENATE([.G25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</text:p>
          </table:table-cell>
          <table:table-cell table:style-name="ce43" table:formula="of:=IF([.E26]=1;IF([.H25]=&quot;&quot;;CONCATENATE([.H25];&quot;{&quot;&quot;name&quot;&quot;:&quot;&quot;&quot;;[.$B26];&quot;&quot;&quot;, &quot;&quot;id&quot;&quot;:&quot;;[.$C26];&quot;}&quot;);CONCATENATE([.H25];&quot;,{&quot;&quot;name&quot;&quot;:&quot;&quot;&quot;;[.$B26];&quot;&quot;&quot;, &quot;&quot;id&quot;&quot;:&quot;;[.$C26];&quot;}&quot;));CONCATENATE([.H25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</text:p>
          </table:table-cell>
          <table:table-cell table:style-name="ce43" table:formula="of:=IF([.F26]=1;IF([.I25]=&quot;&quot;;CONCATENATE([.I25];&quot;{&quot;&quot;name&quot;&quot;:&quot;&quot;&quot;;[.$B26];&quot;&quot;&quot;, &quot;&quot;id&quot;&quot;:&quot;;[.$C26];&quot;}&quot;);CONCATENATE([.I25];&quot;,{&quot;&quot;name&quot;&quot;:&quot;&quot;&quot;;[.$B26];&quot;&quot;&quot;, &quot;&quot;id&quot;&quot;:&quot;;[.$C26];&quot;}&quot;));CONCATENATE([.I25];&quot;&quot;))" office:value-type="string" office:string-value="{&quot;name&quot;:&quot;ENPC-LEESU&quot;, &quot;id&quot;:155441},{&quot;name&quot;:&quot;ENPC-LVMT&quot;, &quot;id&quot;:222115}" calcext:value-type="string">
            <text:p>{"name":"ENPC-LEESU", "id":155441},{"name":"ENPC-LVMT", "id":222115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34" office:value-type="string" calcext:value-type="string">
            <text:p>LARGOTEC</text:p>
          </table:table-cell>
          <table:table-cell table:style-name="ce36" office:value-type="float" office:value="105446" calcext:value-type="float">
            <text:p>105446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27]=1;IF([.G26]=&quot;&quot;;CONCATENATE([.G26];&quot;{&quot;&quot;name&quot;&quot;:&quot;&quot;&quot;;[.$B27];&quot;&quot;&quot;, &quot;&quot;id&quot;&quot;:&quot;;[.$C27];&quot;}&quot;);CONCATENATE([.G26];&quot;,{&quot;&quot;name&quot;&quot;:&quot;&quot;&quot;;[.$B27];&quot;&quot;&quot;, &quot;&quot;id&quot;&quot;:&quot;;[.$C27];&quot;}&quot;));CONCATENATE([.G26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</text:p>
          </table:table-cell>
          <table:table-cell table:style-name="ce43" table:formula="of:=IF([.E27]=1;IF([.H26]=&quot;&quot;;CONCATENATE([.H26];&quot;{&quot;&quot;name&quot;&quot;:&quot;&quot;&quot;;[.$B27];&quot;&quot;&quot;, &quot;&quot;id&quot;&quot;:&quot;;[.$C27];&quot;}&quot;);CONCATENATE([.H26];&quot;,{&quot;&quot;name&quot;&quot;:&quot;&quot;&quot;;[.$B27];&quot;&quot;&quot;, &quot;&quot;id&quot;&quot;:&quot;;[.$C27];&quot;}&quot;));CONCATENATE([.H26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</text:p>
          </table:table-cell>
          <table:table-cell table:style-name="ce43" table:formula="of:=IF([.F27]=1;IF([.I26]=&quot;&quot;;CONCATENATE([.I26];&quot;{&quot;&quot;name&quot;&quot;:&quot;&quot;&quot;;[.$B27];&quot;&quot;&quot;, &quot;&quot;id&quot;&quot;:&quot;;[.$C27];&quot;}&quot;);CONCATENATE([.I26];&quot;,{&quot;&quot;name&quot;&quot;:&quot;&quot;&quot;;[.$B27];&quot;&quot;&quot;, &quot;&quot;id&quot;&quot;:&quot;;[.$C27];&quot;}&quot;));CONCATENATE([.I26];&quot;&quot;))" office:value-type="string" office:string-value="{&quot;name&quot;:&quot;ENPC-LEESU&quot;, &quot;id&quot;:155441},{&quot;name&quot;:&quot;ENPC-LVMT&quot;, &quot;id&quot;:222115}" calcext:value-type="string">
            <text:p>{"name":"ENPC-LEESU", "id":155441},{"name":"ENPC-LVMT", "id":222115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34" office:value-type="string" calcext:value-type="string">
            <text:p>LATTS</text:p>
          </table:table-cell>
          <table:table-cell table:style-name="ce36" office:value-type="float" office:value="1278" calcext:value-type="float">
            <text:p>1278</text:p>
          </table:table-cell>
          <table:table-cell table:style-name="ce38"/>
          <table:table-cell table:number-columns-repeated="2" table:style-name="ce39" office:value-type="float" office:value="1" calcext:value-type="float">
            <text:p>1</text:p>
          </table:table-cell>
          <table:table-cell table:style-name="ce43" table:formula="of:=IF([.D28]=1;IF([.G27]=&quot;&quot;;CONCATENATE([.G27];&quot;{&quot;&quot;name&quot;&quot;:&quot;&quot;&quot;;[.$B28];&quot;&quot;&quot;, &quot;&quot;id&quot;&quot;:&quot;;[.$C28];&quot;}&quot;);CONCATENATE([.G27];&quot;,{&quot;&quot;name&quot;&quot;:&quot;&quot;&quot;;[.$B28];&quot;&quot;&quot;, &quot;&quot;id&quot;&quot;:&quot;;[.$C28];&quot;}&quot;));CONCATENATE([.G27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</text:p>
          </table:table-cell>
          <table:table-cell table:style-name="ce43" table:formula="of:=IF([.E28]=1;IF([.H27]=&quot;&quot;;CONCATENATE([.H27];&quot;{&quot;&quot;name&quot;&quot;:&quot;&quot;&quot;;[.$B28];&quot;&quot;&quot;, &quot;&quot;id&quot;&quot;:&quot;;[.$C28];&quot;}&quot;);CONCATENATE([.H27];&quot;,{&quot;&quot;name&quot;&quot;:&quot;&quot;&quot;;[.$B28];&quot;&quot;&quot;, &quot;&quot;id&quot;&quot;:&quot;;[.$C28];&quot;}&quot;));CONCATENATE([.H27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</text:p>
          </table:table-cell>
          <table:table-cell table:style-name="ce43" table:formula="of:=IF([.F28]=1;IF([.I27]=&quot;&quot;;CONCATENATE([.I27];&quot;{&quot;&quot;name&quot;&quot;:&quot;&quot;&quot;;[.$B28];&quot;&quot;&quot;, &quot;&quot;id&quot;&quot;:&quot;;[.$C28];&quot;}&quot;);CONCATENATE([.I27];&quot;,{&quot;&quot;name&quot;&quot;:&quot;&quot;&quot;;[.$B28];&quot;&quot;&quot;, &quot;&quot;id&quot;&quot;:&quot;;[.$C28];&quot;}&quot;));CONCATENATE([.I27];&quot;&quot;))" office:value-type="string" office:string-value="{&quot;name&quot;:&quot;ENPC-LEESU&quot;, &quot;id&quot;:155441},{&quot;name&quot;:&quot;ENPC-LVMT&quot;, &quot;id&quot;:222115},{&quot;name&quot;:&quot;LATTS&quot;, &quot;id&quot;:1278}" calcext:value-type="string">
            <text:p>{"name":"ENPC-LEESU", "id":155441},{"name":"ENPC-LVMT", "id":222115},{"name":"LATTS", "id":1278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4" office:value-type="string" calcext:value-type="string">
            <text:p>LDAR</text:p>
          </table:table-cell>
          <table:table-cell table:style-name="ce36" office:value-type="float" office:value="143355" calcext:value-type="float">
            <text:p>143355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29]=1;IF([.G28]=&quot;&quot;;CONCATENATE([.G28];&quot;{&quot;&quot;name&quot;&quot;:&quot;&quot;&quot;;[.$B29];&quot;&quot;&quot;, &quot;&quot;id&quot;&quot;:&quot;;[.$C29];&quot;}&quot;);CONCATENATE([.G28];&quot;,{&quot;&quot;name&quot;&quot;:&quot;&quot;&quot;;[.$B29];&quot;&quot;&quot;, &quot;&quot;id&quot;&quot;:&quot;;[.$C29];&quot;}&quot;));CONCATENATE([.G28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</text:p>
          </table:table-cell>
          <table:table-cell table:style-name="ce43" table:formula="of:=IF([.E29]=1;IF([.H28]=&quot;&quot;;CONCATENATE([.H28];&quot;{&quot;&quot;name&quot;&quot;:&quot;&quot;&quot;;[.$B29];&quot;&quot;&quot;, &quot;&quot;id&quot;&quot;:&quot;;[.$C29];&quot;}&quot;);CONCATENATE([.H28];&quot;,{&quot;&quot;name&quot;&quot;:&quot;&quot;&quot;;[.$B29];&quot;&quot;&quot;, &quot;&quot;id&quot;&quot;:&quot;;[.$C29];&quot;}&quot;));CONCATENATE([.H28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</text:p>
          </table:table-cell>
          <table:table-cell table:style-name="ce43" table:formula="of:=IF([.F29]=1;IF([.I28]=&quot;&quot;;CONCATENATE([.I28];&quot;{&quot;&quot;name&quot;&quot;:&quot;&quot;&quot;;[.$B29];&quot;&quot;&quot;, &quot;&quot;id&quot;&quot;:&quot;;[.$C29];&quot;}&quot;);CONCATENATE([.I28];&quot;,{&quot;&quot;name&quot;&quot;:&quot;&quot;&quot;;[.$B29];&quot;&quot;&quot;, &quot;&quot;id&quot;&quot;:&quot;;[.$C29];&quot;}&quot;));CONCATENATE([.I28];&quot;&quot;))" office:value-type="string" office:string-value="{&quot;name&quot;:&quot;ENPC-LEESU&quot;, &quot;id&quot;:155441},{&quot;name&quot;:&quot;ENPC-LVMT&quot;, &quot;id&quot;:222115},{&quot;name&quot;:&quot;LATTS&quot;, &quot;id&quot;:1278}" calcext:value-type="string">
            <text:p>{"name":"ENPC-LEESU", "id":155441},{"name":"ENPC-LVMT", "id":222115},{"name":"LATTS", "id":1278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4" office:value-type="string" calcext:value-type="string">
            <text:p>LGE</text:p>
          </table:table-cell>
          <table:table-cell table:style-name="ce36" office:value-type="float" office:value="104161" calcext:value-type="float">
            <text:p>104161</text:p>
          </table:table-cell>
          <table:table-cell table:style-name="ce38"/>
          <table:table-cell table:style-name="ce39" office:value-type="float" office:value="1" calcext:value-type="float">
            <text:p>1</text:p>
          </table:table-cell>
          <table:table-cell table:style-name="ce38"/>
          <table:table-cell table:style-name="ce43" table:formula="of:=IF([.D30]=1;IF([.G29]=&quot;&quot;;CONCATENATE([.G29];&quot;{&quot;&quot;name&quot;&quot;:&quot;&quot;&quot;;[.$B30];&quot;&quot;&quot;, &quot;&quot;id&quot;&quot;:&quot;;[.$C30];&quot;}&quot;);CONCATENATE([.G29];&quot;,{&quot;&quot;name&quot;&quot;:&quot;&quot;&quot;;[.$B30];&quot;&quot;&quot;, &quot;&quot;id&quot;&quot;:&quot;;[.$C30];&quot;}&quot;));CONCATENATE([.G29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</text:p>
          </table:table-cell>
          <table:table-cell table:style-name="ce43" table:formula="of:=IF([.E30]=1;IF([.H29]=&quot;&quot;;CONCATENATE([.H29];&quot;{&quot;&quot;name&quot;&quot;:&quot;&quot;&quot;;[.$B30];&quot;&quot;&quot;, &quot;&quot;id&quot;&quot;:&quot;;[.$C30];&quot;}&quot;);CONCATENATE([.H29];&quot;,{&quot;&quot;name&quot;&quot;:&quot;&quot;&quot;;[.$B30];&quot;&quot;&quot;, &quot;&quot;id&quot;&quot;:&quot;;[.$C30];&quot;}&quot;));CONCATENATE([.H29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</text:p>
          </table:table-cell>
          <table:table-cell table:style-name="ce43" table:formula="of:=IF([.F30]=1;IF([.I29]=&quot;&quot;;CONCATENATE([.I29];&quot;{&quot;&quot;name&quot;&quot;:&quot;&quot;&quot;;[.$B30];&quot;&quot;&quot;, &quot;&quot;id&quot;&quot;:&quot;;[.$C30];&quot;}&quot;);CONCATENATE([.I29];&quot;,{&quot;&quot;name&quot;&quot;:&quot;&quot;&quot;;[.$B30];&quot;&quot;&quot;, &quot;&quot;id&quot;&quot;:&quot;;[.$C30];&quot;}&quot;));CONCATENATE([.I29];&quot;&quot;))" office:value-type="string" office:string-value="{&quot;name&quot;:&quot;ENPC-LEESU&quot;, &quot;id&quot;:155441},{&quot;name&quot;:&quot;ENPC-LVMT&quot;, &quot;id&quot;:222115},{&quot;name&quot;:&quot;LATTS&quot;, &quot;id&quot;:1278}" calcext:value-type="string">
            <text:p>{"name":"ENPC-LEESU", "id":155441},{"name":"ENPC-LVMT", "id":222115},{"name":"LATTS", "id":1278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34" office:value-type="string" calcext:value-type="string">
            <text:p>LGP</text:p>
          </table:table-cell>
          <table:table-cell table:style-name="ce36" office:value-type="float" office:value="1343" calcext:value-type="float">
            <text:p>1343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31]=1;IF([.G30]=&quot;&quot;;CONCATENATE([.G30];&quot;{&quot;&quot;name&quot;&quot;:&quot;&quot;&quot;;[.$B31];&quot;&quot;&quot;, &quot;&quot;id&quot;&quot;:&quot;;[.$C31];&quot;}&quot;);CONCATENATE([.G30];&quot;,{&quot;&quot;name&quot;&quot;:&quot;&quot;&quot;;[.$B31];&quot;&quot;&quot;, &quot;&quot;id&quot;&quot;:&quot;;[.$C31];&quot;}&quot;));CONCATENATE([.G30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</text:p>
          </table:table-cell>
          <table:table-cell table:style-name="ce43" table:formula="of:=IF([.E31]=1;IF([.H30]=&quot;&quot;;CONCATENATE([.H30];&quot;{&quot;&quot;name&quot;&quot;:&quot;&quot;&quot;;[.$B31];&quot;&quot;&quot;, &quot;&quot;id&quot;&quot;:&quot;;[.$C31];&quot;}&quot;);CONCATENATE([.H30];&quot;,{&quot;&quot;name&quot;&quot;:&quot;&quot;&quot;;[.$B31];&quot;&quot;&quot;, &quot;&quot;id&quot;&quot;:&quot;;[.$C31];&quot;}&quot;));CONCATENATE([.H30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</text:p>
          </table:table-cell>
          <table:table-cell table:style-name="ce43" table:formula="of:=IF([.F31]=1;IF([.I30]=&quot;&quot;;CONCATENATE([.I30];&quot;{&quot;&quot;name&quot;&quot;:&quot;&quot;&quot;;[.$B31];&quot;&quot;&quot;, &quot;&quot;id&quot;&quot;:&quot;;[.$C31];&quot;}&quot;);CONCATENATE([.I30];&quot;,{&quot;&quot;name&quot;&quot;:&quot;&quot;&quot;;[.$B31];&quot;&quot;&quot;, &quot;&quot;id&quot;&quot;:&quot;;[.$C31];&quot;}&quot;));CONCATENATE([.I30];&quot;&quot;))" office:value-type="string" office:string-value="{&quot;name&quot;:&quot;ENPC-LEESU&quot;, &quot;id&quot;:155441},{&quot;name&quot;:&quot;ENPC-LVMT&quot;, &quot;id&quot;:222115},{&quot;name&quot;:&quot;LATTS&quot;, &quot;id&quot;:1278}" calcext:value-type="string">
            <text:p>{"name":"ENPC-LEESU", "id":155441},{"name":"ENPC-LVMT", "id":222115},{"name":"LATTS", "id":1278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 table:style-name="ce34" office:value-type="string" calcext:value-type="string">
            <text:p>LIC</text:p>
          </table:table-cell>
          <table:table-cell table:style-name="ce36" office:value-type="float" office:value="206343" calcext:value-type="float">
            <text:p>206343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32]=1;IF([.G31]=&quot;&quot;;CONCATENATE([.G31];&quot;{&quot;&quot;name&quot;&quot;:&quot;&quot;&quot;;[.$B32];&quot;&quot;&quot;, &quot;&quot;id&quot;&quot;:&quot;;[.$C32];&quot;}&quot;);CONCATENATE([.G31];&quot;,{&quot;&quot;name&quot;&quot;:&quot;&quot;&quot;;[.$B32];&quot;&quot;&quot;, &quot;&quot;id&quot;&quot;:&quot;;[.$C32];&quot;}&quot;));CONCATENATE([.G31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</text:p>
          </table:table-cell>
          <table:table-cell table:style-name="ce43" table:formula="of:=IF([.E32]=1;IF([.H31]=&quot;&quot;;CONCATENATE([.H31];&quot;{&quot;&quot;name&quot;&quot;:&quot;&quot;&quot;;[.$B32];&quot;&quot;&quot;, &quot;&quot;id&quot;&quot;:&quot;;[.$C32];&quot;}&quot;);CONCATENATE([.H31];&quot;,{&quot;&quot;name&quot;&quot;:&quot;&quot;&quot;;[.$B32];&quot;&quot;&quot;, &quot;&quot;id&quot;&quot;:&quot;;[.$C32];&quot;}&quot;));CONCATENATE([.H31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</text:p>
          </table:table-cell>
          <table:table-cell table:style-name="ce43" table:formula="of:=IF([.F32]=1;IF([.I31]=&quot;&quot;;CONCATENATE([.I31];&quot;{&quot;&quot;name&quot;&quot;:&quot;&quot;&quot;;[.$B32];&quot;&quot;&quot;, &quot;&quot;id&quot;&quot;:&quot;;[.$C32];&quot;}&quot;);CONCATENATE([.I31];&quot;,{&quot;&quot;name&quot;&quot;:&quot;&quot;&quot;;[.$B32];&quot;&quot;&quot;, &quot;&quot;id&quot;&quot;:&quot;;[.$C32];&quot;}&quot;));CONCATENATE([.I31];&quot;&quot;))" office:value-type="string" office:string-value="{&quot;name&quot;:&quot;ENPC-LEESU&quot;, &quot;id&quot;:155441},{&quot;name&quot;:&quot;ENPC-LVMT&quot;, &quot;id&quot;:222115},{&quot;name&quot;:&quot;LATTS&quot;, &quot;id&quot;:1278}" calcext:value-type="string">
            <text:p>{"name":"ENPC-LEESU", "id":155441},{"name":"ENPC-LVMT", "id":222115},{"name":"LATTS", "id":1278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 table:style-name="ce34" office:value-type="string" calcext:value-type="string">
            <text:p>LIGM</text:p>
          </table:table-cell>
          <table:table-cell table:style-name="ce36" office:value-type="float" office:value="3210" calcext:value-type="float">
            <text:p>3210</text:p>
          </table:table-cell>
          <table:table-cell table:style-name="ce38"/>
          <table:table-cell table:number-columns-repeated="2" table:style-name="ce39" office:value-type="float" office:value="1" calcext:value-type="float">
            <text:p>1</text:p>
          </table:table-cell>
          <table:table-cell table:style-name="ce43" table:formula="of:=IF([.D33]=1;IF([.G32]=&quot;&quot;;CONCATENATE([.G32];&quot;{&quot;&quot;name&quot;&quot;:&quot;&quot;&quot;;[.$B33];&quot;&quot;&quot;, &quot;&quot;id&quot;&quot;:&quot;;[.$C33];&quot;}&quot;);CONCATENATE([.G32];&quot;,{&quot;&quot;name&quot;&quot;:&quot;&quot;&quot;;[.$B33];&quot;&quot;&quot;, &quot;&quot;id&quot;&quot;:&quot;;[.$C33];&quot;}&quot;));CONCATENATE([.G32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</text:p>
          </table:table-cell>
          <table:table-cell table:style-name="ce43" table:formula="of:=IF([.E33]=1;IF([.H32]=&quot;&quot;;CONCATENATE([.H32];&quot;{&quot;&quot;name&quot;&quot;:&quot;&quot;&quot;;[.$B33];&quot;&quot;&quot;, &quot;&quot;id&quot;&quot;:&quot;;[.$C33];&quot;}&quot;);CONCATENATE([.H32];&quot;,{&quot;&quot;name&quot;&quot;:&quot;&quot;&quot;;[.$B33];&quot;&quot;&quot;, &quot;&quot;id&quot;&quot;:&quot;;[.$C33];&quot;}&quot;));CONCATENATE([.H32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</text:p>
          </table:table-cell>
          <table:table-cell table:style-name="ce43" table:formula="of:=IF([.F33]=1;IF([.I32]=&quot;&quot;;CONCATENATE([.I32];&quot;{&quot;&quot;name&quot;&quot;:&quot;&quot;&quot;;[.$B33];&quot;&quot;&quot;, &quot;&quot;id&quot;&quot;:&quot;;[.$C33];&quot;}&quot;);CONCATENATE([.I32];&quot;,{&quot;&quot;name&quot;&quot;:&quot;&quot;&quot;;[.$B33];&quot;&quot;&quot;, &quot;&quot;id&quot;&quot;:&quot;;[.$C33];&quot;}&quot;));CONCATENATE([.I32];&quot;&quot;))" office:value-type="string" office:string-value="{&quot;name&quot;:&quot;ENPC-LEESU&quot;, &quot;id&quot;:155441},{&quot;name&quot;:&quot;ENPC-LVMT&quot;, &quot;id&quot;:222115},{&quot;name&quot;:&quot;LATTS&quot;, &quot;id&quot;:1278},{&quot;name&quot;:&quot;LIGM&quot;, &quot;id&quot;:3210}" calcext:value-type="string">
            <text:p>{"name":"ENPC-LEESU", "id":155441},{"name":"ENPC-LVMT", "id":222115},{"name":"LATTS", "id":1278},{"name":"LIGM", "id":3210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33" calcext:value-type="float">
            <text:p>33</text:p>
          </table:table-cell>
          <table:table-cell table:style-name="ce34" office:value-type="string" calcext:value-type="string">
            <text:p>LIS_UPEC</text:p>
          </table:table-cell>
          <table:table-cell table:style-name="ce36" office:value-type="float" office:value="219256" calcext:value-type="float">
            <text:p>219256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34]=1;IF([.G33]=&quot;&quot;;CONCATENATE([.G33];&quot;{&quot;&quot;name&quot;&quot;:&quot;&quot;&quot;;[.$B34];&quot;&quot;&quot;, &quot;&quot;id&quot;&quot;:&quot;;[.$C34];&quot;}&quot;);CONCATENATE([.G33];&quot;,{&quot;&quot;name&quot;&quot;:&quot;&quot;&quot;;[.$B34];&quot;&quot;&quot;, &quot;&quot;id&quot;&quot;:&quot;;[.$C34];&quot;}&quot;));CONCATENATE([.G33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,{&quot;name&quot;:&quot;LIS_UPEC&quot;, &quot;id&quot;:219256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,{"name":"LIS_UPEC", "id":219256}</text:p>
          </table:table-cell>
          <table:table-cell table:style-name="ce43" table:formula="of:=IF([.E34]=1;IF([.H33]=&quot;&quot;;CONCATENATE([.H33];&quot;{&quot;&quot;name&quot;&quot;:&quot;&quot;&quot;;[.$B34];&quot;&quot;&quot;, &quot;&quot;id&quot;&quot;:&quot;;[.$C34];&quot;}&quot;);CONCATENATE([.H33];&quot;,{&quot;&quot;name&quot;&quot;:&quot;&quot;&quot;;[.$B34];&quot;&quot;&quot;, &quot;&quot;id&quot;&quot;:&quot;;[.$C34];&quot;}&quot;));CONCATENATE([.H33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</text:p>
          </table:table-cell>
          <table:table-cell table:style-name="ce43" table:formula="of:=IF([.F34]=1;IF([.I33]=&quot;&quot;;CONCATENATE([.I33];&quot;{&quot;&quot;name&quot;&quot;:&quot;&quot;&quot;;[.$B34];&quot;&quot;&quot;, &quot;&quot;id&quot;&quot;:&quot;;[.$C34];&quot;}&quot;);CONCATENATE([.I33];&quot;,{&quot;&quot;name&quot;&quot;:&quot;&quot;&quot;;[.$B34];&quot;&quot;&quot;, &quot;&quot;id&quot;&quot;:&quot;;[.$C34];&quot;}&quot;));CONCATENATE([.I33];&quot;&quot;))" office:value-type="string" office:string-value="{&quot;name&quot;:&quot;ENPC-LEESU&quot;, &quot;id&quot;:155441},{&quot;name&quot;:&quot;ENPC-LVMT&quot;, &quot;id&quot;:222115},{&quot;name&quot;:&quot;LATTS&quot;, &quot;id&quot;:1278},{&quot;name&quot;:&quot;LIGM&quot;, &quot;id&quot;:3210}" calcext:value-type="string">
            <text:p>{"name":"ENPC-LEESU", "id":155441},{"name":"ENPC-LVMT", "id":222115},{"name":"LATTS", "id":1278},{"name":"LIGM", "id":3210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34" calcext:value-type="float">
            <text:p>34</text:p>
          </table:table-cell>
          <table:table-cell table:style-name="ce34" office:value-type="string" calcext:value-type="string">
            <text:p>LISA</text:p>
          </table:table-cell>
          <table:table-cell table:style-name="ce36" office:value-type="float" office:value="1126" calcext:value-type="float">
            <text:p>1126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35]=1;IF([.G34]=&quot;&quot;;CONCATENATE([.G34];&quot;{&quot;&quot;name&quot;&quot;:&quot;&quot;&quot;;[.$B35];&quot;&quot;&quot;, &quot;&quot;id&quot;&quot;:&quot;;[.$C35];&quot;}&quot;);CONCATENATE([.G34];&quot;,{&quot;&quot;name&quot;&quot;:&quot;&quot;&quot;;[.$B35];&quot;&quot;&quot;, &quot;&quot;id&quot;&quot;:&quot;;[.$C35];&quot;}&quot;));CONCATENATE([.G34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,{&quot;name&quot;:&quot;LIS_UPEC&quot;, &quot;id&quot;:219256},{&quot;name&quot;:&quot;LISA&quot;, &quot;id&quot;:1126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,{"name":"LIS_UPEC", "id":219256},{"name":"LISA", "id":1126}</text:p>
          </table:table-cell>
          <table:table-cell table:style-name="ce43" table:formula="of:=IF([.E35]=1;IF([.H34]=&quot;&quot;;CONCATENATE([.H34];&quot;{&quot;&quot;name&quot;&quot;:&quot;&quot;&quot;;[.$B35];&quot;&quot;&quot;, &quot;&quot;id&quot;&quot;:&quot;;[.$C35];&quot;}&quot;);CONCATENATE([.H34];&quot;,{&quot;&quot;name&quot;&quot;:&quot;&quot;&quot;;[.$B35];&quot;&quot;&quot;, &quot;&quot;id&quot;&quot;:&quot;;[.$C35];&quot;}&quot;));CONCATENATE([.H34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</text:p>
          </table:table-cell>
          <table:table-cell table:style-name="ce43" table:formula="of:=IF([.F35]=1;IF([.I34]=&quot;&quot;;CONCATENATE([.I34];&quot;{&quot;&quot;name&quot;&quot;:&quot;&quot;&quot;;[.$B35];&quot;&quot;&quot;, &quot;&quot;id&quot;&quot;:&quot;;[.$C35];&quot;}&quot;);CONCATENATE([.I34];&quot;,{&quot;&quot;name&quot;&quot;:&quot;&quot;&quot;;[.$B35];&quot;&quot;&quot;, &quot;&quot;id&quot;&quot;:&quot;;[.$C35];&quot;}&quot;));CONCATENATE([.I34];&quot;&quot;))" office:value-type="string" office:string-value="{&quot;name&quot;:&quot;ENPC-LEESU&quot;, &quot;id&quot;:155441},{&quot;name&quot;:&quot;ENPC-LVMT&quot;, &quot;id&quot;:222115},{&quot;name&quot;:&quot;LATTS&quot;, &quot;id&quot;:1278},{&quot;name&quot;:&quot;LIGM&quot;, &quot;id&quot;:3210}" calcext:value-type="string">
            <text:p>{"name":"ENPC-LEESU", "id":155441},{"name":"ENPC-LVMT", "id":222115},{"name":"LATTS", "id":1278},{"name":"LIGM", "id":3210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35" calcext:value-type="float">
            <text:p>35</text:p>
          </table:table-cell>
          <table:table-cell table:style-name="ce34" office:value-type="string" calcext:value-type="string">
            <text:p>LISAA</text:p>
          </table:table-cell>
          <table:table-cell table:style-name="ce36" office:value-type="float" office:value="105538" calcext:value-type="float">
            <text:p>105538</text:p>
          </table:table-cell>
          <table:table-cell table:style-name="ce38"/>
          <table:table-cell table:style-name="ce39" office:value-type="float" office:value="1" calcext:value-type="float">
            <text:p>1</text:p>
          </table:table-cell>
          <table:table-cell table:style-name="ce38"/>
          <table:table-cell table:style-name="ce43" table:formula="of:=IF([.D36]=1;IF([.G35]=&quot;&quot;;CONCATENATE([.G35];&quot;{&quot;&quot;name&quot;&quot;:&quot;&quot;&quot;;[.$B36];&quot;&quot;&quot;, &quot;&quot;id&quot;&quot;:&quot;;[.$C36];&quot;}&quot;);CONCATENATE([.G35];&quot;,{&quot;&quot;name&quot;&quot;:&quot;&quot;&quot;;[.$B36];&quot;&quot;&quot;, &quot;&quot;id&quot;&quot;:&quot;;[.$C36];&quot;}&quot;));CONCATENATE([.G35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,{&quot;name&quot;:&quot;LIS_UPEC&quot;, &quot;id&quot;:219256},{&quot;name&quot;:&quot;LISA&quot;, &quot;id&quot;:1126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,{"name":"LIS_UPEC", "id":219256},{"name":"LISA", "id":1126}</text:p>
          </table:table-cell>
          <table:table-cell table:style-name="ce43" table:formula="of:=IF([.E36]=1;IF([.H35]=&quot;&quot;;CONCATENATE([.H35];&quot;{&quot;&quot;name&quot;&quot;:&quot;&quot;&quot;;[.$B36];&quot;&quot;&quot;, &quot;&quot;id&quot;&quot;:&quot;;[.$C36];&quot;}&quot;);CONCATENATE([.H35];&quot;,{&quot;&quot;name&quot;&quot;:&quot;&quot;&quot;;[.$B36];&quot;&quot;&quot;, &quot;&quot;id&quot;&quot;:&quot;;[.$C36];&quot;}&quot;));CONCATENATE([.H35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,{&quot;name&quot;:&quot;LISAA&quot;, &quot;id&quot;:105538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,{"name":"LISAA", "id":105538}</text:p>
          </table:table-cell>
          <table:table-cell table:style-name="ce43" table:formula="of:=IF([.F36]=1;IF([.I35]=&quot;&quot;;CONCATENATE([.I35];&quot;{&quot;&quot;name&quot;&quot;:&quot;&quot;&quot;;[.$B36];&quot;&quot;&quot;, &quot;&quot;id&quot;&quot;:&quot;;[.$C36];&quot;}&quot;);CONCATENATE([.I35];&quot;,{&quot;&quot;name&quot;&quot;:&quot;&quot;&quot;;[.$B36];&quot;&quot;&quot;, &quot;&quot;id&quot;&quot;:&quot;;[.$C36];&quot;}&quot;));CONCATENATE([.I35];&quot;&quot;))" office:value-type="string" office:string-value="{&quot;name&quot;:&quot;ENPC-LEESU&quot;, &quot;id&quot;:155441},{&quot;name&quot;:&quot;ENPC-LVMT&quot;, &quot;id&quot;:222115},{&quot;name&quot;:&quot;LATTS&quot;, &quot;id&quot;:1278},{&quot;name&quot;:&quot;LIGM&quot;, &quot;id&quot;:3210}" calcext:value-type="string">
            <text:p>{"name":"ENPC-LEESU", "id":155441},{"name":"ENPC-LVMT", "id":222115},{"name":"LATTS", "id":1278},{"name":"LIGM", "id":3210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36" calcext:value-type="float">
            <text:p>36</text:p>
          </table:table-cell>
          <table:table-cell table:style-name="ce34" office:value-type="string" calcext:value-type="string">
            <text:p>LISIS ?</text:p>
          </table:table-cell>
          <table:table-cell table:style-name="ce36" office:value-type="float" office:value="414035" calcext:value-type="float">
            <text:p>414035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37]=1;IF([.G36]=&quot;&quot;;CONCATENATE([.G36];&quot;{&quot;&quot;name&quot;&quot;:&quot;&quot;&quot;;[.$B37];&quot;&quot;&quot;, &quot;&quot;id&quot;&quot;:&quot;;[.$C37];&quot;}&quot;);CONCATENATE([.G36];&quot;,{&quot;&quot;name&quot;&quot;:&quot;&quot;&quot;;[.$B37];&quot;&quot;&quot;, &quot;&quot;id&quot;&quot;:&quot;;[.$C37];&quot;}&quot;));CONCATENATE([.G36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,{&quot;name&quot;:&quot;LIS_UPEC&quot;, &quot;id&quot;:219256},{&quot;name&quot;:&quot;LISA&quot;, &quot;id&quot;:1126},{&quot;name&quot;:&quot;LISIS ?&quot;, &quot;id&quot;:414035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,{"name":"LIS_UPEC", "id":219256},{"name":"LISA", "id":1126},{"name":"LISIS ?", "id":414035}</text:p>
          </table:table-cell>
          <table:table-cell table:style-name="ce43" table:formula="of:=IF([.E37]=1;IF([.H36]=&quot;&quot;;CONCATENATE([.H36];&quot;{&quot;&quot;name&quot;&quot;:&quot;&quot;&quot;;[.$B37];&quot;&quot;&quot;, &quot;&quot;id&quot;&quot;:&quot;;[.$C37];&quot;}&quot;);CONCATENATE([.H36];&quot;,{&quot;&quot;name&quot;&quot;:&quot;&quot;&quot;;[.$B37];&quot;&quot;&quot;, &quot;&quot;id&quot;&quot;:&quot;;[.$C37];&quot;}&quot;));CONCATENATE([.H36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,{&quot;name&quot;:&quot;LISAA&quot;, &quot;id&quot;:105538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,{"name":"LISAA", "id":105538}</text:p>
          </table:table-cell>
          <table:table-cell table:style-name="ce43" table:formula="of:=IF([.F37]=1;IF([.I36]=&quot;&quot;;CONCATENATE([.I36];&quot;{&quot;&quot;name&quot;&quot;:&quot;&quot;&quot;;[.$B37];&quot;&quot;&quot;, &quot;&quot;id&quot;&quot;:&quot;;[.$C37];&quot;}&quot;);CONCATENATE([.I36];&quot;,{&quot;&quot;name&quot;&quot;:&quot;&quot;&quot;;[.$B37];&quot;&quot;&quot;, &quot;&quot;id&quot;&quot;:&quot;;[.$C37];&quot;}&quot;));CONCATENATE([.I36];&quot;&quot;))" office:value-type="string" office:string-value="{&quot;name&quot;:&quot;ENPC-LEESU&quot;, &quot;id&quot;:155441},{&quot;name&quot;:&quot;ENPC-LVMT&quot;, &quot;id&quot;:222115},{&quot;name&quot;:&quot;LATTS&quot;, &quot;id&quot;:1278},{&quot;name&quot;:&quot;LIGM&quot;, &quot;id&quot;:3210}" calcext:value-type="string">
            <text:p>{"name":"ENPC-LEESU", "id":155441},{"name":"ENPC-LVMT", "id":222115},{"name":"LATTS", "id":1278},{"name":"LIGM", "id":3210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37" calcext:value-type="float">
            <text:p>37</text:p>
          </table:table-cell>
          <table:table-cell table:style-name="ce34" office:value-type="string" calcext:value-type="string">
            <text:p>LISSI</text:p>
          </table:table-cell>
          <table:table-cell table:style-name="ce36" office:value-type="float" office:value="26324" calcext:value-type="float">
            <text:p>26324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38]=1;IF([.G37]=&quot;&quot;;CONCATENATE([.G37];&quot;{&quot;&quot;name&quot;&quot;:&quot;&quot;&quot;;[.$B38];&quot;&quot;&quot;, &quot;&quot;id&quot;&quot;:&quot;;[.$C38];&quot;}&quot;);CONCATENATE([.G37];&quot;,{&quot;&quot;name&quot;&quot;:&quot;&quot;&quot;;[.$B38];&quot;&quot;&quot;, &quot;&quot;id&quot;&quot;:&quot;;[.$C38];&quot;}&quot;));CONCATENATE([.G37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,{&quot;name&quot;:&quot;LIS_UPEC&quot;, &quot;id&quot;:219256},{&quot;name&quot;:&quot;LISA&quot;, &quot;id&quot;:1126},{&quot;name&quot;:&quot;LISIS ?&quot;, &quot;id&quot;:414035},{&quot;name&quot;:&quot;LISSI&quot;, &quot;id&quot;:26324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,{"name":"LIS_UPEC", "id":219256},{"name":"LISA", "id":1126},{"name":"LISIS ?", "id":414035},{"name":"LISSI", "id":26324}</text:p>
          </table:table-cell>
          <table:table-cell table:style-name="ce43" table:formula="of:=IF([.E38]=1;IF([.H37]=&quot;&quot;;CONCATENATE([.H37];&quot;{&quot;&quot;name&quot;&quot;:&quot;&quot;&quot;;[.$B38];&quot;&quot;&quot;, &quot;&quot;id&quot;&quot;:&quot;;[.$C38];&quot;}&quot;);CONCATENATE([.H37];&quot;,{&quot;&quot;name&quot;&quot;:&quot;&quot;&quot;;[.$B38];&quot;&quot;&quot;, &quot;&quot;id&quot;&quot;:&quot;;[.$C38];&quot;}&quot;));CONCATENATE([.H37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,{&quot;name&quot;:&quot;LISAA&quot;, &quot;id&quot;:105538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,{"name":"LISAA", "id":105538}</text:p>
          </table:table-cell>
          <table:table-cell table:style-name="ce43" table:formula="of:=IF([.F38]=1;IF([.I37]=&quot;&quot;;CONCATENATE([.I37];&quot;{&quot;&quot;name&quot;&quot;:&quot;&quot;&quot;;[.$B38];&quot;&quot;&quot;, &quot;&quot;id&quot;&quot;:&quot;;[.$C38];&quot;}&quot;);CONCATENATE([.I37];&quot;,{&quot;&quot;name&quot;&quot;:&quot;&quot;&quot;;[.$B38];&quot;&quot;&quot;, &quot;&quot;id&quot;&quot;:&quot;;[.$C38];&quot;}&quot;));CONCATENATE([.I37];&quot;&quot;))" office:value-type="string" office:string-value="{&quot;name&quot;:&quot;ENPC-LEESU&quot;, &quot;id&quot;:155441},{&quot;name&quot;:&quot;ENPC-LVMT&quot;, &quot;id&quot;:222115},{&quot;name&quot;:&quot;LATTS&quot;, &quot;id&quot;:1278},{&quot;name&quot;:&quot;LIGM&quot;, &quot;id&quot;:3210}" calcext:value-type="string">
            <text:p>{"name":"ENPC-LEESU", "id":155441},{"name":"ENPC-LVMT", "id":222115},{"name":"LATTS", "id":1278},{"name":"LIGM", "id":3210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38" calcext:value-type="float">
            <text:p>38</text:p>
          </table:table-cell>
          <table:table-cell table:style-name="ce34" office:value-type="string" calcext:value-type="string">
            <text:p>LPMDI</text:p>
          </table:table-cell>
          <table:table-cell table:style-name="ce36" office:value-type="float" office:value="190787" calcext:value-type="float">
            <text:p>190787</text:p>
          </table:table-cell>
          <table:table-cell table:style-name="ce38"/>
          <table:table-cell table:style-name="ce39" office:value-type="float" office:value="1" calcext:value-type="float">
            <text:p>1</text:p>
          </table:table-cell>
          <table:table-cell table:style-name="ce38"/>
          <table:table-cell table:style-name="ce43" table:formula="of:=IF([.D39]=1;IF([.G38]=&quot;&quot;;CONCATENATE([.G38];&quot;{&quot;&quot;name&quot;&quot;:&quot;&quot;&quot;;[.$B39];&quot;&quot;&quot;, &quot;&quot;id&quot;&quot;:&quot;;[.$C39];&quot;}&quot;);CONCATENATE([.G38];&quot;,{&quot;&quot;name&quot;&quot;:&quot;&quot;&quot;;[.$B39];&quot;&quot;&quot;, &quot;&quot;id&quot;&quot;:&quot;;[.$C39];&quot;}&quot;));CONCATENATE([.G38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,{&quot;name&quot;:&quot;LIS_UPEC&quot;, &quot;id&quot;:219256},{&quot;name&quot;:&quot;LISA&quot;, &quot;id&quot;:1126},{&quot;name&quot;:&quot;LISIS ?&quot;, &quot;id&quot;:414035},{&quot;name&quot;:&quot;LISSI&quot;, &quot;id&quot;:26324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,{"name":"LIS_UPEC", "id":219256},{"name":"LISA", "id":1126},{"name":"LISIS ?", "id":414035},{"name":"LISSI", "id":26324}</text:p>
          </table:table-cell>
          <table:table-cell table:style-name="ce43" table:formula="of:=IF([.E39]=1;IF([.H38]=&quot;&quot;;CONCATENATE([.H38];&quot;{&quot;&quot;name&quot;&quot;:&quot;&quot;&quot;;[.$B39];&quot;&quot;&quot;, &quot;&quot;id&quot;&quot;:&quot;;[.$C39];&quot;}&quot;);CONCATENATE([.H38];&quot;,{&quot;&quot;name&quot;&quot;:&quot;&quot;&quot;;[.$B39];&quot;&quot;&quot;, &quot;&quot;id&quot;&quot;:&quot;;[.$C39];&quot;}&quot;));CONCATENATE([.H38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,{&quot;name&quot;:&quot;LISAA&quot;, &quot;id&quot;:105538},{&quot;name&quot;:&quot;LPMDI&quot;, &quot;id&quot;:190787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,{"name":"LISAA", "id":105538},{"name":"LPMDI", "id":190787}</text:p>
          </table:table-cell>
          <table:table-cell table:style-name="ce43" table:formula="of:=IF([.F39]=1;IF([.I38]=&quot;&quot;;CONCATENATE([.I38];&quot;{&quot;&quot;name&quot;&quot;:&quot;&quot;&quot;;[.$B39];&quot;&quot;&quot;, &quot;&quot;id&quot;&quot;:&quot;;[.$C39];&quot;}&quot;);CONCATENATE([.I38];&quot;,{&quot;&quot;name&quot;&quot;:&quot;&quot;&quot;;[.$B39];&quot;&quot;&quot;, &quot;&quot;id&quot;&quot;:&quot;;[.$C39];&quot;}&quot;));CONCATENATE([.I38];&quot;&quot;))" office:value-type="string" office:string-value="{&quot;name&quot;:&quot;ENPC-LEESU&quot;, &quot;id&quot;:155441},{&quot;name&quot;:&quot;ENPC-LVMT&quot;, &quot;id&quot;:222115},{&quot;name&quot;:&quot;LATTS&quot;, &quot;id&quot;:1278},{&quot;name&quot;:&quot;LIGM&quot;, &quot;id&quot;:3210}" calcext:value-type="string">
            <text:p>{"name":"ENPC-LEESU", "id":155441},{"name":"ENPC-LVMT", "id":222115},{"name":"LATTS", "id":1278},{"name":"LIGM", "id":3210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39" calcext:value-type="float">
            <text:p>39</text:p>
          </table:table-cell>
          <table:table-cell table:style-name="ce34" office:value-type="string" calcext:value-type="string">
            <text:p>MSME</text:p>
          </table:table-cell>
          <table:table-cell table:style-name="ce36" office:value-type="float" office:value="84321" calcext:value-type="float">
            <text:p>8432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8"/>
          <table:table-cell table:style-name="ce43" table:formula="of:=IF([.D40]=1;IF([.G39]=&quot;&quot;;CONCATENATE([.G39];&quot;{&quot;&quot;name&quot;&quot;:&quot;&quot;&quot;;[.$B40];&quot;&quot;&quot;, &quot;&quot;id&quot;&quot;:&quot;;[.$C40];&quot;}&quot;);CONCATENATE([.G39];&quot;,{&quot;&quot;name&quot;&quot;:&quot;&quot;&quot;;[.$B40];&quot;&quot;&quot;, &quot;&quot;id&quot;&quot;:&quot;;[.$C40];&quot;}&quot;));CONCATENATE([.G39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,{&quot;name&quot;:&quot;LIS_UPEC&quot;, &quot;id&quot;:219256},{&quot;name&quot;:&quot;LISA&quot;, &quot;id&quot;:1126},{&quot;name&quot;:&quot;LISIS ?&quot;, &quot;id&quot;:414035},{&quot;name&quot;:&quot;LISSI&quot;, &quot;id&quot;:26324},{&quot;name&quot;:&quot;MSME&quot;, &quot;id&quot;:84321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,{"name":"LIS_UPEC", "id":219256},{"name":"LISA", "id":1126},{"name":"LISIS ?", "id":414035},{"name":"LISSI", "id":26324},{"name":"MSME", "id":84321}</text:p>
          </table:table-cell>
          <table:table-cell table:style-name="ce43" table:formula="of:=IF([.E40]=1;IF([.H39]=&quot;&quot;;CONCATENATE([.H39];&quot;{&quot;&quot;name&quot;&quot;:&quot;&quot;&quot;;[.$B40];&quot;&quot;&quot;, &quot;&quot;id&quot;&quot;:&quot;;[.$C40];&quot;}&quot;);CONCATENATE([.H39];&quot;,{&quot;&quot;name&quot;&quot;:&quot;&quot;&quot;;[.$B40];&quot;&quot;&quot;, &quot;&quot;id&quot;&quot;:&quot;;[.$C40];&quot;}&quot;));CONCATENATE([.H39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,{&quot;name&quot;:&quot;LISAA&quot;, &quot;id&quot;:105538},{&quot;name&quot;:&quot;LPMDI&quot;, &quot;id&quot;:190787},{&quot;name&quot;:&quot;MSME&quot;, &quot;id&quot;:84321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,{"name":"LISAA", "id":105538},{"name":"LPMDI", "id":190787},{"name":"MSME", "id":84321}</text:p>
          </table:table-cell>
          <table:table-cell table:style-name="ce43" table:formula="of:=IF([.F40]=1;IF([.I39]=&quot;&quot;;CONCATENATE([.I39];&quot;{&quot;&quot;name&quot;&quot;:&quot;&quot;&quot;;[.$B40];&quot;&quot;&quot;, &quot;&quot;id&quot;&quot;:&quot;;[.$C40];&quot;}&quot;);CONCATENATE([.I39];&quot;,{&quot;&quot;name&quot;&quot;:&quot;&quot;&quot;;[.$B40];&quot;&quot;&quot;, &quot;&quot;id&quot;&quot;:&quot;;[.$C40];&quot;}&quot;));CONCATENATE([.I39];&quot;&quot;))" office:value-type="string" office:string-value="{&quot;name&quot;:&quot;ENPC-LEESU&quot;, &quot;id&quot;:155441},{&quot;name&quot;:&quot;ENPC-LVMT&quot;, &quot;id&quot;:222115},{&quot;name&quot;:&quot;LATTS&quot;, &quot;id&quot;:1278},{&quot;name&quot;:&quot;LIGM&quot;, &quot;id&quot;:3210}" calcext:value-type="string">
            <text:p>{"name":"ENPC-LEESU", "id":155441},{"name":"ENPC-LVMT", "id":222115},{"name":"LATTS", "id":1278},{"name":"LIGM", "id":3210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40" calcext:value-type="float">
            <text:p>40</text:p>
          </table:table-cell>
          <table:table-cell table:style-name="ce34" office:value-type="string" calcext:value-type="string">
            <text:p>OBM</text:p>
          </table:table-cell>
          <table:table-cell table:style-name="ce36" office:value-type="float" office:value="105448" calcext:value-type="float">
            <text:p>105448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41]=1;IF([.G40]=&quot;&quot;;CONCATENATE([.G40];&quot;{&quot;&quot;name&quot;&quot;:&quot;&quot;&quot;;[.$B41];&quot;&quot;&quot;, &quot;&quot;id&quot;&quot;:&quot;;[.$C41];&quot;}&quot;);CONCATENATE([.G40];&quot;,{&quot;&quot;name&quot;&quot;:&quot;&quot;&quot;;[.$B41];&quot;&quot;&quot;, &quot;&quot;id&quot;&quot;:&quot;;[.$C41];&quot;}&quot;));CONCATENATE([.G40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,{&quot;name&quot;:&quot;LIS_UPEC&quot;, &quot;id&quot;:219256},{&quot;name&quot;:&quot;LISA&quot;, &quot;id&quot;:1126},{&quot;name&quot;:&quot;LISIS ?&quot;, &quot;id&quot;:414035},{&quot;name&quot;:&quot;LISSI&quot;, &quot;id&quot;:26324},{&quot;name&quot;:&quot;MSME&quot;, &quot;id&quot;:84321},{&quot;name&quot;:&quot;OBM&quot;, &quot;id&quot;:105448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,{"name":"LIS_UPEC", "id":219256},{"name":"LISA", "id":1126},{"name":"LISIS ?", "id":414035},{"name":"LISSI", "id":26324},{"name":"MSME", "id":84321},{"name":"OBM", "id":105448}</text:p>
          </table:table-cell>
          <table:table-cell table:style-name="ce43" table:formula="of:=IF([.E41]=1;IF([.H40]=&quot;&quot;;CONCATENATE([.H40];&quot;{&quot;&quot;name&quot;&quot;:&quot;&quot;&quot;;[.$B41];&quot;&quot;&quot;, &quot;&quot;id&quot;&quot;:&quot;;[.$C41];&quot;}&quot;);CONCATENATE([.H40];&quot;,{&quot;&quot;name&quot;&quot;:&quot;&quot;&quot;;[.$B41];&quot;&quot;&quot;, &quot;&quot;id&quot;&quot;:&quot;;[.$C41];&quot;}&quot;));CONCATENATE([.H40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,{&quot;name&quot;:&quot;LISAA&quot;, &quot;id&quot;:105538},{&quot;name&quot;:&quot;LPMDI&quot;, &quot;id&quot;:190787},{&quot;name&quot;:&quot;MSME&quot;, &quot;id&quot;:84321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,{"name":"LISAA", "id":105538},{"name":"LPMDI", "id":190787},{"name":"MSME", "id":84321}</text:p>
          </table:table-cell>
          <table:table-cell table:style-name="ce43" table:formula="of:=IF([.F41]=1;IF([.I40]=&quot;&quot;;CONCATENATE([.I40];&quot;{&quot;&quot;name&quot;&quot;:&quot;&quot;&quot;;[.$B41];&quot;&quot;&quot;, &quot;&quot;id&quot;&quot;:&quot;;[.$C41];&quot;}&quot;);CONCATENATE([.I40];&quot;,{&quot;&quot;name&quot;&quot;:&quot;&quot;&quot;;[.$B41];&quot;&quot;&quot;, &quot;&quot;id&quot;&quot;:&quot;;[.$C41];&quot;}&quot;));CONCATENATE([.I40];&quot;&quot;))" office:value-type="string" office:string-value="{&quot;name&quot;:&quot;ENPC-LEESU&quot;, &quot;id&quot;:155441},{&quot;name&quot;:&quot;ENPC-LVMT&quot;, &quot;id&quot;:222115},{&quot;name&quot;:&quot;LATTS&quot;, &quot;id&quot;:1278},{&quot;name&quot;:&quot;LIGM&quot;, &quot;id&quot;:3210}" calcext:value-type="string">
            <text:p>{"name":"ENPC-LEESU", "id":155441},{"name":"ENPC-LVMT", "id":222115},{"name":"LATTS", "id":1278},{"name":"LIGM", "id":3210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41" calcext:value-type="float">
            <text:p>41</text:p>
          </table:table-cell>
          <table:table-cell table:style-name="ce34" office:value-type="string" calcext:value-type="string">
            <text:p>PLMC</text:p>
          </table:table-cell>
          <table:table-cell table:style-name="ce36" office:value-type="float" office:value="104162" calcext:value-type="float">
            <text:p>104162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42]=1;IF([.G41]=&quot;&quot;;CONCATENATE([.G41];&quot;{&quot;&quot;name&quot;&quot;:&quot;&quot;&quot;;[.$B42];&quot;&quot;&quot;, &quot;&quot;id&quot;&quot;:&quot;;[.$C42];&quot;}&quot;);CONCATENATE([.G41];&quot;,{&quot;&quot;name&quot;&quot;:&quot;&quot;&quot;;[.$B42];&quot;&quot;&quot;, &quot;&quot;id&quot;&quot;:&quot;;[.$C42];&quot;}&quot;));CONCATENATE([.G41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,{&quot;name&quot;:&quot;LIS_UPEC&quot;, &quot;id&quot;:219256},{&quot;name&quot;:&quot;LISA&quot;, &quot;id&quot;:1126},{&quot;name&quot;:&quot;LISIS ?&quot;, &quot;id&quot;:414035},{&quot;name&quot;:&quot;LISSI&quot;, &quot;id&quot;:26324},{&quot;name&quot;:&quot;MSME&quot;, &quot;id&quot;:84321},{&quot;name&quot;:&quot;OBM&quot;, &quot;id&quot;:105448},{&quot;name&quot;:&quot;PLMC&quot;, &quot;id&quot;:104162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,{"name":"LIS_UPEC", "id":219256},{"name":"LISA", "id":1126},{"name":"LISIS ?", "id":414035},{"name":"LISSI", "id":26324},{"name":"MSME", "id":84321},{"name":"OBM", "id":105448},{"name":"PLMC", "id":104162}</text:p>
          </table:table-cell>
          <table:table-cell table:style-name="ce43" table:formula="of:=IF([.E42]=1;IF([.H41]=&quot;&quot;;CONCATENATE([.H41];&quot;{&quot;&quot;name&quot;&quot;:&quot;&quot;&quot;;[.$B42];&quot;&quot;&quot;, &quot;&quot;id&quot;&quot;:&quot;;[.$C42];&quot;}&quot;);CONCATENATE([.H41];&quot;,{&quot;&quot;name&quot;&quot;:&quot;&quot;&quot;;[.$B42];&quot;&quot;&quot;, &quot;&quot;id&quot;&quot;:&quot;;[.$C42];&quot;}&quot;));CONCATENATE([.H41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,{&quot;name&quot;:&quot;LISAA&quot;, &quot;id&quot;:105538},{&quot;name&quot;:&quot;LPMDI&quot;, &quot;id&quot;:190787},{&quot;name&quot;:&quot;MSME&quot;, &quot;id&quot;:84321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,{"name":"LISAA", "id":105538},{"name":"LPMDI", "id":190787},{"name":"MSME", "id":84321}</text:p>
          </table:table-cell>
          <table:table-cell table:style-name="ce43" table:formula="of:=IF([.F42]=1;IF([.I41]=&quot;&quot;;CONCATENATE([.I41];&quot;{&quot;&quot;name&quot;&quot;:&quot;&quot;&quot;;[.$B42];&quot;&quot;&quot;, &quot;&quot;id&quot;&quot;:&quot;;[.$C42];&quot;}&quot;);CONCATENATE([.I41];&quot;,{&quot;&quot;name&quot;&quot;:&quot;&quot;&quot;;[.$B42];&quot;&quot;&quot;, &quot;&quot;id&quot;&quot;:&quot;;[.$C42];&quot;}&quot;));CONCATENATE([.I41];&quot;&quot;))" office:value-type="string" office:string-value="{&quot;name&quot;:&quot;ENPC-LEESU&quot;, &quot;id&quot;:155441},{&quot;name&quot;:&quot;ENPC-LVMT&quot;, &quot;id&quot;:222115},{&quot;name&quot;:&quot;LATTS&quot;, &quot;id&quot;:1278},{&quot;name&quot;:&quot;LIGM&quot;, &quot;id&quot;:3210}" calcext:value-type="string">
            <text:p>{"name":"ENPC-LEESU", "id":155441},{"name":"ENPC-LVMT", "id":222115},{"name":"LATTS", "id":1278},{"name":"LIGM", "id":3210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0" office:value-type="float" office:value="42" calcext:value-type="float">
            <text:p>42</text:p>
          </table:table-cell>
          <table:table-cell table:style-name="ce34" office:value-type="string" calcext:value-type="string">
            <text:p>SDIE</text:p>
          </table:table-cell>
          <table:table-cell table:style-name="ce36" office:value-type="float" office:value="105449" calcext:value-type="float">
            <text:p>105449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number-columns-repeated="2"/>
          <table:table-cell table:style-name="ce43" table:formula="of:=IF([.D43]=1;IF([.G42]=&quot;&quot;;CONCATENATE([.G42];&quot;{&quot;&quot;name&quot;&quot;:&quot;&quot;&quot;;[.$B43];&quot;&quot;&quot;, &quot;&quot;id&quot;&quot;:&quot;;[.$C43];&quot;}&quot;);CONCATENATE([.G42];&quot;,{&quot;&quot;name&quot;&quot;:&quot;&quot;&quot;;[.$B43];&quot;&quot;&quot;, &quot;&quot;id&quot;&quot;:&quot;;[.$C43];&quot;}&quot;));CONCATENATE([.G42];&quot;&quot;))" office:value-type="string" office:string-value="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,{&quot;name&quot;:&quot;LIS_UPEC&quot;, &quot;id&quot;:219256},{&quot;name&quot;:&quot;LISA&quot;, &quot;id&quot;:1126},{&quot;name&quot;:&quot;LISIS ?&quot;, &quot;id&quot;:414035},{&quot;name&quot;:&quot;LISSI&quot;, &quot;id&quot;:26324},{&quot;name&quot;:&quot;MSME&quot;, &quot;id&quot;:84321},{&quot;name&quot;:&quot;OBM&quot;, &quot;id&quot;:105448},{&quot;name&quot;:&quot;PLMC&quot;, &quot;id&quot;:104162},{&quot;name&quot;:&quot;SDIE&quot;, &quot;id&quot;:105449}" calcext:value-type="string">
            <text:p>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,{"name":"LIS_UPEC", "id":219256},{"name":"LISA", "id":1126},{"name":"LISIS ?", "id":414035},{"name":"LISSI", "id":26324},{"name":"MSME", "id":84321},{"name":"OBM", "id":105448},{"name":"PLMC", "id":104162},{"name":"SDIE", "id":105449}</text:p>
          </table:table-cell>
          <table:table-cell table:style-name="ce43" table:formula="of:=IF([.E43]=1;IF([.H42]=&quot;&quot;;CONCATENATE([.H42];&quot;{&quot;&quot;name&quot;&quot;:&quot;&quot;&quot;;[.$B43];&quot;&quot;&quot;, &quot;&quot;id&quot;&quot;:&quot;;[.$C43];&quot;}&quot;);CONCATENATE([.H42];&quot;,{&quot;&quot;name&quot;&quot;:&quot;&quot;&quot;;[.$B43];&quot;&quot;&quot;, &quot;&quot;id&quot;&quot;:&quot;;[.$C43];&quot;}&quot;));CONCATENATE([.H42];&quot;&quot;))" office:value-type="string" office:string-value="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,{&quot;name&quot;:&quot;LISAA&quot;, &quot;id&quot;:105538},{&quot;name&quot;:&quot;LPMDI&quot;, &quot;id&quot;:190787},{&quot;name&quot;:&quot;MSME&quot;, &quot;id&quot;:84321}" calcext:value-type="string">
            <text:p>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,{"name":"LISAA", "id":105538},{"name":"LPMDI", "id":190787},{"name":"MSME", "id":84321}</text:p>
          </table:table-cell>
          <table:table-cell table:style-name="ce43" table:formula="of:=IF([.F43]=1;IF([.I42]=&quot;&quot;;CONCATENATE([.I42];&quot;{&quot;&quot;name&quot;&quot;:&quot;&quot;&quot;;[.$B43];&quot;&quot;&quot;, &quot;&quot;id&quot;&quot;:&quot;;[.$C43];&quot;}&quot;);CONCATENATE([.I42];&quot;,{&quot;&quot;name&quot;&quot;:&quot;&quot;&quot;;[.$B43];&quot;&quot;&quot;, &quot;&quot;id&quot;&quot;:&quot;;[.$C43];&quot;}&quot;));CONCATENATE([.I42];&quot;&quot;))" office:value-type="string" office:string-value="{&quot;name&quot;:&quot;ENPC-LEESU&quot;, &quot;id&quot;:155441},{&quot;name&quot;:&quot;ENPC-LVMT&quot;, &quot;id&quot;:222115},{&quot;name&quot;:&quot;LATTS&quot;, &quot;id&quot;:1278},{&quot;name&quot;:&quot;LIGM&quot;, &quot;id&quot;:3210}" calcext:value-type="string">
            <text:p>{"name":"ENPC-LEESU", "id":155441},{"name":"ENPC-LVMT", "id":222115},{"name":"LATTS", "id":1278},{"name":"LIGM", "id":3210}</text:p>
          </table:table-cell>
          <table:table-cell table:style-name="ce42"/>
          <table:table-cell table:number-columns-repeated="1013"/>
        </table:table-row>
        <table:table-row table:style-name="ro1">
          <table:table-cell table:style-name="ce31" office:value-type="float" office:value="9999999" calcext:value-type="float">
            <text:p>9999999</text:p>
          </table:table-cell>
          <table:table-cell table:style-name="ce31" office:value-type="string" calcext:value-type="string">
            <text:p>Resultat</text:p>
          </table:table-cell>
          <table:table-cell table:style-name="ce31"/>
          <table:table-cell table:style-name="ce40" table:number-columns-repeated="3"/>
          <table:table-cell table:style-name="ce42" table:formula="of:=CONCATENATE(&quot;{&quot;&quot;building&quot;&quot;:&quot;&quot;&quot;;[.D1];&quot;&quot;&quot;,&quot;&quot;value&quot;&quot;:&quot;;&quot;[&quot;;[.G43];&quot;]}&quot;)" office:value-type="string" office:string-value="{&quot;building&quot;:&quot;UPEC&quot;,&quot;value&quot;:[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,{&quot;name&quot;:&quot;LIS_UPEC&quot;, &quot;id&quot;:219256},{&quot;name&quot;:&quot;LISA&quot;, &quot;id&quot;:1126},{&quot;name&quot;:&quot;LISIS ?&quot;, &quot;id&quot;:414035},{&quot;name&quot;:&quot;LISSI&quot;, &quot;id&quot;:26324},{&quot;name&quot;:&quot;MSME&quot;, &quot;id&quot;:84321},{&quot;name&quot;:&quot;OBM&quot;, &quot;id&quot;:105448},{&quot;name&quot;:&quot;PLMC&quot;, &quot;id&quot;:104162},{&quot;name&quot;:&quot;SDIE&quot;, &quot;id&quot;:105449}]}" calcext:value-type="string">
            <text:p>{"building":"UPEC","value":[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,{"name":"LIS_UPEC", "id":219256},{"name":"LISA", "id":1126},{"name":"LISIS ?", "id":414035},{"name":"LISSI", "id":26324},{"name":"MSME", "id":84321},{"name":"OBM", "id":105448},{"name":"PLMC", "id":104162},{"name":"SDIE", "id":105449}]}</text:p>
          </table:table-cell>
          <table:table-cell table:style-name="ce42" table:formula="of:=CONCATENATE(&quot;{&quot;&quot;building&quot;&quot;:&quot;&quot;&quot;;[.E1];&quot;&quot;&quot;,&quot;&quot;value&quot;&quot;:&quot;;&quot;[&quot;;[.H43];&quot;]}&quot;)" office:value-type="string" office:string-value="{&quot;building&quot;:&quot;UPEM&quot;,&quot;value&quot;:[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,{&quot;name&quot;:&quot;LISAA&quot;, &quot;id&quot;:105538},{&quot;name&quot;:&quot;LPMDI&quot;, &quot;id&quot;:190787},{&quot;name&quot;:&quot;MSME&quot;, &quot;id&quot;:84321}]}" calcext:value-type="string">
            <text:p>{"building":"UPEM","value":[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,{"name":"LISAA", "id":105538},{"name":"LPMDI", "id":190787},{"name":"MSME", "id":84321}]}</text:p>
          </table:table-cell>
          <table:table-cell table:style-name="ce42" table:formula="of:=CONCATENATE(&quot;{&quot;&quot;building&quot;&quot;:&quot;&quot;&quot;;[.F1];&quot;&quot;&quot;,&quot;&quot;value&quot;&quot;:&quot;;&quot;[&quot;;[.I43];&quot;]}&quot;)" office:value-type="string" office:string-value="{&quot;building&quot;:&quot;ENPC&quot;,&quot;value&quot;:[{&quot;name&quot;:&quot;ENPC-LEESU&quot;, &quot;id&quot;:155441},{&quot;name&quot;:&quot;ENPC-LVMT&quot;, &quot;id&quot;:222115},{&quot;name&quot;:&quot;LATTS&quot;, &quot;id&quot;:1278},{&quot;name&quot;:&quot;LIGM&quot;, &quot;id&quot;:3210}]}" calcext:value-type="string">
            <text:p>{"building":"ENPC","value":[{"name":"ENPC-LEESU", "id":155441},{"name":"ENPC-LVMT", "id":222115},{"name":"LATTS", "id":1278},{"name":"LIGM", "id":3210}]}</text:p>
          </table:table-cell>
          <table:table-cell table:style-name="ce42" table:formula="of:=CONCATENATE(&quot;{&quot;&quot;structure&quot;&quot;:[&quot;;[.G44];&quot;,&quot;;[.H44];&quot;,&quot;;[.I44];&quot;]}&quot;)" office:value-type="string" office:string-value="{&quot;structure&quot;:[{&quot;building&quot;:&quot;UPEC&quot;,&quot;value&quot;:[{&quot;name&quot;:&quot;ARSSC&quot;, &quot;id&quot;:215225},{&quot;name&quot;:&quot;BCTSVT&quot;, &quot;id&quot;:215224},{&quot;name&quot;:&quot;BIOEMCO&quot;, &quot;id&quot;:31573},{&quot;name&quot;:&quot;BIPAR&quot;, &quot;id&quot;:37860},{&quot;name&quot;:&quot;CBTIERT&quot;, &quot;id&quot;:203534},{&quot;name&quot;:&quot;CEDITEC&quot;, &quot;id&quot;:36651},{&quot;name&quot;:&quot;CERTES&quot;, &quot;id&quot;:25533},{&quot;name&quot;:&quot;CIRCEFT&quot;, &quot;id&quot;:106111},{&quot;name&quot;:&quot;CRHEC&quot;, &quot;id&quot;:105443},{&quot;name&quot;:&quot;CRRET&quot;, &quot;id&quot;:190965},{&quot;name&quot;:&quot;ENPC-LEESU&quot;, &quot;id&quot;:155441},{&quot;name&quot;:&quot;ENT&quot;, &quot;id&quot;:163599},{&quot;name&quot;:&quot;ERUDITE&quot;, &quot;id&quot;:74242},{&quot;name&quot;:&quot;ICMPE&quot;, &quot;id&quot;:24508},{&quot;name&quot;:&quot;IMAGER&quot;, &quot;id&quot;:105444},{&quot;name&quot;:&quot;IMRB&quot;, &quot;id&quot;:27464},{&quot;name&quot;:&quot;IRG&quot;, &quot;id&quot;:57129},{&quot;name&quot;:&quot;LABURBA&quot;, &quot;id&quot;:104173},{&quot;name&quot;:&quot;LACL&quot;, &quot;id&quot;:1662},{&quot;name&quot;:&quot;LAMA_UMR8050&quot;, &quot;id&quot;:29},{&quot;name&quot;:&quot;LARGOTEC&quot;, &quot;id&quot;:105446},{&quot;name&quot;:&quot;LDAR&quot;, &quot;id&quot;:143355},{&quot;name&quot;:&quot;LGP&quot;, &quot;id&quot;:1343},{&quot;name&quot;:&quot;LIC&quot;, &quot;id&quot;:206343},{&quot;name&quot;:&quot;LIS_UPEC&quot;, &quot;id&quot;:219256},{&quot;name&quot;:&quot;LISA&quot;, &quot;id&quot;:1126},{&quot;name&quot;:&quot;LISIS ?&quot;, &quot;id&quot;:414035},{&quot;name&quot;:&quot;LISSI&quot;, &quot;id&quot;:26324},{&quot;name&quot;:&quot;MSME&quot;, &quot;id&quot;:84321},{&quot;name&quot;:&quot;OBM&quot;, &quot;id&quot;:105448},{&quot;name&quot;:&quot;PLMC&quot;, &quot;id&quot;:104162},{&quot;name&quot;:&quot;SDIE&quot;, &quot;id&quot;:105449}]},{&quot;building&quot;:&quot;UPEM&quot;,&quot;value&quot;:[{&quot;name&quot;:&quot;ACP&quot;, &quot;id&quot;:107872},{&quot;name&quot;:&quot;EEP&quot;, &quot;id&quot;:105483},{&quot;name&quot;:&quot;ENPC-LVMT&quot;, &quot;id&quot;:222115},{&quot;name&quot;:&quot;ERUDITE&quot;, &quot;id&quot;:74242},{&quot;name&quot;:&quot;ESYCOM&quot;, &quot;id&quot;:43154},{&quot;name&quot;:&quot;IMAGER&quot;, &quot;id&quot;:105444},{&quot;name&quot;:&quot;IRG&quot;, &quot;id&quot;:57129},{&quot;name&quot;:&quot;LABURBA&quot;, &quot;id&quot;:104173},{&quot;name&quot;:&quot;LAMA_UMR8050&quot;, &quot;id&quot;:29},{&quot;name&quot;:&quot;LATTS&quot;, &quot;id&quot;:1278},{&quot;name&quot;:&quot;LGE&quot;, &quot;id&quot;:104161},{&quot;name&quot;:&quot;LIGM&quot;, &quot;id&quot;:3210},{&quot;name&quot;:&quot;LISAA&quot;, &quot;id&quot;:105538},{&quot;name&quot;:&quot;LPMDI&quot;, &quot;id&quot;:190787},{&quot;name&quot;:&quot;MSME&quot;, &quot;id&quot;:84321}]},{&quot;building&quot;:&quot;ENPC&quot;,&quot;value&quot;:[{&quot;name&quot;:&quot;ENPC-LEESU&quot;, &quot;id&quot;:155441},{&quot;name&quot;:&quot;ENPC-LVMT&quot;, &quot;id&quot;:222115},{&quot;name&quot;:&quot;LATTS&quot;, &quot;id&quot;:1278},{&quot;name&quot;:&quot;LIGM&quot;, &quot;id&quot;:3210}]}]}" calcext:value-type="string">
            <text:p>{"structure":[{"building":"UPEC","value":[{"name":"ARSSC", "id":215225},{"name":"BCTSVT", "id":215224},{"name":"BIOEMCO", "id":31573},{"name":"BIPAR", "id":37860},{"name":"CBTIERT", "id":203534},{"name":"CEDITEC", "id":36651},{"name":"CERTES", "id":25533},{"name":"CIRCEFT", "id":106111},{"name":"CRHEC", "id":105443},{"name":"CRRET", "id":190965},{"name":"ENPC-LEESU", "id":155441},{"name":"ENT", "id":163599},{"name":"ERUDITE", "id":74242},{"name":"ICMPE", "id":24508},{"name":"IMAGER", "id":105444},{"name":"IMRB", "id":27464},{"name":"IRG", "id":57129},{"name":"LABURBA", "id":104173},{"name":"LACL", "id":1662},{"name":"LAMA_UMR8050", "id":29},{"name":"LARGOTEC", "id":105446},{"name":"LDAR", "id":143355},{"name":"LGP", "id":1343},{"name":"LIC", "id":206343},{"name":"LIS_UPEC", "id":219256},{"name":"LISA", "id":1126},{"name":"LISIS ?", "id":414035},{"name":"LISSI", "id":26324},{"name":"MSME", "id":84321},{"name":"OBM", "id":105448},{"name":"PLMC", "id":104162},{"name":"SDIE", "id":105449}]},{"building":"UPEM","value":[{"name":"ACP", "id":107872},{"name":"EEP", "id":105483},{"name":"ENPC-LVMT", "id":222115},{"name":"ERUDITE", "id":74242},{"name":"ESYCOM", "id":43154},{"name":"IMAGER", "id":105444},{"name":"IRG", "id":57129},{"name":"LABURBA", "id":104173},{"name":"LAMA_UMR8050", "id":29},{"name":"LATTS", "id":1278},{"name":"LGE", "id":104161},{"name":"LIGM", "id":3210},{"name":"LISAA", "id":105538},{"name":"LPMDI", "id":190787},{"name":"MSME", "id":84321}]},{"building":"ENPC","value":[{"name":"ENPC-LEESU", "id":155441},{"name":"ENPC-LVMT", "id":222115},{"name":"LATTS", "id":1278},{"name":"LIGM", "id":3210}]}]}</text:p>
          </table:table-cell>
          <table:table-cell table:number-columns-repeated="1013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42"/>
          <table:table-cell table:number-columns-repeated="1018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hercheur" table:style-name="ta1">
        <table:table-column table:style-name="co6" table:default-cell-style-name="ce13"/>
        <table:table-column table:style-name="co1" table:number-columns-repeated="2" table:default-cell-style-name="ce13"/>
        <table:table-column table:style-name="co7" table:default-cell-style-name="ce21"/>
        <table:table-column table:style-name="co1" table:default-cell-style-name="ce23"/>
        <table:table-column table:style-name="co1" table:number-columns-repeated="1019" table:default-cell-style-name="ce13"/>
        <table:table-row table:style-name="ro1">
          <table:table-cell table:style-name="ce16" office:value-type="string" calcext:value-type="string">
            <text:p>Prenom Nom</text:p>
          </table:table-cell>
          <table:table-cell table:style-name="ce17" office:value-type="string" calcext:value-type="string">
            <text:p>ID</text:p>
          </table:table-cell>
          <table:table-cell table:style-name="ce18" office:value-type="string" calcext:value-type="string">
            <text:p>UPEM</text:p>
          </table:table-cell>
          <table:table-cell table:style-name="ce9" office:value-type="string" calcext:value-type="string">
            <text:p>Json UPEM</text:p>
          </table:table-cell>
          <table:table-cell table:style-name="ce22" office:value-type="string" calcext:value-type="string">
            <text:p>Json Total</text:p>
          </table:table-cell>
          <table:table-cell table:style-name="ce22" table:number-columns-repeated="1019"/>
        </table:table-row>
        <table:table-row table:style-name="ro1">
          <table:table-cell table:style-name="ce6" office:value-type="string" calcext:value-type="string">
            <text:p>valérie auclai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]=1;CONCATENATE(&quot;&quot;&quot;&quot;;[.$A2];&quot;&quot;&quot;&quot;);&quot;&quot;)" office:value-type="string" office:string-value="&quot;valérie auclair&quot;" calcext:value-type="string">
            <text:p>"valérie auclair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incent azoula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]=1;IF([.D2]=&quot;&quot;;CONCATENATE([.D2];&quot;&quot;&quot;&quot;;[.$A3];&quot;&quot;&quot;&quot;);CONCATENATE([.D2];&quot;,&quot;&quot;&quot;;[.$A3];&quot;&quot;&quot;&quot;));CONCATENATE([.D2];&quot;&quot;))" office:value-type="string" office:string-value="&quot;valérie auclair&quot;,&quot;vincent azoulay&quot;" calcext:value-type="string">
            <text:p>"valérie auclair","vincent azoulay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enis bernardeau moreau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4]=1;IF([.D3]=&quot;&quot;;CONCATENATE([.D3];&quot;&quot;&quot;&quot;;[.$A4];&quot;&quot;&quot;&quot;);CONCATENATE([.D3];&quot;,&quot;&quot;&quot;;[.$A4];&quot;&quot;&quot;&quot;));CONCATENATE([.D3];&quot;&quot;))" office:value-type="string" office:string-value="&quot;valérie auclair&quot;,&quot;vincent azoulay&quot;,&quot;denis bernardeau moreau&quot;" calcext:value-type="string">
            <text:p>"valérie auclair","vincent azoulay","denis bernardeau moreau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udrey bertran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5]=1;IF([.D4]=&quot;&quot;;CONCATENATE([.D4];&quot;&quot;&quot;&quot;;[.$A5];&quot;&quot;&quot;&quot;);CONCATENATE([.D4];&quot;,&quot;&quot;&quot;;[.$A5];&quot;&quot;&quot;&quot;));CONCATENATE([.D4];&quot;&quot;))" office:value-type="string" office:string-value="&quot;valérie auclair&quot;,&quot;vincent azoulay&quot;,&quot;denis bernardeau moreau&quot;,&quot;audrey bertrand&quot;" calcext:value-type="string">
            <text:p>"valérie auclair","vincent azoulay","denis bernardeau moreau","audrey bertrand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fabienne bock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6]=1;IF([.D5]=&quot;&quot;;CONCATENATE([.D5];&quot;&quot;&quot;&quot;;[.$A6];&quot;&quot;&quot;&quot;);CONCATENATE([.D5];&quot;,&quot;&quot;&quot;;[.$A6];&quot;&quot;&quot;&quot;));CONCATENATE([.D5];&quot;&quot;))" office:value-type="string" office:string-value="&quot;valérie auclair&quot;,&quot;vincent azoulay&quot;,&quot;denis bernardeau moreau&quot;,&quot;audrey bertrand&quot;,&quot;fabienne bock&quot;" calcext:value-type="string">
            <text:p>"valérie auclair","vincent azoulay","denis bernardeau moreau","audrey bertrand","fabienne bock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hierry bonz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7]=1;IF([.D6]=&quot;&quot;;CONCATENATE([.D6];&quot;&quot;&quot;&quot;;[.$A7];&quot;&quot;&quot;&quot;);CONCATENATE([.D6];&quot;,&quot;&quot;&quot;;[.$A7];&quot;&quot;&quot;&quot;));CONCATENATE([.D6];&quot;&quot;))" office:value-type="string" office:string-value="&quot;valérie auclair&quot;,&quot;vincent azoulay&quot;,&quot;denis bernardeau moreau&quot;,&quot;audrey bertrand&quot;,&quot;fabienne bock&quot;,&quot;thierry bonzon&quot;" calcext:value-type="string">
            <text:p>"valérie auclair","vincent azoulay","denis bernardeau moreau","audrey bertrand","fabienne bock","thierry bonzo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ud chiri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8]=1;IF([.D7]=&quot;&quot;;CONCATENATE([.D7];&quot;&quot;&quot;&quot;;[.$A8];&quot;&quot;&quot;&quot;);CONCATENATE([.D7];&quot;,&quot;&quot;&quot;;[.$A8];&quot;&quot;&quot;&quot;));CONCATENATE([.D7];&quot;&quot;))" office:value-type="string" office:string-value="&quot;valérie auclair&quot;,&quot;vincent azoulay&quot;,&quot;denis bernardeau moreau&quot;,&quot;audrey bertrand&quot;,&quot;fabienne bock&quot;,&quot;thierry bonzon&quot;,&quot;maud chirio&quot;" calcext:value-type="string">
            <text:p>"valérie auclair","vincent azoulay","denis bernardeau moreau","audrey bertrand","fabienne bock","thierry bonzon","maud chirio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rmelle chopli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9]=1;IF([.D8]=&quot;&quot;;CONCATENATE([.D8];&quot;&quot;&quot;&quot;;[.$A9];&quot;&quot;&quot;&quot;);CONCATENATE([.D8];&quot;,&quot;&quot;&quot;;[.$A9];&quot;&quot;&quot;&quot;));CONCATENATE([.D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" calcext:value-type="string">
            <text:p>"valérie auclair","vincent azoulay","denis bernardeau moreau","audrey bertrand","fabienne bock","thierry bonzon","maud chirio","armelle chopli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nne clerval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0]=1;IF([.D9]=&quot;&quot;;CONCATENATE([.D9];&quot;&quot;&quot;&quot;;[.$A10];&quot;&quot;&quot;&quot;);CONCATENATE([.D9];&quot;,&quot;&quot;&quot;;[.$A10];&quot;&quot;&quot;&quot;));CONCATENATE([.D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" calcext:value-type="string">
            <text:p>"valérie auclair","vincent azoulay","denis bernardeau moreau","audrey bertrand","fabienne bock","thierry bonzon","maud chirio","armelle choplin","anne clerval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écile collin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1]=1;IF([.D10]=&quot;&quot;;CONCATENATE([.D10];&quot;&quot;&quot;&quot;;[.$A11];&quot;&quot;&quot;&quot;);CONCATENATE([.D10];&quot;,&quot;&quot;&quot;;[.$A11];&quot;&quot;&quot;&quot;));CONCATENATE([.D1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" calcext:value-type="string">
            <text:p>"valérie auclair","vincent azoulay","denis bernardeau moreau","audrey bertrand","fabienne bock","thierry bonzon","maud chirio","armelle choplin","anne clerval","cécile colline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tthieu delag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2]=1;IF([.D11]=&quot;&quot;;CONCATENATE([.D11];&quot;&quot;&quot;&quot;;[.$A12];&quot;&quot;&quot;&quot;);CONCATENATE([.D11];&quot;,&quot;&quot;&quot;;[.$A12];&quot;&quot;&quot;&quot;));CONCATENATE([.D1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" calcext:value-type="string">
            <text:p>"valérie auclair","vincent azoulay","denis bernardeau moreau","audrey bertrand","fabienne bock","thierry bonzon","maud chirio","armelle choplin","anne clerval","cécile collinet","matthieu delag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tthieu delalandr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3]=1;IF([.D12]=&quot;&quot;;CONCATENATE([.D12];&quot;&quot;&quot;&quot;;[.$A13];&quot;&quot;&quot;&quot;);CONCATENATE([.D12];&quot;,&quot;&quot;&quot;;[.$A13];&quot;&quot;&quot;&quot;));CONCATENATE([.D1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" calcext:value-type="string">
            <text:p>"valérie auclair","vincent azoulay","denis bernardeau moreau","audrey bertrand","fabienne bock","thierry bonzon","maud chirio","armelle choplin","anne clerval","cécile collinet","matthieu delage","matthieu delalandr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abrielle frij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4]=1;IF([.D13]=&quot;&quot;;CONCATENATE([.D13];&quot;&quot;&quot;&quot;;[.$A14];&quot;&quot;&quot;&quot;);CONCATENATE([.D13];&quot;,&quot;&quot;&quot;;[.$A14];&quot;&quot;&quot;&quot;));CONCATENATE([.D1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ascale girar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5]=1;IF([.D14]=&quot;&quot;;CONCATENATE([.D14];&quot;&quot;&quot;&quot;;[.$A15];&quot;&quot;&quot;&quot;);CONCATENATE([.D14];&quot;,&quot;&quot;&quot;;[.$A15];&quot;&quot;&quot;&quot;));CONCATENATE([.D1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tthieu girou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6]=1;IF([.D15]=&quot;&quot;;CONCATENATE([.D15];&quot;&quot;&quot;&quot;;[.$A16];&quot;&quot;&quot;&quot;);CONCATENATE([.D15];&quot;,&quot;&quot;&quot;;[.$A16];&quot;&quot;&quot;&quot;));CONCATENATE([.D1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thilde larrer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7]=1;IF([.D16]=&quot;&quot;;CONCATENATE([.D16];&quot;&quot;&quot;&quot;;[.$A17];&quot;&quot;&quot;&quot;);CONCATENATE([.D16];&quot;,&quot;&quot;&quot;;[.$A17];&quot;&quot;&quot;&quot;));CONCATENATE([.D1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incent lemir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8]=1;IF([.D17]=&quot;&quot;;CONCATENATE([.D17];&quot;&quot;&quot;&quot;;[.$A18];&quot;&quot;&quot;&quot;);CONCATENATE([.D17];&quot;,&quot;&quot;&quot;;[.$A18];&quot;&quot;&quot;&quot;));CONCATENATE([.D1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ric levet-labr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9]=1;IF([.D18]=&quot;&quot;;CONCATENATE([.D18];&quot;&quot;&quot;&quot;;[.$A19];&quot;&quot;&quot;&quot;);CONCATENATE([.D18];&quot;,&quot;&quot;&quot;;[.$A19];&quot;&quot;&quot;&quot;));CONCATENATE([.D1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eorges lomn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0]=1;IF([.D19]=&quot;&quot;;CONCATENATE([.D19];&quot;&quot;&quot;&quot;;[.$A20];&quot;&quot;&quot;&quot;);CONCATENATE([.D19];&quot;,&quot;&quot;&quot;;[.$A20];&quot;&quot;&quot;&quot;));CONCATENATE([.D1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orine maitt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1]=1;IF([.D20]=&quot;&quot;;CONCATENATE([.D20];&quot;&quot;&quot;&quot;;[.$A21];&quot;&quot;&quot;&quot;);CONCATENATE([.D20];&quot;,&quot;&quot;&quot;;[.$A21];&quot;&quot;&quot;&quot;));CONCATENATE([.D2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ophie moreau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2]=1;IF([.D21]=&quot;&quot;;CONCATENATE([.D21];&quot;&quot;&quot;&quot;;[.$A22];&quot;&quot;&quot;&quot;);CONCATENATE([.D21];&quot;,&quot;&quot;&quot;;[.$A22];&quot;&quot;&quot;&quot;));CONCATENATE([.D2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frédéric mor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3]=1;IF([.D22]=&quot;&quot;;CONCATENATE([.D22];&quot;&quot;&quot;&quot;;[.$A23];&quot;&quot;&quot;&quot;);CONCATENATE([.D22];&quot;,&quot;&quot;&quot;;[.$A23];&quot;&quot;&quot;&quot;));CONCATENATE([.D2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érémy pierr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4]=1;IF([.D23]=&quot;&quot;;CONCATENATE([.D23];&quot;&quot;&quot;&quot;;[.$A24];&quot;&quot;&quot;&quot;);CONCATENATE([.D23];&quot;,&quot;&quot;&quot;;[.$A24];&quot;&quot;&quot;&quot;));CONCATENATE([.D2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ierre sav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5]=1;IF([.D24]=&quot;&quot;;CONCATENATE([.D24];&quot;&quot;&quot;&quot;;[.$A25];&quot;&quot;&quot;&quot;);CONCATENATE([.D24];&quot;,&quot;&quot;&quot;;[.$A25];&quot;&quot;&quot;&quot;));CONCATENATE([.D2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nicolas schapir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6]=1;IF([.D25]=&quot;&quot;;CONCATENATE([.D25];&quot;&quot;&quot;&quot;;[.$A26];&quot;&quot;&quot;&quot;);CONCATENATE([.D25];&quot;,&quot;&quot;&quot;;[.$A26];&quot;&quot;&quot;&quot;));CONCATENATE([.D2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alérie theis-anheim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7]=1;IF([.D26]=&quot;&quot;;CONCATENATE([.D26];&quot;&quot;&quot;&quot;;[.$A27];&quot;&quot;&quot;&quot;);CONCATENATE([.D26];&quot;,&quot;&quot;&quot;;[.$A27];&quot;&quot;&quot;&quot;));CONCATENATE([.D2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oïc vadelorg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8]=1;IF([.D27]=&quot;&quot;;CONCATENATE([.D27];&quot;&quot;&quot;&quot;;[.$A28];&quot;&quot;&quot;&quot;);CONCATENATE([.D27];&quot;,&quot;&quot;&quot;;[.$A28];&quot;&quot;&quot;&quot;));CONCATENATE([.D2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ierre-olaf van golverdienge schu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9]=1;IF([.D28]=&quot;&quot;;CONCATENATE([.D28];&quot;&quot;&quot;&quot;;[.$A29];&quot;&quot;&quot;&quot;);CONCATENATE([.D28];&quot;,&quot;&quot;&quot;;[.$A29];&quot;&quot;&quot;&quot;));CONCATENATE([.D2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rge web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0]=1;IF([.D29]=&quot;&quot;;CONCATENATE([.D29];&quot;&quot;&quot;&quot;;[.$A30];&quot;&quot;&quot;&quot;);CONCATENATE([.D29];&quot;,&quot;&quot;&quot;;[.$A30];&quot;&quot;&quot;&quot;));CONCATENATE([.D2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hristian bourr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1]=1;IF([.D30]=&quot;&quot;;CONCATENATE([.D30];&quot;&quot;&quot;&quot;;[.$A31];&quot;&quot;&quot;&quot;);CONCATENATE([.D30];&quot;,&quot;&quot;&quot;;[.$A31];&quot;&quot;&quot;&quot;));CONCATENATE([.D3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ucile desmoulin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2]=1;IF([.D31]=&quot;&quot;;CONCATENATE([.D31];&quot;&quot;&quot;&quot;;[.$A32];&quot;&quot;&quot;&quot;);CONCATENATE([.D31];&quot;,&quot;&quot;&quot;;[.$A32];&quot;&quot;&quot;&quot;));CONCATENATE([.D3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renaud eppstei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3]=1;IF([.D32]=&quot;&quot;;CONCATENATE([.D32];&quot;&quot;&quot;&quot;;[.$A33];&quot;&quot;&quot;&quot;);CONCATENATE([.D32];&quot;,&quot;&quot;&quot;;[.$A33];&quot;&quot;&quot;&quot;));CONCATENATE([.D3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ingrid fasshau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4]=1;IF([.D33]=&quot;&quot;;CONCATENATE([.D33];&quot;&quot;&quot;&quot;;[.$A34];&quot;&quot;&quot;&quot;);CONCATENATE([.D33];&quot;,&quot;&quot;&quot;;[.$A34];&quot;&quot;&quot;&quot;));CONCATENATE([.D3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karim fraou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5]=1;IF([.D34]=&quot;&quot;;CONCATENATE([.D34];&quot;&quot;&quot;&quot;;[.$A35];&quot;&quot;&quot;&quot;);CONCATENATE([.D34];&quot;,&quot;&quot;&quot;;[.$A35];&quot;&quot;&quot;&quot;));CONCATENATE([.D3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laudie mey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6]=1;IF([.D35]=&quot;&quot;;CONCATENATE([.D35];&quot;&quot;&quot;&quot;;[.$A36];&quot;&quot;&quot;&quot;);CONCATENATE([.D35];&quot;,&quot;&quot;&quot;;[.$A36];&quot;&quot;&quot;&quot;));CONCATENATE([.D3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abriella salzan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7]=1;IF([.D36]=&quot;&quot;;CONCATENATE([.D36];&quot;&quot;&quot;&quot;;[.$A37];&quot;&quot;&quot;&quot;);CONCATENATE([.D36];&quot;,&quot;&quot;&quot;;[.$A37];&quot;&quot;&quot;&quot;));CONCATENATE([.D3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nacima baron-yelle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8]=1;IF([.D37]=&quot;&quot;;CONCATENATE([.D37];&quot;&quot;&quot;&quot;;[.$A38];&quot;&quot;&quot;&quot;);CONCATENATE([.D37];&quot;,&quot;&quot;&quot;;[.$A38];&quot;&quot;&quot;&quot;));CONCATENATE([.D3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nathalie fabr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9]=1;IF([.D38]=&quot;&quot;;CONCATENATE([.D38];&quot;&quot;&quot;&quot;;[.$A39];&quot;&quot;&quot;&quot;);CONCATENATE([.D38];&quot;,&quot;&quot;&quot;;[.$A39];&quot;&quot;&quot;&quot;));CONCATENATE([.D3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nne jarrige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40]=1;IF([.D39]=&quot;&quot;;CONCATENATE([.D39];&quot;&quot;&quot;&quot;;[.$A40];&quot;&quot;&quot;&quot;);CONCATENATE([.D39];&quot;,&quot;&quot;&quot;;[.$A40];&quot;&quot;&quot;&quot;));CONCATENATE([.D3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mre korsu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41]=1;IF([.D40]=&quot;&quot;;CONCATENATE([.D40];&quot;&quot;&quot;&quot;;[.$A41];&quot;&quot;&quot;&quot;);CONCATENATE([.D40];&quot;,&quot;&quot;&quot;;[.$A41];&quot;&quot;&quot;&quot;));CONCATENATE([.D4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ean laterrass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42]=1;IF([.D41]=&quot;&quot;;CONCATENATE([.D41];&quot;&quot;&quot;&quot;;[.$A42];&quot;&quot;&quot;&quot;);CONCATENATE([.D41];&quot;,&quot;&quot;&quot;;[.$A42];&quot;&quot;&quot;&quot;));CONCATENATE([.D4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florent le nech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43]=1;IF([.D42]=&quot;&quot;;CONCATENATE([.D42];&quot;&quot;&quot;&quot;;[.$A43];&quot;&quot;&quot;&quot;);CONCATENATE([.D42];&quot;,&quot;&quot;&quot;;[.$A43];&quot;&quot;&quot;&quot;));CONCATENATE([.D4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hilippe poinso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44]=1;IF([.D43]=&quot;&quot;;CONCATENATE([.D43];&quot;&quot;&quot;&quot;;[.$A44];&quot;&quot;&quot;&quot;);CONCATENATE([.D43];&quot;,&quot;&quot;&quot;;[.$A44];&quot;&quot;&quot;&quot;));CONCATENATE([.D4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wendal sim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45]=1;IF([.D44]=&quot;&quot;;CONCATENATE([.D44];&quot;&quot;&quot;&quot;;[.$A45];&quot;&quot;&quot;&quot;);CONCATENATE([.D44];&quot;,&quot;&quot;&quot;;[.$A45];&quot;&quot;&quot;&quot;));CONCATENATE([.D4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aclav stransk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46]=1;IF([.D45]=&quot;&quot;;CONCATENATE([.D45];&quot;&quot;&quot;&quot;;[.$A46];&quot;&quot;&quot;&quot;);CONCATENATE([.D45];&quot;,&quot;&quot;&quot;;[.$A46];&quot;&quot;&quot;&quot;));CONCATENATE([.D4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andrine wenglensk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47]=1;IF([.D46]=&quot;&quot;;CONCATENATE([.D46];&quot;&quot;&quot;&quot;;[.$A47];&quot;&quot;&quot;&quot;);CONCATENATE([.D46];&quot;,&quot;&quot;&quot;;[.$A47];&quot;&quot;&quot;&quot;));CONCATENATE([.D4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ylvain zeghn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48]=1;IF([.D47]=&quot;&quot;;CONCATENATE([.D47];&quot;&quot;&quot;&quot;;[.$A48];&quot;&quot;&quot;&quot;);CONCATENATE([.D47];&quot;,&quot;&quot;&quot;;[.$A48];&quot;&quot;&quot;&quot;));CONCATENATE([.D4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ierre zembr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49]=1;IF([.D48]=&quot;&quot;;CONCATENATE([.D48];&quot;&quot;&quot;&quot;;[.$A49];&quot;&quot;&quot;&quot;);CONCATENATE([.D48];&quot;,&quot;&quot;&quot;;[.$A49];&quot;&quot;&quot;&quot;));CONCATENATE([.D4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élika ben salem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50]=1;IF([.D49]=&quot;&quot;;CONCATENATE([.D49];&quot;&quot;&quot;&quot;;[.$A50];&quot;&quot;&quot;&quot;);CONCATENATE([.D49];&quot;,&quot;&quot;&quot;;[.$A50];&quot;&quot;&quot;&quot;));CONCATENATE([.D4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atherine bro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51]=1;IF([.D50]=&quot;&quot;;CONCATENATE([.D50];&quot;&quot;&quot;&quot;;[.$A51];&quot;&quot;&quot;&quot;);CONCATENATE([.D50];&quot;,&quot;&quot;&quot;;[.$A51];&quot;&quot;&quot;&quot;));CONCATENATE([.D5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hervé defalvar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52]=1;IF([.D51]=&quot;&quot;;CONCATENATE([.D51];&quot;&quot;&quot;&quot;;[.$A52];&quot;&quot;&quot;&quot;);CONCATENATE([.D51];&quot;,&quot;&quot;&quot;;[.$A52];&quot;&quot;&quot;&quot;));CONCATENATE([.D5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ekaterina dmitrijev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53]=1;IF([.D52]=&quot;&quot;;CONCATENATE([.D52];&quot;&quot;&quot;&quot;;[.$A53];&quot;&quot;&quot;&quot;);CONCATENATE([.D52];&quot;,&quot;&quot;&quot;;[.$A53];&quot;&quot;&quot;&quot;));CONCATENATE([.D5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non domingues dos santo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54]=1;IF([.D53]=&quot;&quot;;CONCATENATE([.D53];&quot;&quot;&quot;&quot;;[.$A54];&quot;&quot;&quot;&quot;);CONCATENATE([.D53];&quot;,&quot;&quot;&quot;;[.$A54];&quot;&quot;&quot;&quot;));CONCATENATE([.D5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ean-françois jacque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55]=1;IF([.D54]=&quot;&quot;;CONCATENATE([.D54];&quot;&quot;&quot;&quot;;[.$A55];&quot;&quot;&quot;&quot;);CONCATENATE([.D54];&quot;,&quot;&quot;&quot;;[.$A55];&quot;&quot;&quot;&quot;));CONCATENATE([.D5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yannick l'hort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56]=1;IF([.D55]=&quot;&quot;;CONCATENATE([.D55];&quot;&quot;&quot;&quot;;[.$A56];&quot;&quot;&quot;&quot;);CONCATENATE([.D55];&quot;,&quot;&quot;&quot;;[.$A56];&quot;&quot;&quot;&quot;));CONCATENATE([.D5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ascale peti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57]=1;IF([.D56]=&quot;&quot;;CONCATENATE([.D56];&quot;&quot;&quot;&quot;;[.$A57];&quot;&quot;&quot;&quot;);CONCATENATE([.D56];&quot;,&quot;&quot;&quot;;[.$A57];&quot;&quot;&quot;&quot;));CONCATENATE([.D5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ominique redo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58]=1;IF([.D57]=&quot;&quot;;CONCATENATE([.D57];&quot;&quot;&quot;&quot;;[.$A58];&quot;&quot;&quot;&quot;);CONCATENATE([.D57];&quot;,&quot;&quot;&quot;;[.$A58];&quot;&quot;&quot;&quot;));CONCATENATE([.D5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aurent ciri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59]=1;IF([.D58]=&quot;&quot;;CONCATENATE([.D58];&quot;&quot;&quot;&quot;;[.$A59];&quot;&quot;&quot;&quot;);CONCATENATE([.D58];&quot;,&quot;&quot;&quot;;[.$A59];&quot;&quot;&quot;&quot;));CONCATENATE([.D5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rjorie grzeskowiak-luca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60]=1;IF([.D59]=&quot;&quot;;CONCATENATE([.D59];&quot;&quot;&quot;&quot;;[.$A60];&quot;&quot;&quot;&quot;);CONCATENATE([.D59];&quot;,&quot;&quot;&quot;;[.$A60];&quot;&quot;&quot;&quot;));CONCATENATE([.D5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ean-marc laheurt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61]=1;IF([.D60]=&quot;&quot;;CONCATENATE([.D60];&quot;&quot;&quot;&quot;;[.$A61];&quot;&quot;&quot;&quot;);CONCATENATE([.D60];&quot;,&quot;&quot;&quot;;[.$A61];&quot;&quot;&quot;&quot;));CONCATENATE([.D6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yamin leprinc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62]=1;IF([.D61]=&quot;&quot;;CONCATENATE([.D61];&quot;&quot;&quot;&quot;;[.$A62];&quot;&quot;&quot;&quot;);CONCATENATE([.D61];&quot;,&quot;&quot;&quot;;[.$A62];&quot;&quot;&quot;&quot;));CONCATENATE([.D6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téphanie mengu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63]=1;IF([.D62]=&quot;&quot;;CONCATENATE([.D62];&quot;&quot;&quot;&quot;;[.$A63];&quot;&quot;&quot;&quot;);CONCATENATE([.D62];&quot;,&quot;&quot;&quot;;[.$A63];&quot;&quot;&quot;&quot;));CONCATENATE([.D6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hermila mostarshed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64]=1;IF([.D63]=&quot;&quot;;CONCATENATE([.D63];&quot;&quot;&quot;&quot;;[.$A64];&quot;&quot;&quot;&quot;);CONCATENATE([.D63];&quot;,&quot;&quot;&quot;;[.$A64];&quot;&quot;&quot;&quot;));CONCATENATE([.D6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odile pic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65]=1;IF([.D64]=&quot;&quot;;CONCATENATE([.D64];&quot;&quot;&quot;&quot;;[.$A65];&quot;&quot;&quot;&quot;);CONCATENATE([.D64];&quot;,&quot;&quot;&quot;;[.$A65];&quot;&quot;&quot;&quot;));CONCATENATE([.D6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benoît pousso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66]=1;IF([.D65]=&quot;&quot;;CONCATENATE([.D65];&quot;&quot;&quot;&quot;;[.$A66];&quot;&quot;&quot;&quot;);CONCATENATE([.D65];&quot;,&quot;&quot;&quot;;[.$A66];&quot;&quot;&quot;&quot;));CONCATENATE([.D6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lodie richalo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67]=1;IF([.D66]=&quot;&quot;;CONCATENATE([.D66];&quot;&quot;&quot;&quot;;[.$A67];&quot;&quot;&quot;&quot;);CONCATENATE([.D66];&quot;,&quot;&quot;&quot;;[.$A67];&quot;&quot;&quot;&quot;));CONCATENATE([.D6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hakim takhedmi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68]=1;IF([.D67]=&quot;&quot;;CONCATENATE([.D67];&quot;&quot;&quot;&quot;;[.$A68];&quot;&quot;&quot;&quot;);CONCATENATE([.D67];&quot;,&quot;&quot;&quot;;[.$A68];&quot;&quot;&quot;&quot;));CONCATENATE([.D6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eyla jaoued-abass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69]=1;IF([.D68]=&quot;&quot;;CONCATENATE([.D68];&quot;&quot;&quot;&quot;;[.$A69];&quot;&quot;&quot;&quot;);CONCATENATE([.D68];&quot;,&quot;&quot;&quot;;[.$A69];&quot;&quot;&quot;&quot;));CONCATENATE([.D6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rianne abramovic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70]=1;IF([.D69]=&quot;&quot;;CONCATENATE([.D69];&quot;&quot;&quot;&quot;;[.$A70];&quot;&quot;&quot;&quot;);CONCATENATE([.D69];&quot;,&quot;&quot;&quot;;[.$A70];&quot;&quot;&quot;&quot;));CONCATENATE([.D6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éronique attias-delattr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71]=1;IF([.D70]=&quot;&quot;;CONCATENATE([.D70];&quot;&quot;&quot;&quot;;[.$A71];&quot;&quot;&quot;&quot;);CONCATENATE([.D70];&quot;,&quot;&quot;&quot;;[.$A71];&quot;&quot;&quot;&quot;));CONCATENATE([.D7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mina béji-bécheu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72]=1;IF([.D71]=&quot;&quot;;CONCATENATE([.D71];&quot;&quot;&quot;&quot;;[.$A72];&quot;&quot;&quot;&quot;);CONCATENATE([.D71];&quot;,&quot;&quot;&quot;;[.$A72];&quot;&quot;&quot;&quot;));CONCATENATE([.D7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faten ben sliman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73]=1;IF([.D72]=&quot;&quot;;CONCATENATE([.D72];&quot;&quot;&quot;&quot;;[.$A73];&quot;&quot;&quot;&quot;);CONCATENATE([.D72];&quot;,&quot;&quot;&quot;;[.$A73];&quot;&quot;&quot;&quot;));CONCATENATE([.D7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inès boude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74]=1;IF([.D73]=&quot;&quot;;CONCATENATE([.D73];&quot;&quot;&quot;&quot;;[.$A74];&quot;&quot;&quot;&quot;);CONCATENATE([.D73];&quot;,&quot;&quot;&quot;;[.$A74];&quot;&quot;&quot;&quot;));CONCATENATE([.D7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bérengère brial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75]=1;IF([.D74]=&quot;&quot;;CONCATENATE([.D74];&quot;&quot;&quot;&quot;;[.$A75];&quot;&quot;&quot;&quot;);CONCATENATE([.D74];&quot;,&quot;&quot;&quot;;[.$A75];&quot;&quot;&quot;&quot;));CONCATENATE([.D7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ugénie brio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76]=1;IF([.D75]=&quot;&quot;;CONCATENATE([.D75];&quot;&quot;&quot;&quot;;[.$A76];&quot;&quot;&quot;&quot;);CONCATENATE([.D75];&quot;,&quot;&quot;&quot;;[.$A76];&quot;&quot;&quot;&quot;));CONCATENATE([.D7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ylvie chevri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77]=1;IF([.D76]=&quot;&quot;;CONCATENATE([.D76];&quot;&quot;&quot;&quot;;[.$A77];&quot;&quot;&quot;&quot;);CONCATENATE([.D76];&quot;,&quot;&quot;&quot;;[.$A77];&quot;&quot;&quot;&quot;));CONCATENATE([.D7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énélope codello-guijarr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78]=1;IF([.D77]=&quot;&quot;;CONCATENATE([.D77];&quot;&quot;&quot;&quot;;[.$A78];&quot;&quot;&quot;&quot;);CONCATENATE([.D77];&quot;,&quot;&quot;&quot;;[.$A78];&quot;&quot;&quot;&quot;));CONCATENATE([.D7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hristel de lassu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79]=1;IF([.D78]=&quot;&quot;;CONCATENATE([.D78];&quot;&quot;&quot;&quot;;[.$A79];&quot;&quot;&quot;&quot;);CONCATENATE([.D78];&quot;,&quot;&quot;&quot;;[.$A79];&quot;&quot;&quot;&quot;));CONCATENATE([.D7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lain debenedett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80]=1;IF([.D79]=&quot;&quot;;CONCATENATE([.D79];&quot;&quot;&quot;&quot;;[.$A80];&quot;&quot;&quot;&quot;);CONCATENATE([.D79];&quot;,&quot;&quot;&quot;;[.$A80];&quot;&quot;&quot;&quot;));CONCATENATE([.D7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écile fonroug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81]=1;IF([.D80]=&quot;&quot;;CONCATENATE([.D80];&quot;&quot;&quot;&quot;;[.$A81];&quot;&quot;&quot;&quot;);CONCATENATE([.D80];&quot;,&quot;&quot;&quot;;[.$A81];&quot;&quot;&quot;&quot;));CONCATENATE([.D8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hérazade gatfaou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82]=1;IF([.D81]=&quot;&quot;;CONCATENATE([.D81];&quot;&quot;&quot;&quot;;[.$A82];&quot;&quot;&quot;&quot;);CONCATENATE([.D81];&quot;,&quot;&quot;&quot;;[.$A82];&quot;&quot;&quot;&quot;));CONCATENATE([.D8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velyne gauch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83]=1;IF([.D82]=&quot;&quot;;CONCATENATE([.D82];&quot;&quot;&quot;&quot;;[.$A83];&quot;&quot;&quot;&quot;);CONCATENATE([.D82];&quot;,&quot;&quot;&quot;;[.$A83];&quot;&quot;&quot;&quot;));CONCATENATE([.D8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uriel jougleux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84]=1;IF([.D83]=&quot;&quot;;CONCATENATE([.D83];&quot;&quot;&quot;&quot;;[.$A84];&quot;&quot;&quot;&quot;);CONCATENATE([.D83];&quot;,&quot;&quot;&quot;;[.$A84];&quot;&quot;&quot;&quot;));CONCATENATE([.D8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atherine mama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85]=1;IF([.D84]=&quot;&quot;;CONCATENATE([.D84];&quot;&quot;&quot;&quot;;[.$A85];&quot;&quot;&quot;&quot;);CONCATENATE([.D84];&quot;,&quot;&quot;&quot;;[.$A85];&quot;&quot;&quot;&quot;));CONCATENATE([.D8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iliana mitkov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86]=1;IF([.D85]=&quot;&quot;;CONCATENATE([.D85];&quot;&quot;&quot;&quot;;[.$A86];&quot;&quot;&quot;&quot;);CONCATENATE([.D85];&quot;,&quot;&quot;&quot;;[.$A86];&quot;&quot;&quot;&quot;));CONCATENATE([.D8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mmanuel okamb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87]=1;IF([.D86]=&quot;&quot;;CONCATENATE([.D86];&quot;&quot;&quot;&quot;;[.$A87];&quot;&quot;&quot;&quot;);CONCATENATE([.D86];&quot;,&quot;&quot;&quot;;[.$A87];&quot;&quot;&quot;&quot;));CONCATENATE([.D8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thias szpirgla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88]=1;IF([.D87]=&quot;&quot;;CONCATENATE([.D87];&quot;&quot;&quot;&quot;;[.$A88];&quot;&quot;&quot;&quot;);CONCATENATE([.D87];&quot;,&quot;&quot;&quot;;[.$A88];&quot;&quot;&quot;&quot;));CONCATENATE([.D8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ascale terriss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89]=1;IF([.D88]=&quot;&quot;;CONCATENATE([.D88];&quot;&quot;&quot;&quot;;[.$A89];&quot;&quot;&quot;&quot;);CONCATENATE([.D88];&quot;,&quot;&quot;&quot;;[.$A89];&quot;&quot;&quot;&quot;));CONCATENATE([.D8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ulie tixi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90]=1;IF([.D89]=&quot;&quot;;CONCATENATE([.D89];&quot;&quot;&quot;&quot;;[.$A90];&quot;&quot;&quot;&quot;);CONCATENATE([.D89];&quot;,&quot;&quot;&quot;;[.$A90];&quot;&quot;&quot;&quot;));CONCATENATE([.D8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rola zebian-hussan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91]=1;IF([.D90]=&quot;&quot;;CONCATENATE([.D90];&quot;&quot;&quot;&quot;;[.$A91];&quot;&quot;&quot;&quot;);CONCATENATE([.D90];&quot;,&quot;&quot;&quot;;[.$A91];&quot;&quot;&quot;&quot;));CONCATENATE([.D9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nadia arab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92]=1;IF([.D91]=&quot;&quot;;CONCATENATE([.D91];&quot;&quot;&quot;&quot;;[.$A92];&quot;&quot;&quot;&quot;);CONCATENATE([.D91];&quot;,&quot;&quot;&quot;;[.$A92];&quot;&quot;&quot;&quot;));CONCATENATE([.D9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bruno barroc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93]=1;IF([.D92]=&quot;&quot;;CONCATENATE([.D92];&quot;&quot;&quot;&quot;;[.$A93];&quot;&quot;&quot;&quot;);CONCATENATE([.D92];&quot;,&quot;&quot;&quot;;[.$A93];&quot;&quot;&quot;&quot;));CONCATENATE([.D9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homas bonierbal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94]=1;IF([.D93]=&quot;&quot;;CONCATENATE([.D93];&quot;&quot;&quot;&quot;;[.$A94];&quot;&quot;&quot;&quot;);CONCATENATE([.D93];&quot;,&quot;&quot;&quot;;[.$A94];&quot;&quot;&quot;&quot;));CONCATENATE([.D9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lain bourdi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95]=1;IF([.D94]=&quot;&quot;;CONCATENATE([.D94];&quot;&quot;&quot;&quot;;[.$A95];&quot;&quot;&quot;&quot;);CONCATENATE([.D94];&quot;,&quot;&quot;&quot;;[.$A95];&quot;&quot;&quot;&quot;));CONCATENATE([.D9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écile cuny-rober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96]=1;IF([.D95]=&quot;&quot;;CONCATENATE([.D95];&quot;&quot;&quot;&quot;;[.$A96];&quot;&quot;&quot;&quot;);CONCATENATE([.D95];&quot;,&quot;&quot;&quot;;[.$A96];&quot;&quot;&quot;&quot;));CONCATENATE([.D9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rie delaplac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97]=1;IF([.D96]=&quot;&quot;;CONCATENATE([.D96];&quot;&quot;&quot;&quot;;[.$A97];&quot;&quot;&quot;&quot;);CONCATENATE([.D96];&quot;,&quot;&quot;&quot;;[.$A97];&quot;&quot;&quot;&quot;));CONCATENATE([.D9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youssef diab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98]=1;IF([.D97]=&quot;&quot;;CONCATENATE([.D97];&quot;&quot;&quot;&quot;;[.$A98];&quot;&quot;&quot;&quot;);CONCATENATE([.D97];&quot;,&quot;&quot;&quot;;[.$A98];&quot;&quot;&quot;&quot;));CONCATENATE([.D9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ustafa dikec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99]=1;IF([.D98]=&quot;&quot;;CONCATENATE([.D98];&quot;&quot;&quot;&quot;;[.$A99];&quot;&quot;&quot;&quot;);CONCATENATE([.D98];&quot;,&quot;&quot;&quot;;[.$A99];&quot;&quot;&quot;&quot;));CONCATENATE([.D9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illes huber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00]=1;IF([.D99]=&quot;&quot;;CONCATENATE([.D99];&quot;&quot;&quot;&quot;;[.$A100];&quot;&quot;&quot;&quot;);CONCATENATE([.D99];&quot;,&quot;&quot;&quot;;[.$A100];&quot;&quot;&quot;&quot;));CONCATENATE([.D9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oel id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01]=1;IF([.D100]=&quot;&quot;;CONCATENATE([.D100];&quot;&quot;&quot;&quot;;[.$A101];&quot;&quot;&quot;&quot;);CONCATENATE([.D100];&quot;,&quot;&quot;&quot;;[.$A101];&quot;&quot;&quot;&quot;));CONCATENATE([.D10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écile jol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02]=1;IF([.D101]=&quot;&quot;;CONCATENATE([.D101];&quot;&quot;&quot;&quot;;[.$A102];&quot;&quot;&quot;&quot;);CONCATENATE([.D101];&quot;,&quot;&quot;&quot;;[.$A102];&quot;&quot;&quot;&quot;));CONCATENATE([.D10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katia laffrechin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03]=1;IF([.D102]=&quot;&quot;;CONCATENATE([.D102];&quot;&quot;&quot;&quot;;[.$A103];&quot;&quot;&quot;&quot;);CONCATENATE([.D102];&quot;,&quot;&quot;&quot;;[.$A103];&quot;&quot;&quot;&quot;));CONCATENATE([.D10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jérome monn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04]=1;IF([.D103]=&quot;&quot;;CONCATENATE([.D103];&quot;&quot;&quot;&quot;;[.$A104];&quot;&quot;&quot;&quot;);CONCATENATE([.D103];&quot;,&quot;&quot;&quot;;[.$A104];&quot;&quot;&quot;&quot;));CONCATENATE([.D10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enis moran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05]=1;IF([.D104]=&quot;&quot;;CONCATENATE([.D104];&quot;&quot;&quot;&quot;;[.$A105];&quot;&quot;&quot;&quot;);CONCATENATE([.D104];&quot;,&quot;&quot;&quot;;[.$A105];&quot;&quot;&quot;&quot;));CONCATENATE([.D10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rgot pelegrin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06]=1;IF([.D105]=&quot;&quot;;CONCATENATE([.D105];&quot;&quot;&quot;&quot;;[.$A106];&quot;&quot;&quot;&quot;);CONCATENATE([.D105];&quot;,&quot;&quot;&quot;;[.$A106];&quot;&quot;&quot;&quot;));CONCATENATE([.D10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rie-paule rousseau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07]=1;IF([.D106]=&quot;&quot;;CONCATENATE([.D106];&quot;&quot;&quot;&quot;;[.$A107];&quot;&quot;&quot;&quot;);CONCATENATE([.D106];&quot;,&quot;&quot;&quot;;[.$A107];&quot;&quot;&quot;&quot;));CONCATENATE([.D10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vgeny abakumov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08]=1;IF([.D107]=&quot;&quot;;CONCATENATE([.D107];&quot;&quot;&quot;&quot;;[.$A108];&quot;&quot;&quot;&quot;);CONCATENATE([.D107];&quot;,&quot;&quot;&quot;;[.$A108];&quot;&quot;&quot;&quot;));CONCATENATE([.D10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lad ball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09]=1;IF([.D108]=&quot;&quot;;CONCATENATE([.D108];&quot;&quot;&quot;&quot;;[.$A109];&quot;&quot;&quot;&quot;);CONCATENATE([.D108];&quot;,&quot;&quot;&quot;;[.$A109];&quot;&quot;&quot;&quot;));CONCATENATE([.D10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ristina butuce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10]=1;IF([.D109]=&quot;&quot;;CONCATENATE([.D109];&quot;&quot;&quot;&quot;;[.$A110];&quot;&quot;&quot;&quot;);CONCATENATE([.D109];&quot;,&quot;&quot;&quot;;[.$A110];&quot;&quot;&quot;&quot;));CONCATENATE([.D10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rco cannon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11]=1;IF([.D110]=&quot;&quot;;CONCATENATE([.D110];&quot;&quot;&quot;&quot;;[.$A111];&quot;&quot;&quot;&quot;);CONCATENATE([.D110];&quot;,&quot;&quot;&quot;;[.$A111];&quot;&quot;&quot;&quot;));CONCATENATE([.D11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mmanuelle clemen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12]=1;IF([.D111]=&quot;&quot;;CONCATENATE([.D111];&quot;&quot;&quot;&quot;;[.$A112];&quot;&quot;&quot;&quot;);CONCATENATE([.D111];&quot;,&quot;&quot;&quot;;[.$A112];&quot;&quot;&quot;&quot;));CONCATENATE([.D11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uc deleaval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13]=1;IF([.D112]=&quot;&quot;;CONCATENATE([.D112];&quot;&quot;&quot;&quot;;[.$A113];&quot;&quot;&quot;&quot;);CONCATENATE([.D112];&quot;,&quot;&quot;&quot;;[.$A113];&quot;&quot;&quot;&quot;));CONCATENATE([.D11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hristophe deni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14]=1;IF([.D113]=&quot;&quot;;CONCATENATE([.D113];&quot;&quot;&quot;&quot;;[.$A114];&quot;&quot;&quot;&quot;);CONCATENATE([.D113];&quot;,&quot;&quot;&quot;;[.$A114];&quot;&quot;&quot;&quot;));CONCATENATE([.D11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avid doye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15]=1;IF([.D114]=&quot;&quot;;CONCATENATE([.D114];&quot;&quot;&quot;&quot;;[.$A115];&quot;&quot;&quot;&quot;);CONCATENATE([.D114];&quot;,&quot;&quot;&quot;;[.$A115];&quot;&quot;&quot;&quot;));CONCATENATE([.D11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romain dujardi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16]=1;IF([.D115]=&quot;&quot;;CONCATENATE([.D115];&quot;&quot;&quot;&quot;;[.$A116];&quot;&quot;&quot;&quot;);CONCATENATE([.D115];&quot;,&quot;&quot;&quot;;[.$A116];&quot;&quot;&quot;&quot;));CONCATENATE([.D11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romuald eli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17]=1;IF([.D116]=&quot;&quot;;CONCATENATE([.D116];&quot;&quot;&quot;&quot;;[.$A117];&quot;&quot;&quot;&quot;);CONCATENATE([.D116];&quot;,&quot;&quot;&quot;;[.$A117];&quot;&quot;&quot;&quot;));CONCATENATE([.D11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robert eymar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18]=1;IF([.D117]=&quot;&quot;;CONCATENATE([.D117];&quot;&quot;&quot;&quot;;[.$A118];&quot;&quot;&quot;&quot;);CONCATENATE([.D117];&quot;,&quot;&quot;&quot;;[.$A118];&quot;&quot;&quot;&quot;));CONCATENATE([.D11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tthieu fradeliz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19]=1;IF([.D118]=&quot;&quot;;CONCATENATE([.D118];&quot;&quot;&quot;&quot;;[.$A119];&quot;&quot;&quot;&quot;);CONCATENATE([.D118];&quot;,&quot;&quot;&quot;;[.$A119];&quot;&quot;&quot;&quot;));CONCATENATE([.D11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an goreac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20]=1;IF([.D119]=&quot;&quot;;CONCATENATE([.D119];&quot;&quot;&quot;&quot;;[.$A120];&quot;&quot;&quot;&quot;);CONCATENATE([.D119];&quot;,&quot;&quot;&quot;;[.$A120];&quot;&quot;&quot;&quot;));CONCATENATE([.D11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nathaël gozla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21]=1;IF([.D120]=&quot;&quot;;CONCATENATE([.D120];&quot;&quot;&quot;&quot;;[.$A121];&quot;&quot;&quot;&quot;);CONCATENATE([.D120];&quot;,&quot;&quot;&quot;;[.$A121];&quot;&quot;&quot;&quot;));CONCATENATE([.D12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olivier gued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22]=1;IF([.D121]=&quot;&quot;;CONCATENATE([.D121];&quot;&quot;&quot;&quot;;[.$A122];&quot;&quot;&quot;&quot;);CONCATENATE([.D121];&quot;,&quot;&quot;&quot;;[.$A122];&quot;&quot;&quot;&quot;));CONCATENATE([.D12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aurent hauswirth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23]=1;IF([.D122]=&quot;&quot;;CONCATENATE([.D122];&quot;&quot;&quot;&quot;;[.$A123];&quot;&quot;&quot;&quot;);CONCATENATE([.D122];&quot;,&quot;&quot;&quot;;[.$A123];&quot;&quot;&quot;&quot;));CONCATENATE([.D12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ohamed hebir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24]=1;IF([.D123]=&quot;&quot;;CONCATENATE([.D123];&quot;&quot;&quot;&quot;;[.$A124];&quot;&quot;&quot;&quot;);CONCATENATE([.D123];&quot;,&quot;&quot;&quot;;[.$A124];&quot;&quot;&quot;&quot;));CONCATENATE([.D12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hierry jeantheau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25]=1;IF([.D124]=&quot;&quot;;CONCATENATE([.D124];&quot;&quot;&quot;&quot;;[.$A125];&quot;&quot;&quot;&quot;);CONCATENATE([.D124];&quot;,&quot;&quot;&quot;;[.$A125];&quot;&quot;&quot;&quot;));CONCATENATE([.D12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agdalena kobylansk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26]=1;IF([.D125]=&quot;&quot;;CONCATENATE([.D125];&quot;&quot;&quot;&quot;;[.$A126];&quot;&quot;&quot;&quot;);CONCATENATE([.D125];&quot;,&quot;&quot;&quot;;[.$A126];&quot;&quot;&quot;&quot;));CONCATENATE([.D12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amien lambert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27]=1;IF([.D126]=&quot;&quot;;CONCATENATE([.D126];&quot;&quot;&quot;&quot;;[.$A127];&quot;&quot;&quot;&quot;);CONCATENATE([.D126];&quot;,&quot;&quot;&quot;;[.$A127];&quot;&quot;&quot;&quot;));CONCATENATE([.D12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luigi manc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28]=1;IF([.D127]=&quot;&quot;;CONCATENATE([.D127];&quot;&quot;&quot;&quot;;[.$A128];&quot;&quot;&quot;&quot;);CONCATENATE([.D127];&quot;,&quot;&quot;&quot;;[.$A128];&quot;&quot;&quot;&quot;));CONCATENATE([.D12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miguel martinez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29]=1;IF([.D128]=&quot;&quot;;CONCATENATE([.D128];&quot;&quot;&quot;&quot;;[.$A129];&quot;&quot;&quot;&quot;);CONCATENATE([.D128];&quot;,&quot;&quot;&quot;;[.$A129];&quot;&quot;&quot;&quot;));CONCATENATE([.D12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florence merlevede-casten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30]=1;IF([.D129]=&quot;&quot;;CONCATENATE([.D129];&quot;&quot;&quot;&quot;;[.$A130];&quot;&quot;&quot;&quot;);CONCATENATE([.D129];&quot;,&quot;&quot;&quot;;[.$A130];&quot;&quot;&quot;&quot;));CONCATENATE([.D12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thieu mey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31]=1;IF([.D130]=&quot;&quot;;CONCATENATE([.D130];&quot;&quot;&quot;&quot;;[.$A131];&quot;&quot;&quot;&quot;);CONCATENATE([.D130];&quot;,&quot;&quot;&quot;;[.$A131];&quot;&quot;&quot;&quot;));CONCATENATE([.D13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lain pajo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32]=1;IF([.D131]=&quot;&quot;;CONCATENATE([.D131];&quot;&quot;&quot;&quot;;[.$A132];&quot;&quot;&quot;&quot;);CONCATENATE([.D131];&quot;,&quot;&quot;&quot;;[.$A132];&quot;&quot;&quot;&quot;));CONCATENATE([.D13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lain prign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33]=1;IF([.D132]=&quot;&quot;;CONCATENATE([.D132];&quot;&quot;&quot;&quot;;[.$A133];&quot;&quot;&quot;&quot;);CONCATENATE([.D132];&quot;,&quot;&quot;&quot;;[.$A133];&quot;&quot;&quot;&quot;));CONCATENATE([.D13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emi rhode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34]=1;IF([.D133]=&quot;&quot;;CONCATENATE([.D133];&quot;&quot;&quot;&quot;;[.$A134];&quot;&quot;&quot;&quot;);CONCATENATE([.D133];&quot;,&quot;&quot;&quot;;[.$A134];&quot;&quot;&quot;&quot;));CONCATENATE([.D13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rancis ribau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35]=1;IF([.D134]=&quot;&quot;;CONCATENATE([.D134];&quot;&quot;&quot;&quot;;[.$A135];&quot;&quot;&quot;&quot;);CONCATENATE([.D134];&quot;,&quot;&quot;&quot;;[.$A135];&quot;&quot;&quot;&quot;));CONCATENATE([.D13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ascal rom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36]=1;IF([.D135]=&quot;&quot;;CONCATENATE([.D135];&quot;&quot;&quot;&quot;;[.$A136];&quot;&quot;&quot;&quot;);CONCATENATE([.D135];&quot;,&quot;&quot;&quot;;[.$A136];&quot;&quot;&quot;&quot;));CONCATENATE([.D13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ulien roth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37]=1;IF([.D136]=&quot;&quot;;CONCATENATE([.D136];&quot;&quot;&quot;&quot;;[.$A137];&quot;&quot;&quot;&quot;);CONCATENATE([.D136];&quot;,&quot;&quot;&quot;;[.$A137];&quot;&quot;&quot;&quot;));CONCATENATE([.D13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aul-marie sams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38]=1;IF([.D137]=&quot;&quot;;CONCATENATE([.D137];&quot;&quot;&quot;&quot;;[.$A138];&quot;&quot;&quot;&quot;);CONCATENATE([.D137];&quot;,&quot;&quot;&quot;;[.$A138];&quot;&quot;&quot;&quot;));CONCATENATE([.D13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livier sest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39]=1;IF([.D138]=&quot;&quot;;CONCATENATE([.D138];&quot;&quot;&quot;&quot;;[.$A139];&quot;&quot;&quot;&quot;);CONCATENATE([.D138];&quot;,&quot;&quot;&quot;;[.$A139];&quot;&quot;&quot;&quot;));CONCATENATE([.D13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ierre vandekerkhov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40]=1;IF([.D139]=&quot;&quot;;CONCATENATE([.D139];&quot;&quot;&quot;&quot;;[.$A140];&quot;&quot;&quot;&quot;);CONCATENATE([.D139];&quot;,&quot;&quot;&quot;;[.$A140];&quot;&quot;&quot;&quot;));CONCATENATE([.D13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bdellah youssf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41]=1;IF([.D140]=&quot;&quot;;CONCATENATE([.D140];&quot;&quot;&quot;&quot;;[.$A141];&quot;&quot;&quot;&quot;);CONCATENATE([.D140];&quot;,&quot;&quot;&quot;;[.$A141];&quot;&quot;&quot;&quot;));CONCATENATE([.D14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ierre-andré zit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42]=1;IF([.D141]=&quot;&quot;;CONCATENATE([.D141];&quot;&quot;&quot;&quot;;[.$A142];&quot;&quot;&quot;&quot;);CONCATENATE([.D141];&quot;,&quot;&quot;&quot;;[.$A142];&quot;&quot;&quot;&quot;));CONCATENATE([.D14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ierre-arnaud barthel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43]=1;IF([.D142]=&quot;&quot;;CONCATENATE([.D142];&quot;&quot;&quot;&quot;;[.$A143];&quot;&quot;&quot;&quot;);CONCATENATE([.D142];&quot;,&quot;&quot;&quot;;[.$A143];&quot;&quot;&quot;&quot;));CONCATENATE([.D14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élène ducouran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44]=1;IF([.D143]=&quot;&quot;;CONCATENATE([.D143];&quot;&quot;&quot;&quot;;[.$A144];&quot;&quot;&quot;&quot;);CONCATENATE([.D143];&quot;,&quot;&quot;&quot;;[.$A144];&quot;&quot;&quot;&quot;));CONCATENATE([.D14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atrice flich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45]=1;IF([.D144]=&quot;&quot;;CONCATENATE([.D144];&quot;&quot;&quot;&quot;;[.$A145];&quot;&quot;&quot;&quot;);CONCATENATE([.D144];&quot;,&quot;&quot;&quot;;[.$A145];&quot;&quot;&quot;&quot;));CONCATENATE([.D14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ylvy jagli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46]=1;IF([.D145]=&quot;&quot;;CONCATENATE([.D145];&quot;&quot;&quot;&quot;;[.$A146];&quot;&quot;&quot;&quot;);CONCATENATE([.D145];&quot;,&quot;&quot;&quot;;[.$A146];&quot;&quot;&quot;&quot;));CONCATENATE([.D14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ristian lefevr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47]=1;IF([.D146]=&quot;&quot;;CONCATENATE([.D146];&quot;&quot;&quot;&quot;;[.$A147];&quot;&quot;&quot;&quot;);CONCATENATE([.D146];&quot;,&quot;&quot;&quot;;[.$A147];&quot;&quot;&quot;&quot;));CONCATENATE([.D14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enoit lelong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48]=1;IF([.D147]=&quot;&quot;;CONCATENATE([.D147];&quot;&quot;&quot;&quot;;[.$A148];&quot;&quot;&quot;&quot;);CONCATENATE([.D147];&quot;,&quot;&quot;&quot;;[.$A148];&quot;&quot;&quot;&quot;));CONCATENATE([.D14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lexandre mathieu-fritz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49]=1;IF([.D148]=&quot;&quot;;CONCATENATE([.D148];&quot;&quot;&quot;&quot;;[.$A149];&quot;&quot;&quot;&quot;);CONCATENATE([.D148];&quot;,&quot;&quot;&quot;;[.$A149];&quot;&quot;&quot;&quot;));CONCATENATE([.D14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yoan mio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50]=1;IF([.D149]=&quot;&quot;;CONCATENATE([.D149];&quot;&quot;&quot;&quot;;[.$A150];&quot;&quot;&quot;&quot;);CONCATENATE([.D149];&quot;,&quot;&quot;&quot;;[.$A150];&quot;&quot;&quot;&quot;));CONCATENATE([.D14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aoufik souam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51]=1;IF([.D150]=&quot;&quot;;CONCATENATE([.D150];&quot;&quot;&quot;&quot;;[.$A151];&quot;&quot;&quot;&quot;);CONCATENATE([.D150];&quot;,&quot;&quot;&quot;;[.$A151];&quot;&quot;&quot;&quot;));CONCATENATE([.D15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ascal ughett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52]=1;IF([.D151]=&quot;&quot;;CONCATENATE([.D151];&quot;&quot;&quot;&quot;;[.$A152];&quot;&quot;&quot;&quot;);CONCATENATE([.D151];&quot;,&quot;&quot;&quot;;[.$A152];&quot;&quot;&quot;&quot;));CONCATENATE([.D15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lsa vivan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53]=1;IF([.D152]=&quot;&quot;;CONCATENATE([.D152];&quot;&quot;&quot;&quot;;[.$A153];&quot;&quot;&quot;&quot;);CONCATENATE([.D152];&quot;,&quot;&quot;&quot;;[.$A153];&quot;&quot;&quot;&quot;));CONCATENATE([.D15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li bedid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54]=1;IF([.D153]=&quot;&quot;;CONCATENATE([.D153];&quot;&quot;&quot;&quot;;[.$A154];&quot;&quot;&quot;&quot;);CONCATENATE([.D153];&quot;,&quot;&quot;&quot;;[.$A154];&quot;&quot;&quot;&quot;));CONCATENATE([.D15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arala djanarthan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55]=1;IF([.D154]=&quot;&quot;;CONCATENATE([.D154];&quot;&quot;&quot;&quot;;[.$A155];&quot;&quot;&quot;&quot;);CONCATENATE([.D154];&quot;,&quot;&quot;&quot;;[.$A155];&quot;&quot;&quot;&quot;));CONCATENATE([.D15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aurent gautr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56]=1;IF([.D155]=&quot;&quot;;CONCATENATE([.D155];&quot;&quot;&quot;&quot;;[.$A156];&quot;&quot;&quot;&quot;);CONCATENATE([.D155];&quot;,&quot;&quot;&quot;;[.$A156];&quot;&quot;&quot;&quot;));CONCATENATE([.D15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avid hugueno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57]=1;IF([.D156]=&quot;&quot;;CONCATENATE([.D156];&quot;&quot;&quot;&quot;;[.$A157];&quot;&quot;&quot;&quot;);CONCATENATE([.D156];&quot;,&quot;&quot;&quot;;[.$A157];&quot;&quot;&quot;&quot;));CONCATENATE([.D15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incent langloi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58]=1;IF([.D157]=&quot;&quot;;CONCATENATE([.D157];&quot;&quot;&quot;&quot;;[.$A158];&quot;&quot;&quot;&quot;);CONCATENATE([.D157];&quot;,&quot;&quot;&quot;;[.$A158];&quot;&quot;&quot;&quot;));CONCATENATE([.D15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ichel mad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59]=1;IF([.D158]=&quot;&quot;;CONCATENATE([.D158];&quot;&quot;&quot;&quot;;[.$A159];&quot;&quot;&quot;&quot;);CONCATENATE([.D158];&quot;,&quot;&quot;&quot;;[.$A159];&quot;&quot;&quot;&quot;));CONCATENATE([.D15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alérie malavergn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60]=1;IF([.D159]=&quot;&quot;;CONCATENATE([.D159];&quot;&quot;&quot;&quot;;[.$A160];&quot;&quot;&quot;&quot;);CONCATENATE([.D159];&quot;,&quot;&quot;&quot;;[.$A160];&quot;&quot;&quot;&quot;));CONCATENATE([.D15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ehmet otura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61]=1;IF([.D160]=&quot;&quot;;CONCATENATE([.D160];&quot;&quot;&quot;&quot;;[.$A161];&quot;&quot;&quot;&quot;);CONCATENATE([.D160];&quot;,&quot;&quot;&quot;;[.$A161];&quot;&quot;&quot;&quot;));CONCATENATE([.D16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yoan pechau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62]=1;IF([.D161]=&quot;&quot;;CONCATENATE([.D161];&quot;&quot;&quot;&quot;;[.$A162];&quot;&quot;&quot;&quot;);CONCATENATE([.D161];&quot;,&quot;&quot;&quot;;[.$A162];&quot;&quot;&quot;&quot;));CONCATENATE([.D16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téphanie rossan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63]=1;IF([.D162]=&quot;&quot;;CONCATENATE([.D162];&quot;&quot;&quot;&quot;;[.$A163];&quot;&quot;&quot;&quot;);CONCATENATE([.D162];&quot;,&quot;&quot;&quot;;[.$A163];&quot;&quot;&quot;&quot;));CONCATENATE([.D16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rtine tarrid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64]=1;IF([.D163]=&quot;&quot;;CONCATENATE([.D163];&quot;&quot;&quot;&quot;;[.$A164];&quot;&quot;&quot;&quot;);CONCATENATE([.D163];&quot;,&quot;&quot;&quot;;[.$A164];&quot;&quot;&quot;&quot;));CONCATENATE([.D16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ric van hullebusch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65]=1;IF([.D164]=&quot;&quot;;CONCATENATE([.D164];&quot;&quot;&quot;&quot;;[.$A165];&quot;&quot;&quot;&quot;);CONCATENATE([.D164];&quot;,&quot;&quot;&quot;;[.$A165];&quot;&quot;&quot;&quot;));CONCATENATE([.D16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loé rispal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66]=1;IF([.D165]=&quot;&quot;;CONCATENATE([.D165];&quot;&quot;&quot;&quot;;[.$A166];&quot;&quot;&quot;&quot;);CONCATENATE([.D165];&quot;,&quot;&quot;&quot;;[.$A166];&quot;&quot;&quot;&quot;));CONCATENATE([.D16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akim badi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67]=1;IF([.D166]=&quot;&quot;;CONCATENATE([.D166];&quot;&quot;&quot;&quot;;[.$A167];&quot;&quot;&quot;&quot;);CONCATENATE([.D166];&quot;,&quot;&quot;&quot;;[.$A167];&quot;&quot;&quot;&quot;));CONCATENATE([.D16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rie-pierre beal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68]=1;IF([.D167]=&quot;&quot;;CONCATENATE([.D167];&quot;&quot;&quot;&quot;;[.$A168];&quot;&quot;&quot;&quot;);CONCATENATE([.D167];&quot;,&quot;&quot;&quot;;[.$A168];&quot;&quot;&quot;&quot;));CONCATENATE([.D16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enceslas bir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69]=1;IF([.D168]=&quot;&quot;;CONCATENATE([.D168];&quot;&quot;&quot;&quot;;[.$A169];&quot;&quot;&quot;&quot;);CONCATENATE([.D168];&quot;,&quot;&quot;&quot;;[.$A169];&quot;&quot;&quot;&quot;));CONCATENATE([.D16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icolas bori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70]=1;IF([.D169]=&quot;&quot;;CONCATENATE([.D169];&quot;&quot;&quot;&quot;;[.$A170];&quot;&quot;&quot;&quot;);CONCATENATE([.D169];&quot;,&quot;&quot;&quot;;[.$A170];&quot;&quot;&quot;&quot;));CONCATENATE([.D16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milie chouzenoux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71]=1;IF([.D170]=&quot;&quot;;CONCATENATE([.D170];&quot;&quot;&quot;&quot;;[.$A171];&quot;&quot;&quot;&quot;);CONCATENATE([.D170];&quot;,&quot;&quot;&quot;;[.$A171];&quot;&quot;&quot;&quot;));CONCATENATE([.D17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tthieu constan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72]=1;IF([.D171]=&quot;&quot;;CONCATENATE([.D171];&quot;&quot;&quot;&quot;;[.$A172];&quot;&quot;&quot;&quot;);CONCATENATE([.D171];&quot;,&quot;&quot;&quot;;[.$A172];&quot;&quot;&quot;&quot;));CONCATENATE([.D17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xime crochemor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73]=1;IF([.D172]=&quot;&quot;;CONCATENATE([.D172];&quot;&quot;&quot;&quot;;[.$A173];&quot;&quot;&quot;&quot;);CONCATENATE([.D172];&quot;,&quot;&quot;&quot;;[.$A173];&quot;&quot;&quot;&quot;));CONCATENATE([.D17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livier cur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74]=1;IF([.D173]=&quot;&quot;;CONCATENATE([.D173];&quot;&quot;&quot;&quot;;[.$A174];&quot;&quot;&quot;&quot;);CONCATENATE([.D173];&quot;,&quot;&quot;&quot;;[.$A174];&quot;&quot;&quot;&quot;));CONCATENATE([.D17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aire davi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75]=1;IF([.D174]=&quot;&quot;;CONCATENATE([.D174];&quot;&quot;&quot;&quot;;[.$A175];&quot;&quot;&quot;&quot;);CONCATENATE([.D174];&quot;,&quot;&quot;&quot;;[.$A175];&quot;&quot;&quot;&quot;));CONCATENATE([.D17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acques desarmenie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76]=1;IF([.D175]=&quot;&quot;;CONCATENATE([.D175];&quot;&quot;&quot;&quot;;[.$A176];&quot;&quot;&quot;&quot;);CONCATENATE([.D175];&quot;,&quot;&quot;&quot;;[.$A176];&quot;&quot;&quot;&quot;));CONCATENATE([.D17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tienne duri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77]=1;IF([.D176]=&quot;&quot;;CONCATENATE([.D176];&quot;&quot;&quot;&quot;;[.$A177];&quot;&quot;&quot;&quot;);CONCATENATE([.D176];&quot;,&quot;&quot;&quot;;[.$A177];&quot;&quot;&quot;&quot;));CONCATENATE([.D17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émi forax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78]=1;IF([.D177]=&quot;&quot;;CONCATENATE([.D177];&quot;&quot;&quot;&quot;;[.$A178];&quot;&quot;&quot;&quot;);CONCATENATE([.D177];&quot;,&quot;&quot;&quot;;[.$A178];&quot;&quot;&quot;&quot;));CONCATENATE([.D17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hilippe gambett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79]=1;IF([.D178]=&quot;&quot;;CONCATENATE([.D178];&quot;&quot;&quot;&quot;;[.$A179];&quot;&quot;&quot;&quot;);CONCATENATE([.D178];&quot;,&quot;&quot;&quot;;[.$A179];&quot;&quot;&quot;&quot;));CONCATENATE([.D17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amuele giraud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80]=1;IF([.D179]=&quot;&quot;;CONCATENATE([.D179];&quot;&quot;&quot;&quot;;[.$A180];&quot;&quot;&quot;&quot;);CONCATENATE([.D179];&quot;,&quot;&quot;&quot;;[.$A180];&quot;&quot;&quot;&quot;));CONCATENATE([.D17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xavier goaoc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81]=1;IF([.D180]=&quot;&quot;;CONCATENATE([.D180];&quot;&quot;&quot;&quot;;[.$A181];&quot;&quot;&quot;&quot;);CONCATENATE([.D180];&quot;,&quot;&quot;&quot;;[.$A181];&quot;&quot;&quot;&quot;));CONCATENATE([.D18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anayota tita kyriacopoulou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82]=1;IF([.D181]=&quot;&quot;;CONCATENATE([.D181];&quot;&quot;&quot;&quot;;[.$A182];&quot;&quot;&quot;&quot;);CONCATENATE([.D181];&quot;,&quot;&quot;&quot;;[.$A182];&quot;&quot;&quot;&quot;));CONCATENATE([.D18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nthony labarr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83]=1;IF([.D182]=&quot;&quot;;CONCATENATE([.D182];&quot;&quot;&quot;&quot;;[.$A183];&quot;&quot;&quot;&quot;);CONCATENATE([.D182];&quot;,&quot;&quot;&quot;;[.$A183];&quot;&quot;&quot;&quot;));CONCATENATE([.D18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ric laport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84]=1;IF([.D183]=&quot;&quot;;CONCATENATE([.D183];&quot;&quot;&quot;&quot;;[.$A184];&quot;&quot;&quot;&quot;);CONCATENATE([.D183];&quot;,&quot;&quot;&quot;;[.$A184];&quot;&quot;&quot;&quot;));CONCATENATE([.D18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téphane lohi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85]=1;IF([.D184]=&quot;&quot;;CONCATENATE([.D184];&quot;&quot;&quot;&quot;;[.$A185];&quot;&quot;&quot;&quot;);CONCATENATE([.D184];&quot;,&quot;&quot;&quot;;[.$A185];&quot;&quot;&quot;&quot;));CONCATENATE([.D18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hilippe loubat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86]=1;IF([.D185]=&quot;&quot;;CONCATENATE([.D185];&quot;&quot;&quot;&quot;;[.$A186];&quot;&quot;&quot;&quot;);CONCATENATE([.D185];&quot;,&quot;&quot;&quot;;[.$A186];&quot;&quot;&quot;&quot;));CONCATENATE([.D18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ntoine mey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87]=1;IF([.D186]=&quot;&quot;;CONCATENATE([.D186];&quot;&quot;&quot;&quot;;[.$A187];&quot;&quot;&quot;&quot;);CONCATENATE([.D186];&quot;,&quot;&quot;&quot;;[.$A187];&quot;&quot;&quot;&quot;));CONCATENATE([.D18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rge midonn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88]=1;IF([.D187]=&quot;&quot;;CONCATENATE([.D187];&quot;&quot;&quot;&quot;;[.$A188];&quot;&quot;&quot;&quot;);CONCATENATE([.D187];&quot;,&quot;&quot;&quot;;[.$A188];&quot;&quot;&quot;&quot;));CONCATENATE([.D18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yril nicau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89]=1;IF([.D188]=&quot;&quot;;CONCATENATE([.D188];&quot;&quot;&quot;&quot;;[.$A189];&quot;&quot;&quot;&quot;);CONCATENATE([.D188];&quot;,&quot;&quot;&quot;;[.$A189];&quot;&quot;&quot;&quot;));CONCATENATE([.D18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ean-christophe novell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90]=1;IF([.D189]=&quot;&quot;;CONCATENATE([.D189];&quot;&quot;&quot;&quot;;[.$A190];&quot;&quot;&quot;&quot;);CONCATENATE([.D189];&quot;,&quot;&quot;&quot;;[.$A190];&quot;&quot;&quot;&quot;));CONCATENATE([.D18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incent nozick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91]=1;IF([.D190]=&quot;&quot;;CONCATENATE([.D190];&quot;&quot;&quot;&quot;;[.$A191];&quot;&quot;&quot;&quot;);CONCATENATE([.D190];&quot;,&quot;&quot;&quot;;[.$A191];&quot;&quot;&quot;&quot;));CONCATENATE([.D19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ébastien paumi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92]=1;IF([.D191]=&quot;&quot;;CONCATENATE([.D191];&quot;&quot;&quot;&quot;;[.$A192];&quot;&quot;&quot;&quot;);CONCATENATE([.D191];&quot;,&quot;&quot;&quot;;[.$A192];&quot;&quot;&quot;&quot;));CONCATENATE([.D19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ominique perri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93]=1;IF([.D192]=&quot;&quot;;CONCATENATE([.D192];&quot;&quot;&quot;&quot;;[.$A193];&quot;&quot;&quot;&quot;);CONCATENATE([.D192];&quot;,&quot;&quot;&quot;;[.$A193];&quot;&quot;&quot;&quot;));CONCATENATE([.D19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ean-christophe pesqu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94]=1;IF([.D193]=&quot;&quot;;CONCATENATE([.D193];&quot;&quot;&quot;&quot;;[.$A194];&quot;&quot;&quot;&quot;);CONCATENATE([.D193];&quot;,&quot;&quot;&quot;;[.$A194];&quot;&quot;&quot;&quot;));CONCATENATE([.D19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rine pivoteau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95]=1;IF([.D194]=&quot;&quot;;CONCATENATE([.D194];&quot;&quot;&quot;&quot;;[.$A195];&quot;&quot;&quot;&quot;);CONCATENATE([.D194];&quot;,&quot;&quot;&quot;;[.$A195];&quot;&quot;&quot;&quot;));CONCATENATE([.D19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bderrezak rached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96]=1;IF([.D195]=&quot;&quot;;CONCATENATE([.D195];&quot;&quot;&quot;&quot;;[.$A196];&quot;&quot;&quot;&quot;);CONCATENATE([.D195];&quot;,&quot;&quot;&quot;;[.$A196];&quot;&quot;&quot;&quot;));CONCATENATE([.D19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ominique revuz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97]=1;IF([.D196]=&quot;&quot;;CONCATENATE([.D196];&quot;&quot;&quot;&quot;;[.$A197];&quot;&quot;&quot;&quot;);CONCATENATE([.D196];&quot;,&quot;&quot;&quot;;[.$A197];&quot;&quot;&quot;&quot;));CONCATENATE([.D19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uiseppina rindon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98]=1;IF([.D197]=&quot;&quot;;CONCATENATE([.D197];&quot;&quot;&quot;&quot;;[.$A198];&quot;&quot;&quot;&quot;);CONCATENATE([.D197];&quot;,&quot;&quot;&quot;;[.$A198];&quot;&quot;&quot;&quot;));CONCATENATE([.D19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illes roussel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199]=1;IF([.D198]=&quot;&quot;;CONCATENATE([.D198];&quot;&quot;&quot;&quot;;[.$A199];&quot;&quot;&quot;&quot;);CONCATENATE([.D198];&quot;,&quot;&quot;&quot;;[.$A199];&quot;&quot;&quot;&quot;));CONCATENATE([.D19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ohan thapp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00]=1;IF([.D199]=&quot;&quot;;CONCATENATE([.D199];&quot;&quot;&quot;&quot;;[.$A200];&quot;&quot;&quot;&quot;);CONCATENATE([.D199];&quot;,&quot;&quot;&quot;;[.$A200];&quot;&quot;&quot;&quot;));CONCATENATE([.D19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ean-yves thib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01]=1;IF([.D200]=&quot;&quot;;CONCATENATE([.D200];&quot;&quot;&quot;&quot;;[.$A201];&quot;&quot;&quot;&quot;);CONCATENATE([.D200];&quot;,&quot;&quot;&quot;;[.$A201];&quot;&quot;&quot;&quot;));CONCATENATE([.D20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rédéric toumaz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02]=1;IF([.D201]=&quot;&quot;;CONCATENATE([.D201];&quot;&quot;&quot;&quot;;[.$A202];&quot;&quot;&quot;&quot;);CONCATENATE([.D201];&quot;,&quot;&quot;&quot;;[.$A202];&quot;&quot;&quot;&quot;));CONCATENATE([.D20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bdellatif zaid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03]=1;IF([.D202]=&quot;&quot;;CONCATENATE([.D202];&quot;&quot;&quot;&quot;;[.$A203];&quot;&quot;&quot;&quot;);CONCATENATE([.D202];&quot;,&quot;&quot;&quot;;[.$A203];&quot;&quot;&quot;&quot;));CONCATENATE([.D20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ric fia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04]=1;IF([.D203]=&quot;&quot;;CONCATENATE([.D203];&quot;&quot;&quot;&quot;;[.$A204];&quot;&quot;&quot;&quot;);CONCATENATE([.D203];&quot;,&quot;&quot;&quot;;[.$A204];&quot;&quot;&quot;&quot;));CONCATENATE([.D20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ominique folschei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05]=1;IF([.D204]=&quot;&quot;;CONCATENATE([.D204];&quot;&quot;&quot;&quot;;[.$A205];&quot;&quot;&quot;&quot;);CONCATENATE([.D204];&quot;,&quot;&quot;&quot;;[.$A205];&quot;&quot;&quot;&quot;));CONCATENATE([.D20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aurent godm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06]=1;IF([.D205]=&quot;&quot;;CONCATENATE([.D205];&quot;&quot;&quot;&quot;;[.$A206];&quot;&quot;&quot;&quot;);CONCATENATE([.D205];&quot;,&quot;&quot;&quot;;[.$A206];&quot;&quot;&quot;&quot;));CONCATENATE([.D20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ernard herenci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07]=1;IF([.D206]=&quot;&quot;;CONCATENATE([.D206];&quot;&quot;&quot;&quot;;[.$A207];&quot;&quot;&quot;&quot;);CONCATENATE([.D206];&quot;,&quot;&quot;&quot;;[.$A207];&quot;&quot;&quot;&quot;));CONCATENATE([.D20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tephen launa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08]=1;IF([.D207]=&quot;&quot;;CONCATENATE([.D207];&quot;&quot;&quot;&quot;;[.$A208];&quot;&quot;&quot;&quot;);CONCATENATE([.D207];&quot;,&quot;&quot;&quot;;[.$A208];&quot;&quot;&quot;&quot;));CONCATENATE([.D20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tal millon-delsol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09]=1;IF([.D208]=&quot;&quot;;CONCATENATE([.D208];&quot;&quot;&quot;&quot;;[.$A209];&quot;&quot;&quot;&quot;);CONCATENATE([.D208];&quot;,&quot;&quot;&quot;;[.$A209];&quot;&quot;&quot;&quot;));CONCATENATE([.D20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ertrand quenti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10]=1;IF([.D209]=&quot;&quot;;CONCATENATE([.D209];&quot;&quot;&quot;&quot;;[.$A210];&quot;&quot;&quot;&quot;);CONCATENATE([.D209];&quot;,&quot;&quot;&quot;;[.$A210];&quot;&quot;&quot;&quot;));CONCATENATE([.D20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avid smadj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11]=1;IF([.D210]=&quot;&quot;;CONCATENATE([.D210];&quot;&quot;&quot;&quot;;[.$A211];&quot;&quot;&quot;&quot;);CONCATENATE([.D210];&quot;,&quot;&quot;&quot;;[.$A211];&quot;&quot;&quot;&quot;));CONCATENATE([.D21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rie-françoise alamichel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12]=1;IF([.D211]=&quot;&quot;;CONCATENATE([.D211];&quot;&quot;&quot;&quot;;[.$A212];&quot;&quot;&quot;&quot;);CONCATENATE([.D211];&quot;,&quot;&quot;&quot;;[.$A212];&quot;&quot;&quot;&quot;));CONCATENATE([.D21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ascale alexandr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13]=1;IF([.D212]=&quot;&quot;;CONCATENATE([.D212];&quot;&quot;&quot;&quot;;[.$A213];&quot;&quot;&quot;&quot;);CONCATENATE([.D212];&quot;,&quot;&quot;&quot;;[.$A213];&quot;&quot;&quot;&quot;));CONCATENATE([.D21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élène alfar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14]=1;IF([.D213]=&quot;&quot;;CONCATENATE([.D213];&quot;&quot;&quot;&quot;;[.$A214];&quot;&quot;&quot;&quot;);CONCATENATE([.D213];&quot;,&quot;&quot;&quot;;[.$A214];&quot;&quot;&quot;&quot;));CONCATENATE([.D21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iguel almir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15]=1;IF([.D214]=&quot;&quot;;CONCATENATE([.D214];&quot;&quot;&quot;&quot;;[.$A215];&quot;&quot;&quot;&quot;);CONCATENATE([.D214];&quot;,&quot;&quot;&quot;;[.$A215];&quot;&quot;&quot;&quot;));CONCATENATE([.D21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uliette azoula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16]=1;IF([.D215]=&quot;&quot;;CONCATENATE([.D215];&quot;&quot;&quot;&quot;;[.$A216];&quot;&quot;&quot;&quot;);CONCATENATE([.D215];&quot;,&quot;&quot;&quot;;[.$A216];&quot;&quot;&quot;&quot;));CONCATENATE([.D21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élène bah ostrowieck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17]=1;IF([.D216]=&quot;&quot;;CONCATENATE([.D216];&quot;&quot;&quot;&quot;;[.$A217];&quot;&quot;&quot;&quot;);CONCATENATE([.D216];&quot;,&quot;&quot;&quot;;[.$A217];&quot;&quot;&quot;&quot;));CONCATENATE([.D21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illary bay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18]=1;IF([.D217]=&quot;&quot;;CONCATENATE([.D217];&quot;&quot;&quot;&quot;;[.$A218];&quot;&quot;&quot;&quot;);CONCATENATE([.D217];&quot;,&quot;&quot;&quot;;[.$A218];&quot;&quot;&quot;&quot;));CONCATENATE([.D21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téphanie belig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19]=1;IF([.D218]=&quot;&quot;;CONCATENATE([.D218];&quot;&quot;&quot;&quot;;[.$A219];&quot;&quot;&quot;&quot;);CONCATENATE([.D218];&quot;,&quot;&quot;&quot;;[.$A219];&quot;&quot;&quot;&quot;));CONCATENATE([.D21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nnick bouillagu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20]=1;IF([.D219]=&quot;&quot;;CONCATENATE([.D219];&quot;&quot;&quot;&quot;;[.$A220];&quot;&quot;&quot;&quot;);CONCATENATE([.D219];&quot;,&quot;&quot;&quot;;[.$A220];&quot;&quot;&quot;&quot;));CONCATENATE([.D21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livier brossar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21]=1;IF([.D220]=&quot;&quot;;CONCATENATE([.D220];&quot;&quot;&quot;&quot;;[.$A221];&quot;&quot;&quot;&quot;);CONCATENATE([.D220];&quot;,&quot;&quot;&quot;;[.$A221];&quot;&quot;&quot;&quot;));CONCATENATE([.D22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rc cerisuel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22]=1;IF([.D221]=&quot;&quot;;CONCATENATE([.D221];&quot;&quot;&quot;&quot;;[.$A222];&quot;&quot;&quot;&quot;);CONCATENATE([.D221];&quot;,&quot;&quot;&quot;;[.$A222];&quot;&quot;&quot;&quot;));CONCATENATE([.D22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rie-elise chatelai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23]=1;IF([.D222]=&quot;&quot;;CONCATENATE([.D222];&quot;&quot;&quot;&quot;;[.$A223];&quot;&quot;&quot;&quot;);CONCATENATE([.D222];&quot;,&quot;&quot;&quot;;[.$A223];&quot;&quot;&quot;&quot;));CONCATENATE([.D22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kévin daha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24]=1;IF([.D223]=&quot;&quot;;CONCATENATE([.D223];&quot;&quot;&quot;&quot;;[.$A224];&quot;&quot;&quot;&quot;);CONCATENATE([.D223];&quot;,&quot;&quot;&quot;;[.$A224];&quot;&quot;&quot;&quot;));CONCATENATE([.D22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ristine delfou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25]=1;IF([.D224]=&quot;&quot;;CONCATENATE([.D224];&quot;&quot;&quot;&quot;;[.$A225];&quot;&quot;&quot;&quot;);CONCATENATE([.D224];&quot;,&quot;&quot;&quot;;[.$A225];&quot;&quot;&quot;&quot;));CONCATENATE([.D22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lorent di bartol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26]=1;IF([.D225]=&quot;&quot;;CONCATENATE([.D225];&quot;&quot;&quot;&quot;;[.$A226];&quot;&quot;&quot;&quot;);CONCATENATE([.D225];&quot;,&quot;&quot;&quot;;[.$A226];&quot;&quot;&quot;&quot;));CONCATENATE([.D22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illiam dow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27]=1;IF([.D226]=&quot;&quot;;CONCATENATE([.D226];&quot;&quot;&quot;&quot;;[.$A227];&quot;&quot;&quot;&quot;);CONCATENATE([.D226];&quot;,&quot;&quot;&quot;;[.$A227];&quot;&quot;&quot;&quot;));CONCATENATE([.D22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nne cécile dru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28]=1;IF([.D227]=&quot;&quot;;CONCATENATE([.D227];&quot;&quot;&quot;&quot;;[.$A228];&quot;&quot;&quot;&quot;);CONCATENATE([.D227];&quot;,&quot;&quot;&quot;;[.$A228];&quot;&quot;&quot;&quot;));CONCATENATE([.D22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icole duboi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29]=1;IF([.D228]=&quot;&quot;;CONCATENATE([.D228];&quot;&quot;&quot;&quot;;[.$A229];&quot;&quot;&quot;&quot;);CONCATENATE([.D228];&quot;,&quot;&quot;&quot;;[.$A229];&quot;&quot;&quot;&quot;));CONCATENATE([.D22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ionel dufay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30]=1;IF([.D229]=&quot;&quot;;CONCATENATE([.D229];&quot;&quot;&quot;&quot;;[.$A230];&quot;&quot;&quot;&quot;);CONCATENATE([.D229];&quot;,&quot;&quot;&quot;;[.$A230];&quot;&quot;&quot;&quot;));CONCATENATE([.D22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ean-michel durafou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31]=1;IF([.D230]=&quot;&quot;;CONCATENATE([.D230];&quot;&quot;&quot;&quot;;[.$A231];&quot;&quot;&quot;&quot;);CONCATENATE([.D230];&quot;,&quot;&quot;&quot;;[.$A231];&quot;&quot;&quot;&quot;));CONCATENATE([.D23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avid faroul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32]=1;IF([.D231]=&quot;&quot;;CONCATENATE([.D231];&quot;&quot;&quot;&quot;;[.$A232];&quot;&quot;&quot;&quot;);CONCATENATE([.D231];&quot;,&quot;&quot;&quot;;[.$A232];&quot;&quot;&quot;&quot;));CONCATENATE([.D23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era furher-nico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33]=1;IF([.D232]=&quot;&quot;;CONCATENATE([.D232];&quot;&quot;&quot;&quot;;[.$A233];&quot;&quot;&quot;&quot;);CONCATENATE([.D232];&quot;,&quot;&quot;&quot;;[.$A233];&quot;&quot;&quot;&quot;));CONCATENATE([.D23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enry gil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34]=1;IF([.D233]=&quot;&quot;;CONCATENATE([.D233];&quot;&quot;&quot;&quot;;[.$A234];&quot;&quot;&quot;&quot;);CONCATENATE([.D233];&quot;,&quot;&quot;&quot;;[.$A234];&quot;&quot;&quot;&quot;));CONCATENATE([.D23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role halim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35]=1;IF([.D234]=&quot;&quot;;CONCATENATE([.D234];&quot;&quot;&quot;&quot;;[.$A235];&quot;&quot;&quot;&quot;);CONCATENATE([.D234];&quot;,&quot;&quot;&quot;;[.$A235];&quot;&quot;&quot;&quot;));CONCATENATE([.D23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ophie hirel wout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36]=1;IF([.D235]=&quot;&quot;;CONCATENATE([.D235];&quot;&quot;&quot;&quot;;[.$A236];&quot;&quot;&quot;&quot;);CONCATENATE([.D235];&quot;,&quot;&quot;&quot;;[.$A236];&quot;&quot;&quot;&quot;));CONCATENATE([.D23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écile hussh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37]=1;IF([.D236]=&quot;&quot;;CONCATENATE([.D236];&quot;&quot;&quot;&quot;;[.$A237];&quot;&quot;&quot;&quot;);CONCATENATE([.D236];&quot;,&quot;&quot;&quot;;[.$A237];&quot;&quot;&quot;&quot;));CONCATENATE([.D23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nne lafon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38]=1;IF([.D237]=&quot;&quot;;CONCATENATE([.D237];&quot;&quot;&quot;&quot;;[.$A238];&quot;&quot;&quot;&quot;);CONCATENATE([.D237];&quot;,&quot;&quot;&quot;;[.$A238];&quot;&quot;&quot;&quot;));CONCATENATE([.D23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rtin lalibert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39]=1;IF([.D238]=&quot;&quot;;CONCATENATE([.D238];&quot;&quot;&quot;&quot;;[.$A239];&quot;&quot;&quot;&quot;);CONCATENATE([.D238];&quot;,&quot;&quot;&quot;;[.$A239];&quot;&quot;&quot;&quot;));CONCATENATE([.D23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xavier lemoin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40]=1;IF([.D239]=&quot;&quot;;CONCATENATE([.D239];&quot;&quot;&quot;&quot;;[.$A240];&quot;&quot;&quot;&quot;);CONCATENATE([.D239];&quot;,&quot;&quot;&quot;;[.$A240];&quot;&quot;&quot;&quot;));CONCATENATE([.D23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eneviève math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41]=1;IF([.D240]=&quot;&quot;;CONCATENATE([.D240];&quot;&quot;&quot;&quot;;[.$A241];&quot;&quot;&quot;&quot;);CONCATENATE([.D240];&quot;,&quot;&quot;&quot;;[.$A241];&quot;&quot;&quot;&quot;));CONCATENATE([.D24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omain menin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42]=1;IF([.D241]=&quot;&quot;;CONCATENATE([.D241];&quot;&quot;&quot;&quot;;[.$A242];&quot;&quot;&quot;&quot;);CONCATENATE([.D241];&quot;,&quot;&quot;&quot;;[.$A242];&quot;&quot;&quot;&quot;));CONCATENATE([.D24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sabelle morna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43]=1;IF([.D242]=&quot;&quot;;CONCATENATE([.D242];&quot;&quot;&quot;&quot;;[.$A243];&quot;&quot;&quot;&quot;);CONCATENATE([.D242];&quot;,&quot;&quot;&quot;;[.$A243];&quot;&quot;&quot;&quot;));CONCATENATE([.D24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nique pla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44]=1;IF([.D243]=&quot;&quot;;CONCATENATE([.D243];&quot;&quot;&quot;&quot;;[.$A244];&quot;&quot;&quot;&quot;);CONCATENATE([.D243];&quot;,&quot;&quot;&quot;;[.$A244];&quot;&quot;&quot;&quot;));CONCATENATE([.D24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ean-yves pollock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45]=1;IF([.D244]=&quot;&quot;;CONCATENATE([.D244];&quot;&quot;&quot;&quot;;[.$A245];&quot;&quot;&quot;&quot;);CONCATENATE([.D244];&quot;,&quot;&quot;&quot;;[.$A245];&quot;&quot;&quot;&quot;));CONCATENATE([.D24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abrice quer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46]=1;IF([.D245]=&quot;&quot;;CONCATENATE([.D245];&quot;&quot;&quot;&quot;;[.$A246];&quot;&quot;&quot;&quot;);CONCATENATE([.D245];&quot;,&quot;&quot;&quot;;[.$A246];&quot;&quot;&quot;&quot;));CONCATENATE([.D24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rie-blanche requejo carri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47]=1;IF([.D246]=&quot;&quot;;CONCATENATE([.D246];&quot;&quot;&quot;&quot;;[.$A247];&quot;&quot;&quot;&quot;);CONCATENATE([.D246];&quot;,&quot;&quot;&quot;;[.$A247];&quot;&quot;&quot;&quot;));CONCATENATE([.D24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illes robel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48]=1;IF([.D247]=&quot;&quot;;CONCATENATE([.D247];&quot;&quot;&quot;&quot;;[.$A248];&quot;&quot;&quot;&quot;);CONCATENATE([.D247];&quot;,&quot;&quot;&quot;;[.$A248];&quot;&quot;&quot;&quot;));CONCATENATE([.D24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ean-paul rocch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49]=1;IF([.D248]=&quot;&quot;;CONCATENATE([.D248];&quot;&quot;&quot;&quot;;[.$A249];&quot;&quot;&quot;&quot;);CONCATENATE([.D248];&quot;,&quot;&quot;&quot;;[.$A249];&quot;&quot;&quot;&quot;));CONCATENATE([.D24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isèle seging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50]=1;IF([.D249]=&quot;&quot;;CONCATENATE([.D249];&quot;&quot;&quot;&quot;;[.$A250];&quot;&quot;&quot;&quot;);CONCATENATE([.D249];&quot;,&quot;&quot;&quot;;[.$A250];&quot;&quot;&quot;&quot;));CONCATENATE([.D24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iviane serfat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51]=1;IF([.D250]=&quot;&quot;;CONCATENATE([.D250];&quot;&quot;&quot;&quot;;[.$A251];&quot;&quot;&quot;&quot;);CONCATENATE([.D250];&quot;,&quot;&quot;&quot;;[.$A251];&quot;&quot;&quot;&quot;));CONCATENATE([.D25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ichael soubbotnik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52]=1;IF([.D251]=&quot;&quot;;CONCATENATE([.D251];&quot;&quot;&quot;&quot;;[.$A252];&quot;&quot;&quot;&quot;);CONCATENATE([.D251];&quot;,&quot;&quot;&quot;;[.$A252];&quot;&quot;&quot;&quot;));CONCATENATE([.D25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audie terrass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53]=1;IF([.D252]=&quot;&quot;;CONCATENATE([.D252];&quot;&quot;&quot;&quot;;[.$A253];&quot;&quot;&quot;&quot;);CONCATENATE([.D252];&quot;,&quot;&quot;&quot;;[.$A253];&quot;&quot;&quot;&quot;));CONCATENATE([.D25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ylvie thouar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54]=1;IF([.D253]=&quot;&quot;;CONCATENATE([.D253];&quot;&quot;&quot;&quot;;[.$A254];&quot;&quot;&quot;&quot;);CONCATENATE([.D253];&quot;,&quot;&quot;&quot;;[.$A254];&quot;&quot;&quot;&quot;));CONCATENATE([.D25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roline troto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55]=1;IF([.D254]=&quot;&quot;;CONCATENATE([.D254];&quot;&quot;&quot;&quot;;[.$A255];&quot;&quot;&quot;&quot;);CONCATENATE([.D254];&quot;,&quot;&quot;&quot;;[.$A255];&quot;&quot;&quot;&quot;));CONCATENATE([.D25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mmanuel vinceno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56]=1;IF([.D255]=&quot;&quot;;CONCATENATE([.D255];&quot;&quot;&quot;&quot;;[.$A256];&quot;&quot;&quot;&quot;);CONCATENATE([.D255];&quot;,&quot;&quot;&quot;;[.$A256];&quot;&quot;&quot;&quot;));CONCATENATE([.D25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ilel benbouzi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57]=1;IF([.D256]=&quot;&quot;;CONCATENATE([.D256];&quot;&quot;&quot;&quot;;[.$A257];&quot;&quot;&quot;&quot;);CONCATENATE([.D256];&quot;,&quot;&quot;&quot;;[.$A257];&quot;&quot;&quot;&quot;));CONCATENATE([.D25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yves lichtenberg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58]=1;IF([.D257]=&quot;&quot;;CONCATENATE([.D257];&quot;&quot;&quot;&quot;;[.$A258];&quot;&quot;&quot;&quot;);CONCATENATE([.D257];&quot;,&quot;&quot;&quot;;[.$A258];&quot;&quot;&quot;&quot;));CONCATENATE([.D25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therine paradeis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59]=1;IF([.D258]=&quot;&quot;;CONCATENATE([.D258];&quot;&quot;&quot;&quot;;[.$A259];&quot;&quot;&quot;&quot;);CONCATENATE([.D258];&quot;,&quot;&quot;&quot;;[.$A259];&quot;&quot;&quot;&quot;));CONCATENATE([.D25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ylvain parasi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60]=1;IF([.D259]=&quot;&quot;;CONCATENATE([.D259];&quot;&quot;&quot;&quot;;[.$A260];&quot;&quot;&quot;&quot;);CONCATENATE([.D259];&quot;,&quot;&quot;&quot;;[.$A260];&quot;&quot;&quot;&quot;));CONCATENATE([.D25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schveen peerbay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61]=1;IF([.D260]=&quot;&quot;;CONCATENATE([.D260];&quot;&quot;&quot;&quot;;[.$A261];&quot;&quot;&quot;&quot;);CONCATENATE([.D260];&quot;,&quot;&quot;&quot;;[.$A261];&quot;&quot;&quot;&quot;));CONCATENATE([.D26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carlett salma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62]=1;IF([.D261]=&quot;&quot;;CONCATENATE([.D261];&quot;&quot;&quot;&quot;;[.$A262];&quot;&quot;&quot;&quot;);CONCATENATE([.D261];&quot;,&quot;&quot;&quot;;[.$A262];&quot;&quot;&quot;&quot;));CONCATENATE([.D26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amdane ami saada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63]=1;IF([.D262]=&quot;&quot;;CONCATENATE([.D262];&quot;&quot;&quot;&quot;;[.$A263];&quot;&quot;&quot;&quot;);CONCATENATE([.D262];&quot;,&quot;&quot;&quot;;[.$A263];&quot;&quot;&quot;&quot;));CONCATENATE([.D26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icolas auffray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64]=1;IF([.D263]=&quot;&quot;;CONCATENATE([.D263];&quot;&quot;&quot;&quot;;[.$A264];&quot;&quot;&quot;&quot;);CONCATENATE([.D263];&quot;,&quot;&quot;&quot;;[.$A264];&quot;&quot;&quot;&quot;));CONCATENATE([.D26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nas batou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65]=1;IF([.D264]=&quot;&quot;;CONCATENATE([.D264];&quot;&quot;&quot;&quot;;[.$A265];&quot;&quot;&quot;&quot;);CONCATENATE([.D264];&quot;,&quot;&quot;&quot;;[.$A265];&quot;&quot;&quot;&quot;));CONCATENATE([.D26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uy bonn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66]=1;IF([.D265]=&quot;&quot;;CONCATENATE([.D265];&quot;&quot;&quot;&quot;;[.$A266];&quot;&quot;&quot;&quot;);CONCATENATE([.D265];&quot;,&quot;&quot;&quot;;[.$A266];&quot;&quot;&quot;&quot;));CONCATENATE([.D26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vangéline capiez-lernou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67]=1;IF([.D266]=&quot;&quot;;CONCATENATE([.D266];&quot;&quot;&quot;&quot;;[.$A267];&quot;&quot;&quot;&quot;);CONCATENATE([.D266];&quot;,&quot;&quot;&quot;;[.$A267];&quot;&quot;&quot;&quot;));CONCATENATE([.D26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ilberte chambau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68]=1;IF([.D267]=&quot;&quot;;CONCATENATE([.D267];&quot;&quot;&quot;&quot;;[.$A268];&quot;&quot;&quot;&quot;);CONCATENATE([.D267];&quot;,&quot;&quot;&quot;;[.$A268];&quot;&quot;&quot;&quot;));CONCATENATE([.D26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ric cheni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69]=1;IF([.D268]=&quot;&quot;;CONCATENATE([.D268];&quot;&quot;&quot;&quot;;[.$A269];&quot;&quot;&quot;&quot;);CONCATENATE([.D268];&quot;,&quot;&quot;&quot;;[.$A269];&quot;&quot;&quot;&quot;));CONCATENATE([.D26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uc chevali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70]=1;IF([.D269]=&quot;&quot;;CONCATENATE([.D269];&quot;&quot;&quot;&quot;;[.$A270];&quot;&quot;&quot;&quot;);CONCATENATE([.D269];&quot;,&quot;&quot;&quot;;[.$A270];&quot;&quot;&quot;&quot;));CONCATENATE([.D26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ristophe descelier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71]=1;IF([.D270]=&quot;&quot;;CONCATENATE([.D270];&quot;&quot;&quot;&quot;;[.$A271];&quot;&quot;&quot;&quot;);CONCATENATE([.D270];&quot;,&quot;&quot;&quot;;[.$A271];&quot;&quot;&quot;&quot;));CONCATENATE([.D27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abrice detrez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72]=1;IF([.D271]=&quot;&quot;;CONCATENATE([.D271];&quot;&quot;&quot;&quot;;[.$A272];&quot;&quot;&quot;&quot;);CONCATENATE([.D271];&quot;,&quot;&quot;&quot;;[.$A272];&quot;&quot;&quot;&quot;));CONCATENATE([.D27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lie favier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73]=1;IF([.D272]=&quot;&quot;;CONCATENATE([.D272];&quot;&quot;&quot;&quot;;[.$A273];&quot;&quot;&quot;&quot;);CONCATENATE([.D272];&quot;,&quot;&quot;&quot;;[.$A273];&quot;&quot;&quot;&quot;));CONCATENATE([.D27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ohann guillemino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74]=1;IF([.D273]=&quot;&quot;;CONCATENATE([.D273];&quot;&quot;&quot;&quot;;[.$A274];&quot;&quot;&quot;&quot;);CONCATENATE([.D273];&quot;,&quot;&quot;&quot;;[.$A274];&quot;&quot;&quot;&quot;));CONCATENATE([.D27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rie guitou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75]=1;IF([.D274]=&quot;&quot;;CONCATENATE([.D274];&quot;&quot;&quot;&quot;;[.$A275];&quot;&quot;&quot;&quot;);CONCATENATE([.D274];&quot;,&quot;&quot;&quot;;[.$A275];&quot;&quot;&quot;&quot;));CONCATENATE([.D27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qi-chang h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76]=1;IF([.D275]=&quot;&quot;;CONCATENATE([.D275];&quot;&quot;&quot;&quot;;[.$A276];&quot;&quot;&quot;&quot;);CONCATENATE([.D275];&quot;,&quot;&quot;&quot;;[.$A276];&quot;&quot;&quot;&quot;));CONCATENATE([.D27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jdi hochlaf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77]=1;IF([.D276]=&quot;&quot;;CONCATENATE([.D276];&quot;&quot;&quot;&quot;;[.$A277];&quot;&quot;&quot;&quot;);CONCATENATE([.D276];&quot;,&quot;&quot;&quot;;[.$A277];&quot;&quot;&quot;&quot;));CONCATENATE([.D27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uy lauria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78]=1;IF([.D277]=&quot;&quot;;CONCATENATE([.D277];&quot;&quot;&quot;&quot;;[.$A278];&quot;&quot;&quot;&quot;);CONCATENATE([.D277];&quot;,&quot;&quot;&quot;;[.$A278];&quot;&quot;&quot;&quot;));CONCATENATE([.D27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ung le quang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79]=1;IF([.D278]=&quot;&quot;;CONCATENATE([.D278];&quot;&quot;&quot;&quot;;[.$A279];&quot;&quot;&quot;&quot;);CONCATENATE([.D278];&quot;,&quot;&quot;&quot;;[.$A279];&quot;&quot;&quot;&quot;));CONCATENATE([.D27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rédéric le quer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80]=1;IF([.D279]=&quot;&quot;;CONCATENATE([.D279];&quot;&quot;&quot;&quot;;[.$A280];&quot;&quot;&quot;&quot;);CONCATENATE([.D279];&quot;,&quot;&quot;&quot;;[.$A280];&quot;&quot;&quot;&quot;));CONCATENATE([.D27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éline leonar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81]=1;IF([.D280]=&quot;&quot;;CONCATENATE([.D280];&quot;&quot;&quot;&quot;;[.$A281];&quot;&quot;&quot;&quot;);CONCATENATE([.D280];&quot;,&quot;&quot;&quot;;[.$A281];&quot;&quot;&quot;&quot;));CONCATENATE([.D28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rius lewerenz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82]=1;IF([.D281]=&quot;&quot;;CONCATENATE([.D281];&quot;&quot;&quot;&quot;;[.$A282];&quot;&quot;&quot;&quot;);CONCATENATE([.D281];&quot;,&quot;&quot;&quot;;[.$A282];&quot;&quot;&quot;&quot;));CONCATENATE([.D28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oberto linguerr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83]=1;IF([.D282]=&quot;&quot;;CONCATENATE([.D282];&quot;&quot;&quot;&quot;;[.$A283];&quot;&quot;&quot;&quot;);CONCATENATE([.D282];&quot;,&quot;&quot;&quot;;[.$A283];&quot;&quot;&quot;&quot;));CONCATENATE([.D28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yun mei lu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84]=1;IF([.D283]=&quot;&quot;;CONCATENATE([.D283];&quot;&quot;&quot;&quot;;[.$A284];&quot;&quot;&quot;&quot;);CONCATENATE([.D283];&quot;,&quot;&quot;&quot;;[.$A284];&quot;&quot;&quot;&quot;));CONCATENATE([.D28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eryem mazouz-ould-rouis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85]=1;IF([.D284]=&quot;&quot;;CONCATENATE([.D284];&quot;&quot;&quot;&quot;;[.$A285];&quot;&quot;&quot;&quot;);CONCATENATE([.D284];&quot;,&quot;&quot;&quot;;[.$A285];&quot;&quot;&quot;&quot;));CONCATENATE([.D28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hmed mebarki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86]=1;IF([.D285]=&quot;&quot;;CONCATENATE([.D285];&quot;&quot;&quot;&quot;;[.$A286];&quot;&quot;&quot;&quot;);CONCATENATE([.D285];&quot;,&quot;&quot;&quot;;[.$A286];&quot;&quot;&quot;&quot;));CONCATENATE([.D28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incent monchi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87]=1;IF([.D286]=&quot;&quot;;CONCATENATE([.D286];&quot;&quot;&quot;&quot;;[.$A287];&quot;&quot;&quot;&quot;);CONCATENATE([.D286];&quot;,&quot;&quot;&quot;;[.$A287];&quot;&quot;&quot;&quot;));CONCATENATE([.D28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sabelle naviz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88]=1;IF([.D287]=&quot;&quot;;CONCATENATE([.D287];&quot;&quot;&quot;&quot;;[.$A288];&quot;&quot;&quot;&quot;);CONCATENATE([.D287];&quot;,&quot;&quot;&quot;;[.$A288];&quot;&quot;&quot;&quot;));CONCATENATE([.D28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xavier nicola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89]=1;IF([.D288]=&quot;&quot;;CONCATENATE([.D288];&quot;&quot;&quot;&quot;;[.$A289];&quot;&quot;&quot;&quot;);CONCATENATE([.D288];&quot;,&quot;&quot;&quot;;[.$A289];&quot;&quot;&quot;&quot;));CONCATENATE([.D28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incent pense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90]=1;IF([.D289]=&quot;&quot;;CONCATENATE([.D289];&quot;&quot;&quot;&quot;;[.$A290];&quot;&quot;&quot;&quot;);CONCATENATE([.D289];&quot;,&quot;&quot;&quot;;[.$A290];&quot;&quot;&quot;&quot;));CONCATENATE([.D28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mille perro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91]=1;IF([.D290]=&quot;&quot;;CONCATENATE([.D290];&quot;&quot;&quot;&quot;;[.$A291];&quot;&quot;&quot;&quot;);CONCATENATE([.D290];&quot;,&quot;&quot;&quot;;[.$A291];&quot;&quot;&quot;&quot;));CONCATENATE([.D29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lorent pled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92]=1;IF([.D291]=&quot;&quot;;CONCATENATE([.D291];&quot;&quot;&quot;&quot;;[.$A292];&quot;&quot;&quot;&quot;);CONCATENATE([.D291];&quot;,&quot;&quot;&quot;;[.$A292];&quot;&quot;&quot;&quot;));CONCATENATE([.D29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ristian soiz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93]=1;IF([.D292]=&quot;&quot;;CONCATENATE([.D292];&quot;&quot;&quot;&quot;;[.$A293];&quot;&quot;&quot;&quot;);CONCATENATE([.D292];&quot;,&quot;&quot;&quot;;[.$A293];&quot;&quot;&quot;&quot;));CONCATENATE([.D29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quy-dong t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94]=1;IF([.D293]=&quot;&quot;;CONCATENATE([.D293];&quot;&quot;&quot;&quot;;[.$A294];&quot;&quot;&quot;&quot;);CONCATENATE([.D293];&quot;,&quot;&quot;&quot;;[.$A294];&quot;&quot;&quot;&quot;));CONCATENATE([.D293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,&quot;quy-dong t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,"quy-dong to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enoît trouette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95]=1;IF([.D294]=&quot;&quot;;CONCATENATE([.D294];&quot;&quot;&quot;&quot;;[.$A295];&quot;&quot;&quot;&quot;);CONCATENATE([.D294];&quot;,&quot;&quot;&quot;;[.$A295];&quot;&quot;&quot;&quot;));CONCATENATE([.D294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,&quot;quy-dong to&quot;,&quot;benoît trouette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,"quy-dong to","benoît trouett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rançoise utheza-vassalo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96]=1;IF([.D295]=&quot;&quot;;CONCATENATE([.D295];&quot;&quot;&quot;&quot;;[.$A296];&quot;&quot;&quot;&quot;);CONCATENATE([.D295];&quot;,&quot;&quot;&quot;;[.$A296];&quot;&quot;&quot;&quot;));CONCATENATE([.D295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,&quot;quy-dong to&quot;,&quot;benoît trouette&quot;,&quot;françoise utheza-vassalo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,"quy-dong to","benoît trouette","françoise utheza-vassalo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téphane vincen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97]=1;IF([.D296]=&quot;&quot;;CONCATENATE([.D296];&quot;&quot;&quot;&quot;;[.$A297];&quot;&quot;&quot;&quot;);CONCATENATE([.D296];&quot;,&quot;&quot;&quot;;[.$A297];&quot;&quot;&quot;&quot;));CONCATENATE([.D296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,&quot;quy-dong to&quot;,&quot;benoît trouette&quot;,&quot;françoise utheza-vassalo&quot;,&quot;stéphane vincen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,"quy-dong to","benoît trouette","françoise utheza-vassalo","stéphane vincen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ulien yvonne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98]=1;IF([.D297]=&quot;&quot;;CONCATENATE([.D297];&quot;&quot;&quot;&quot;;[.$A298];&quot;&quot;&quot;&quot;);CONCATENATE([.D297];&quot;,&quot;&quot;&quot;;[.$A298];&quot;&quot;&quot;&quot;));CONCATENATE([.D297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,&quot;quy-dong to&quot;,&quot;benoît trouette&quot;,&quot;françoise utheza-vassalo&quot;,&quot;stéphane vincent&quot;,&quot;julien yvonne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,"quy-dong to","benoît trouette","françoise utheza-vassalo","stéphane vincent","julien yvonne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qi-zhi zhu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299]=1;IF([.D298]=&quot;&quot;;CONCATENATE([.D298];&quot;&quot;&quot;&quot;;[.$A299];&quot;&quot;&quot;&quot;);CONCATENATE([.D298];&quot;,&quot;&quot;&quot;;[.$A299];&quot;&quot;&quot;&quot;));CONCATENATE([.D298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,&quot;quy-dong to&quot;,&quot;benoît trouette&quot;,&quot;françoise utheza-vassalo&quot;,&quot;stéphane vincent&quot;,&quot;julien yvonnet&quot;,&quot;qi-zhi zhu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,"quy-dong to","benoît trouette","françoise utheza-vassalo","stéphane vincent","julien yvonnet","qi-zhi zhu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enoît deffontaines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00]=1;IF([.D299]=&quot;&quot;;CONCATENATE([.D299];&quot;&quot;&quot;&quot;;[.$A300];&quot;&quot;&quot;&quot;);CONCATENATE([.D299];&quot;,&quot;&quot;&quot;;[.$A300];&quot;&quot;&quot;&quot;));CONCATENATE([.D299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,&quot;quy-dong to&quot;,&quot;benoît trouette&quot;,&quot;françoise utheza-vassalo&quot;,&quot;stéphane vincent&quot;,&quot;julien yvonnet&quot;,&quot;qi-zhi zhu&quot;,&quot;benoît deffontaines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,"quy-dong to","benoît trouette","françoise utheza-vassalo","stéphane vincent","julien yvonnet","qi-zhi zhu","benoît deffontaines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ierre-louis frison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01]=1;IF([.D300]=&quot;&quot;;CONCATENATE([.D300];&quot;&quot;&quot;&quot;;[.$A301];&quot;&quot;&quot;&quot;);CONCATENATE([.D300];&quot;,&quot;&quot;&quot;;[.$A301];&quot;&quot;&quot;&quot;));CONCATENATE([.D300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,&quot;quy-dong to&quot;,&quot;benoît trouette&quot;,&quot;françoise utheza-vassalo&quot;,&quot;stéphane vincent&quot;,&quot;julien yvonnet&quot;,&quot;qi-zhi zhu&quot;,&quot;benoît deffontaines&quot;,&quot;pierre-louis frison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,"quy-dong to","benoît trouette","françoise utheza-vassalo","stéphane vincent","julien yvonnet","qi-zhi zhu","benoît deffontaines","pierre-louis frison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énédicte fruneau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02]=1;IF([.D301]=&quot;&quot;;CONCATENATE([.D301];&quot;&quot;&quot;&quot;;[.$A302];&quot;&quot;&quot;&quot;);CONCATENATE([.D301];&quot;,&quot;&quot;&quot;;[.$A302];&quot;&quot;&quot;&quot;));CONCATENATE([.D301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,&quot;quy-dong to&quot;,&quot;benoît trouette&quot;,&quot;françoise utheza-vassalo&quot;,&quot;stéphane vincent&quot;,&quot;julien yvonnet&quot;,&quot;qi-zhi zhu&quot;,&quot;benoît deffontaines&quot;,&quot;pierre-louis frison&quot;,&quot;bénédicte fruneau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,"quy-dong to","benoît trouette","françoise utheza-vassalo","stéphane vincent","julien yvonnet","qi-zhi zhu","benoît deffontaines","pierre-louis frison","bénédicte fruneau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jean-paul rudant</text:p>
          </table:table-cell>
          <table:table-cell table:style-name="ce8"/>
          <table:table-cell table:style-name="ce19" office:value-type="float" office:value="1" calcext:value-type="float">
            <text:p>1</text:p>
          </table:table-cell>
          <table:table-cell table:style-name="ce20" table:formula="of:=IF([.C303]=1;IF([.D302]=&quot;&quot;;CONCATENATE([.D302];&quot;&quot;&quot;&quot;;[.$A303];&quot;&quot;&quot;&quot;);CONCATENATE([.D302];&quot;,&quot;&quot;&quot;;[.$A303];&quot;&quot;&quot;&quot;));CONCATENATE([.D302];&quot;&quot;))" office:value-type="string" office:string-value="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,&quot;quy-dong to&quot;,&quot;benoît trouette&quot;,&quot;françoise utheza-vassalo&quot;,&quot;stéphane vincent&quot;,&quot;julien yvonnet&quot;,&quot;qi-zhi zhu&quot;,&quot;benoît deffontaines&quot;,&quot;pierre-louis frison&quot;,&quot;bénédicte fruneau&quot;,&quot;jean-paul rudant&quot;" calcext:value-type="string">
            <text:p>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,"quy-dong to","benoît trouette","françoise utheza-vassalo","stéphane vincent","julien yvonnet","qi-zhi zhu","benoît deffontaines","pierre-louis frison","bénédicte fruneau","jean-paul rudant"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Zz-ResultatJSON</text:p>
          </table:table-cell>
          <table:table-cell table:style-name="ce12" table:number-columns-repeated="2"/>
          <table:table-cell table:style-name="ce20" table:formula="of:=CONCATENATE(&quot;{&quot;&quot;name&quot;&quot;:&quot;&quot;&quot;;[.C1];&quot;&quot;&quot;,&quot;&quot;value&quot;&quot;:&quot;;&quot;[&quot;;[.D303];&quot;]}&quot;)" office:value-type="string" office:string-value="{&quot;name&quot;:&quot;UPEM&quot;,&quot;value&quot;:[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,&quot;quy-dong to&quot;,&quot;benoît trouette&quot;,&quot;françoise utheza-vassalo&quot;,&quot;stéphane vincent&quot;,&quot;julien yvonnet&quot;,&quot;qi-zhi zhu&quot;,&quot;benoît deffontaines&quot;,&quot;pierre-louis frison&quot;,&quot;bénédicte fruneau&quot;,&quot;jean-paul rudant&quot;]}" calcext:value-type="string">
            <text:p>{"name":"UPEM","value":[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,"quy-dong to","benoît trouette","françoise utheza-vassalo","stéphane vincent","julien yvonnet","qi-zhi zhu","benoît deffontaines","pierre-louis frison","bénédicte fruneau","jean-paul rudant"]}</text:p>
          </table:table-cell>
          <table:table-cell table:formula="of:=CONCATENATE(&quot;{&quot;&quot;chercheurs&quot;&quot;:[&quot;;[.D304];&quot;]}&quot;)" office:value-type="string" office:string-value="{&quot;chercheurs&quot;:[{&quot;name&quot;:&quot;UPEM&quot;,&quot;value&quot;:[&quot;valérie auclair&quot;,&quot;vincent azoulay&quot;,&quot;denis bernardeau moreau&quot;,&quot;audrey bertrand&quot;,&quot;fabienne bock&quot;,&quot;thierry bonzon&quot;,&quot;maud chirio&quot;,&quot;armelle choplin&quot;,&quot;anne clerval&quot;,&quot;cécile collinet&quot;,&quot;matthieu delage&quot;,&quot;matthieu delalandre&quot;,&quot;gabrielle frija&quot;,&quot;pascale girard&quot;,&quot;matthieu giroud&quot;,&quot;mathilde larrere&quot;,&quot;vincent lemire&quot;,&quot;eric levet-labry&quot;,&quot;georges lomne&quot;,&quot;corine maitte&quot;,&quot;sophie moreau&quot;,&quot;frédéric moret&quot;,&quot;jérémy pierre&quot;,&quot;pierre savy&quot;,&quot;nicolas schapira&quot;,&quot;valérie theis-anheim&quot;,&quot;loïc vadelorge&quot;,&quot;pierre-olaf van golverdienge schut&quot;,&quot;serge weber&quot;,&quot;christian bourret&quot;,&quot;lucile desmoulins&quot;,&quot;renaud eppstein&quot;,&quot;ingrid fasshauer&quot;,&quot;karim fraoua&quot;,&quot;claudie meyer&quot;,&quot;gabriella salzano&quot;,&quot;nacima baron-yelles&quot;,&quot;nathalie fabry&quot;,&quot;anne jarrigeon&quot;,&quot;emre korsu&quot;,&quot;jean laterrasse&quot;,&quot;florent le nechet&quot;,&quot;philippe poinsot&quot;,&quot;gwendal simon&quot;,&quot;vaclav stransky&quot;,&quot;sandrine wenglenski&quot;,&quot;sylvain zeghni&quot;,&quot;pierre zembri&quot;,&quot;mélika ben salem&quot;,&quot;catherine bros&quot;,&quot;hervé defalvard&quot;,&quot;jekaterina dmitrijeva&quot;,&quot;manon domingues dos santos&quot;,&quot;jean-françois jacques&quot;,&quot;yannick l'horty&quot;,&quot;pascale petit&quot;,&quot;dominique redor&quot;,&quot;laurent cirio&quot;,&quot;marjorie grzeskowiak-lucas&quot;,&quot;jean-marc laheurte&quot;,&quot;yamin leprince&quot;,&quot;stéphanie mengue&quot;,&quot;shermila mostarshedi&quot;,&quot;odile picon&quot;,&quot;benoît poussot&quot;,&quot;elodie richalot&quot;,&quot;hakim takhedmit&quot;,&quot;leyla jaoued-abassi&quot;,&quot;marianne abramovici&quot;,&quot;véronique attias-delattre&quot;,&quot;amina béji-bécheur&quot;,&quot;faten ben slimane&quot;,&quot;inès bouden&quot;,&quot;bérengère brial&quot;,&quot;eugénie briot&quot;,&quot;sylvie chevrier&quot;,&quot;pénélope codello-guijarro&quot;,&quot;christel de lassus&quot;,&quot;alain debenedetti&quot;,&quot;cécile fonrouge&quot;,&quot;shérazade gatfaoui&quot;,&quot;evelyne gaucher&quot;,&quot;muriel jougleux&quot;,&quot;catherine maman&quot;,&quot;liliana mitkova&quot;,&quot;emmanuel okamba&quot;,&quot;mathias szpirglas&quot;,&quot;pascale terrisse&quot;,&quot;julie tixier&quot;,&quot;rola zebian-hussant&quot;,&quot;nadia arab&quot;,&quot;bruno barroca&quot;,&quot;thomas bonierbal&quot;,&quot;alain bourdin&quot;,&quot;cécile cuny-robert&quot;,&quot;marie delaplace&quot;,&quot;youssef diab&quot;,&quot;mustafa dikec&quot;,&quot;gilles hubert&quot;,&quot;joel idt&quot;,&quot;cécile joly&quot;,&quot;katia laffrechine&quot;,&quot;jérome monnet&quot;,&quot;denis morand&quot;,&quot;margot pelegrino&quot;,&quot;marie-paule rousseau&quot;,&quot;evgeny abakumov&quot;,&quot;vlad bally&quot;,&quot;cristina butucea&quot;,&quot;marco cannone&quot;,&quot;emmanuelle clement&quot;,&quot;luc deleaval&quot;,&quot;christophe denis&quot;,&quot;david doyen&quot;,&quot;romain dujardin&quot;,&quot;romuald elie&quot;,&quot;robert eymard&quot;,&quot;matthieu fradelizi&quot;,&quot;dan goreac&quot;,&quot;nathaël gozlan&quot;,&quot;olivier guedon&quot;,&quot;laurent hauswirth&quot;,&quot;mohamed hebiri&quot;,&quot;thierry jeantheau&quot;,&quot;magdalena kobylanski&quot;,&quot;damien lamberton&quot;,&quot;luigi manca&quot;,&quot;miguel martinez&quot;,&quot;florence merlevede-casteno&quot;,&quot;mathieu meyer&quot;,&quot;alain pajor&quot;,&quot;alain prignet&quot;,&quot;remi rhodes&quot;,&quot;francis ribaud&quot;,&quot;pascal romon&quot;,&quot;julien roth&quot;,&quot;paul-marie samson&quot;,&quot;olivier sester&quot;,&quot;pierre vandekerkhove&quot;,&quot;abdellah youssfi&quot;,&quot;pierre-andré zitt&quot;,&quot;pierre-arnaud barthel&quot;,&quot;hélène ducourant&quot;,&quot;patrice flichy&quot;,&quot;sylvy jaglin&quot;,&quot;christian lefevre&quot;,&quot;benoit lelong&quot;,&quot;alexandre mathieu-fritz&quot;,&quot;yoan miot&quot;,&quot;taoufik souami&quot;,&quot;pascal ughetto&quot;,&quot;elsa vivant&quot;,&quot;ali bedidi&quot;,&quot;sarala djanarthany&quot;,&quot;laurent gautron&quot;,&quot;david huguenot&quot;,&quot;vincent langlois&quot;,&quot;michel madon&quot;,&quot;valérie malavergne&quot;,&quot;mehmet oturan&quot;,&quot;yoan pechaud&quot;,&quot;stéphanie rossano&quot;,&quot;martine tarrida&quot;,&quot;eric van hullebusch&quot;,&quot;chloé rispal&quot;,&quot;hakim badis&quot;,&quot;marie-pierre beal&quot;,&quot;venceslas biri&quot;,&quot;nicolas borie&quot;,&quot;emilie chouzenoux&quot;,&quot;matthieu constant&quot;,&quot;maxime crochemore&quot;,&quot;olivier cure&quot;,&quot;claire david&quot;,&quot;jacques desarmenien&quot;,&quot;etienne duris&quot;,&quot;rémi forax&quot;,&quot;philippe gambette&quot;,&quot;samuele giraudo&quot;,&quot;xavier goaoc&quot;,&quot;panayota tita kyriacopoulou&quot;,&quot;anthony labarre&quot;,&quot;eric laporte&quot;,&quot;stéphane lohier&quot;,&quot;philippe loubaton&quot;,&quot;antoine meyer&quot;,&quot;serge midonnet&quot;,&quot;cyril nicaud&quot;,&quot;jean-christophe novelli&quot;,&quot;vincent nozick&quot;,&quot;sébastien paumier&quot;,&quot;dominique perrin&quot;,&quot;jean-christophe pesquet&quot;,&quot;carine pivoteau&quot;,&quot;abderrezak rachedi&quot;,&quot;dominique revuz&quot;,&quot;guiseppina rindone&quot;,&quot;gilles roussel&quot;,&quot;johan thapper&quot;,&quot;jean-yves thibon&quot;,&quot;frédéric toumazet&quot;,&quot;abdellatif zaidi&quot;,&quot;eric fiat&quot;,&quot;dominique folscheid&quot;,&quot;laurent godmer&quot;,&quot;bernard herencia&quot;,&quot;stephen launay&quot;,&quot;chantal millon-delsol&quot;,&quot;bertrand quentin&quot;,&quot;david smadja&quot;,&quot;marie-françoise alamichel&quot;,&quot;pascale alexandre&quot;,&quot;hélène alfaro&quot;,&quot;miguel almiron&quot;,&quot;juliette azoulai&quot;,&quot;hélène bah ostrowiecki&quot;,&quot;hillary bays&quot;,&quot;stéphanie beligon&quot;,&quot;annick bouillaguet&quot;,&quot;olivier brossard&quot;,&quot;marc cerisuelo&quot;,&quot;marie-elise chatelain&quot;,&quot;kévin dahan&quot;,&quot;christine delfour&quot;,&quot;florent di bartolo&quot;,&quot;william dow&quot;,&quot;anne cécile druet&quot;,&quot;nicole dubois&quot;,&quot;lionel dufaye&quot;,&quot;jean-michel durafour&quot;,&quot;david faroult&quot;,&quot;vera furher-nicod&quot;,&quot;henry gil&quot;,&quot;carole halimi&quot;,&quot;sophie hirel wouts&quot;,&quot;cécile hussher&quot;,&quot;anne lafont&quot;,&quot;martin laliberte&quot;,&quot;xavier lemoine&quot;,&quot;geneviève mathon&quot;,&quot;romain menini&quot;,&quot;isabelle mornat&quot;,&quot;monique plaa&quot;,&quot;jean-yves pollock&quot;,&quot;fabrice quero&quot;,&quot;marie-blanche requejo carrio&quot;,&quot;gilles robel&quot;,&quot;jean-paul rocchi&quot;,&quot;gisèle seginger&quot;,&quot;viviane serfaty&quot;,&quot;michael soubbotnik&quot;,&quot;claudie terrasson&quot;,&quot;sylvie thouard&quot;,&quot;caroline trotot&quot;,&quot;emmanuel vincenot&quot;,&quot;bilel benbouzid&quot;,&quot;yves lichtenberger&quot;,&quot;catherine paradeise&quot;,&quot;sylvain parasie&quot;,&quot;aschveen peerbaye&quot;,&quot;scarlett salman&quot;,&quot;ramdane ami saada&quot;,&quot;nicolas auffray&quot;,&quot;anas batou&quot;,&quot;guy bonnet&quot;,&quot;evangéline capiez-lernout&quot;,&quot;gilberte chambaud&quot;,&quot;eric chenier&quot;,&quot;luc chevalier&quot;,&quot;christophe desceliers&quot;,&quot;fabrice detrez&quot;,&quot;elie favier&quot;,&quot;johann guilleminot&quot;,&quot;marie guitou&quot;,&quot;qi-chang he&quot;,&quot;majdi hochlaf&quot;,&quot;guy lauriat&quot;,&quot;hung le quang&quot;,&quot;frédéric le quere&quot;,&quot;céline leonard&quot;,&quot;marius lewerenz&quot;,&quot;roberto linguerri&quot;,&quot;yun mei luo&quot;,&quot;meryem mazouz-ould-rouiss&quot;,&quot;ahmed mebarki&quot;,&quot;vincent monchiet&quot;,&quot;isabelle navizet&quot;,&quot;xavier nicolas&quot;,&quot;vincent pensee&quot;,&quot;camille perrot&quot;,&quot;florent pled&quot;,&quot;christian soize&quot;,&quot;quy-dong to&quot;,&quot;benoît trouette&quot;,&quot;françoise utheza-vassalo&quot;,&quot;stéphane vincent&quot;,&quot;julien yvonnet&quot;,&quot;qi-zhi zhu&quot;,&quot;benoît deffontaines&quot;,&quot;pierre-louis frison&quot;,&quot;bénédicte fruneau&quot;,&quot;jean-paul rudant&quot;]}]}" calcext:value-type="string">
            <text:p>{"chercheurs":[{"name":"UPEM","value":["valérie auclair","vincent azoulay","denis bernardeau moreau","audrey bertrand","fabienne bock","thierry bonzon","maud chirio","armelle choplin","anne clerval","cécile collinet","matthieu delage","matthieu delalandre","gabrielle frija","pascale girard","matthieu giroud","mathilde larrere","vincent lemire","eric levet-labry","georges lomne","corine maitte","sophie moreau","frédéric moret","jérémy pierre","pierre savy","nicolas schapira","valérie theis-anheim","loïc vadelorge","pierre-olaf van golverdienge schut","serge weber","christian bourret","lucile desmoulins","renaud eppstein","ingrid fasshauer","karim fraoua","claudie meyer","gabriella salzano","nacima baron-yelles","nathalie fabry","anne jarrigeon","emre korsu","jean laterrasse","florent le nechet","philippe poinsot","gwendal simon","vaclav stransky","sandrine wenglenski","sylvain zeghni","pierre zembri","mélika ben salem","catherine bros","hervé defalvard","jekaterina dmitrijeva","manon domingues dos santos","jean-françois jacques","yannick l'horty","pascale petit","dominique redor","laurent cirio","marjorie grzeskowiak-lucas","jean-marc laheurte","yamin leprince","stéphanie mengue","shermila mostarshedi","odile picon","benoît poussot","elodie richalot","hakim takhedmit","leyla jaoued-abassi","marianne abramovici","véronique attias-delattre","amina béji-bécheur","faten ben slimane","inès bouden","bérengère brial","eugénie briot","sylvie chevrier","pénélope codello-guijarro","christel de lassus","alain debenedetti","cécile fonrouge","shérazade gatfaoui","evelyne gaucher","muriel jougleux","catherine maman","liliana mitkova","emmanuel okamba","mathias szpirglas","pascale terrisse","julie tixier","rola zebian-hussant","nadia arab","bruno barroca","thomas bonierbal","alain bourdin","cécile cuny-robert","marie delaplace","youssef diab","mustafa dikec","gilles hubert","joel idt","cécile joly","katia laffrechine","jérome monnet","denis morand","margot pelegrino","marie-paule rousseau","evgeny abakumov","vlad bally","cristina butucea","marco cannone","emmanuelle clement","luc deleaval","christophe denis","david doyen","romain dujardin","romuald elie","robert eymard","matthieu fradelizi","dan goreac","nathaël gozlan","olivier guedon","laurent hauswirth","mohamed hebiri","thierry jeantheau","magdalena kobylanski","damien lamberton","luigi manca","miguel martinez","florence merlevede-casteno","mathieu meyer","alain pajor","alain prignet","remi rhodes","francis ribaud","pascal romon","julien roth","paul-marie samson","olivier sester","pierre vandekerkhove","abdellah youssfi","pierre-andré zitt","pierre-arnaud barthel","hélène ducourant","patrice flichy","sylvy jaglin","christian lefevre","benoit lelong","alexandre mathieu-fritz","yoan miot","taoufik souami","pascal ughetto","elsa vivant","ali bedidi","sarala djanarthany","laurent gautron","david huguenot","vincent langlois","michel madon","valérie malavergne","mehmet oturan","yoan pechaud","stéphanie rossano","martine tarrida","eric van hullebusch","chloé rispal","hakim badis","marie-pierre beal","venceslas biri","nicolas borie","emilie chouzenoux","matthieu constant","maxime crochemore","olivier cure","claire david","jacques desarmenien","etienne duris","rémi forax","philippe gambette","samuele giraudo","xavier goaoc","panayota tita kyriacopoulou","anthony labarre","eric laporte","stéphane lohier","philippe loubaton","antoine meyer","serge midonnet","cyril nicaud","jean-christophe novelli","vincent nozick","sébastien paumier","dominique perrin","jean-christophe pesquet","carine pivoteau","abderrezak rachedi","dominique revuz","guiseppina rindone","gilles roussel","johan thapper","jean-yves thibon","frédéric toumazet","abdellatif zaidi","eric fiat","dominique folscheid","laurent godmer","bernard herencia","stephen launay","chantal millon-delsol","bertrand quentin","david smadja","marie-françoise alamichel","pascale alexandre","hélène alfaro","miguel almiron","juliette azoulai","hélène bah ostrowiecki","hillary bays","stéphanie beligon","annick bouillaguet","olivier brossard","marc cerisuelo","marie-elise chatelain","kévin dahan","christine delfour","florent di bartolo","william dow","anne cécile druet","nicole dubois","lionel dufaye","jean-michel durafour","david faroult","vera furher-nicod","henry gil","carole halimi","sophie hirel wouts","cécile hussher","anne lafont","martin laliberte","xavier lemoine","geneviève mathon","romain menini","isabelle mornat","monique plaa","jean-yves pollock","fabrice quero","marie-blanche requejo carrio","gilles robel","jean-paul rocchi","gisèle seginger","viviane serfaty","michael soubbotnik","claudie terrasson","sylvie thouard","caroline trotot","emmanuel vincenot","bilel benbouzid","yves lichtenberger","catherine paradeise","sylvain parasie","aschveen peerbaye","scarlett salman","ramdane ami saada","nicolas auffray","anas batou","guy bonnet","evangéline capiez-lernout","gilberte chambaud","eric chenier","luc chevalier","christophe desceliers","fabrice detrez","elie favier","johann guilleminot","marie guitou","qi-chang he","majdi hochlaf","guy lauriat","hung le quang","frédéric le quere","céline leonard","marius lewerenz","roberto linguerri","yun mei luo","meryem mazouz-ould-rouiss","ahmed mebarki","vincent monchiet","isabelle navizet","xavier nicolas","vincent pensee","camille perrot","florent pled","christian soize","quy-dong to","benoît trouette","françoise utheza-vassalo","stéphane vincent","julien yvonnet","qi-zhi zhu","benoît deffontaines","pierre-louis frison","bénédicte fruneau","jean-paul rudant"]}]}</text:p>
          </table:table-cell>
          <table:table-cell table:number-columns-repeated="1019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cation" table:style-name="ta1"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21"/>
        <table:table-column table:style-name="co1" table:default-cell-style-name="ce21"/>
        <table:table-column table:style-name="co1" table:number-columns-repeated="1016" table:default-cell-style-name="ce13"/>
        <table:table-column table:style-name="co1" table:number-columns-repeated="3" table:default-cell-style-name="Default"/>
        <table:table-row table:style-name="ro2">
          <table:table-cell table:style-name="ce24" office:value-type="string" calcext:value-type="string">
            <text:p>Type (balise title)</text:p>
          </table:table-cell>
          <table:table-cell table:style-name="ce24" office:value-type="string" calcext:value-type="string">
            <text:p>Code du type (HTML)</text:p>
          </table:table-cell>
          <table:table-cell table:style-name="ce24" office:value-type="string" calcext:value-type="string">
            <text:p>Paramètres HAL</text:p>
          </table:table-cell>
          <table:table-cell table:style-name="ce9" office:value-type="string" calcext:value-type="string">
            <text:p>Data (Json)</text:p>
          </table:table-cell>
          <table:table-cell table:style-name="ce9" office:value-type="string" calcext:value-type="string">
            <text:p>Json Total</text:p>
          </table:table-cell>
          <table:table-cell table:style-name="ce22" table:number-columns-repeated="1016"/>
          <table:table-cell table:style-name="ce28" table:number-columns-repeated="3"/>
        </table:table-row>
        <table:table-row table:style-name="ro2">
          <table:table-cell table:style-name="ce25" office:value-type="string" calcext:value-type="string">
            <text:p>Articles dans revues avec comité de lecture</text:p>
          </table:table-cell>
          <table:table-cell table:style-name="ce6" office:value-type="string" calcext:value-type="string">
            <text:p>ACL</text:p>
          </table:table-cell>
          <table:table-cell table:style-name="ce26" office:value-type="string" calcext:value-type="string">
            <text:p>docType_s:%22ART%22%20AND%20peerReviewing_s:1</text:p>
          </table:table-cell>
          <table:table-cell table:style-name="ce27" table:formula="of:=CONCATENATE(&quot;{&quot;&quot;name&quot;&quot;:&quot;&quot;&quot;;[.A2];&quot;&quot;&quot;,&quot;&quot;code&quot;&quot;:&quot;&quot;&quot;;[.B2];&quot;&quot;&quot;,&quot;&quot;param&quot;&quot;:&quot;&quot;&quot;; [.C2];&quot;&quot;&quot;}&quot;)" office:value-type="string" office:string-value="{&quot;name&quot;:&quot;Articles dans revues avec comité de lecture&quot;,&quot;code&quot;:&quot;ACL&quot;,&quot;param&quot;:&quot;docType_s:%22ART%22%20AND%20peerReviewing_s:1&quot;}" calcext:value-type="string">
            <text:p>{"name":"Articles dans revues avec comité de lecture","code":"ACL","param":"docType_s:%22ART%22%20AND%20peerReviewing_s:1"}</text:p>
          </table:table-cell>
          <table:table-cell table:style-name="ce27" table:formula="of:=CONCATENATE(&quot;&quot;;[.D2])" office:value-type="string" office:string-value="{&quot;name&quot;:&quot;Articles dans revues avec comité de lecture&quot;,&quot;code&quot;:&quot;ACL&quot;,&quot;param&quot;:&quot;docType_s:%22ART%22%20AND%20peerReviewing_s:1&quot;}" calcext:value-type="string">
            <text:p>{"name":"Articles dans revues avec comité de lecture","code":"ACL","param":"docType_s:%22ART%22%20AND%20peerReviewing_s:1"}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Articles dans revues sans comité de lecture</text:p>
          </table:table-cell>
          <table:table-cell table:style-name="ce6" office:value-type="string" calcext:value-type="string">
            <text:p>ASCL</text:p>
          </table:table-cell>
          <table:table-cell table:style-name="ce26" office:value-type="string" calcext:value-type="string">
            <text:p>docType_s:%22ART%22%20AND%20peerReviewing_s:0</text:p>
          </table:table-cell>
          <table:table-cell table:style-name="ce27" table:formula="of:=CONCATENATE(&quot;{&quot;&quot;name&quot;&quot;:&quot;&quot;&quot;;[.A3];&quot;&quot;&quot;,&quot;&quot;code&quot;&quot;:&quot;&quot;&quot;;[.B3];&quot;&quot;&quot;,&quot;&quot;param&quot;&quot;:&quot;&quot;&quot;; [.C3];&quot;&quot;&quot;}&quot;)" office:value-type="string" office:string-value="{&quot;name&quot;:&quot;Articles dans revues sans comité de lecture&quot;,&quot;code&quot;:&quot;ASCL&quot;,&quot;param&quot;:&quot;docType_s:%22ART%22%20AND%20peerReviewing_s:0&quot;}" calcext:value-type="string">
            <text:p>{"name":"Articles dans revues sans comité de lecture","code":"ASCL","param":"docType_s:%22ART%22%20AND%20peerReviewing_s:0"}</text:p>
          </table:table-cell>
          <table:table-cell table:style-name="ce27" table:formula="of:=CONCATENATE([.E2];&quot;,&quot;;[.D3])" office:value-type="string" office:string-value="{&quot;name&quot;:&quot;Articles dans revues avec comité de lecture&quot;,&quot;code&quot;:&quot;ACL&quot;,&quot;param&quot;:&quot;docType_s:%22ART%22%20AND%20peerReviewing_s:1&quot;},{&quot;name&quot;:&quot;Articles dans revues sans comité de lecture&quot;,&quot;code&quot;:&quot;ASCL&quot;,&quot;param&quot;:&quot;docType_s:%22ART%22%20AND%20peerReviewing_s:0&quot;}" calcext:value-type="string">
            <text:p>{"name":"Articles dans revues avec comité de lecture","code":"ACL","param":"docType_s:%22ART%22%20AND%20peerReviewing_s:1"},{"name":"Articles dans revues sans comité de lecture","code":"ASCL","param":"docType_s:%22ART%22%20AND%20peerReviewing_s:0"}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Communication dans des conférences (avec et sans actes, posters)</text:p>
          </table:table-cell>
          <table:table-cell table:style-name="ce6" office:value-type="string" calcext:value-type="string">
            <text:p>COMM</text:p>
          </table:table-cell>
          <table:table-cell table:style-name="ce26" office:value-type="string" calcext:value-type="string">
            <text:p>(docType_s:%22POSTER%22%20OR%20docType_s:%22COMM%22)%20AND%20invitedCommunication_s:0</text:p>
          </table:table-cell>
          <table:table-cell table:style-name="ce27" table:formula="of:=CONCATENATE(&quot;{&quot;&quot;name&quot;&quot;:&quot;&quot;&quot;;[.A4];&quot;&quot;&quot;,&quot;&quot;code&quot;&quot;:&quot;&quot;&quot;;[.B4];&quot;&quot;&quot;,&quot;&quot;param&quot;&quot;:&quot;&quot;&quot;; [.C4];&quot;&quot;&quot;}&quot;)" office:value-type="string" office:string-value="{&quot;name&quot;:&quot;Communication dans des conférences (avec et sans actes, posters)&quot;,&quot;code&quot;:&quot;COMM&quot;,&quot;param&quot;:&quot;(docType_s:%22POSTER%22%20OR%20docType_s:%22COMM%22)%20AND%20invitedCommunication_s:0&quot;}" calcext:value-type="string">
            <text:p>{"name":"Communication dans des conférences (avec et sans actes, posters)","code":"COMM","param":"(docType_s:%22POSTER%22%20OR%20docType_s:%22COMM%22)%20AND%20invitedCommunication_s:0"}</text:p>
          </table:table-cell>
          <table:table-cell table:style-name="ce27" table:formula="of:=CONCATENATE([.E3];&quot;,&quot;;[.D4])" office:value-type="string" office:string-value="{&quot;name&quot;:&quot;Articles dans revues avec comité de lecture&quot;,&quot;code&quot;:&quot;ACL&quot;,&quot;param&quot;:&quot;docType_s:%22ART%22%20AND%20peerReviewing_s:1&quot;},{&quot;name&quot;:&quot;Articles dans revues sans comité de lecture&quot;,&quot;code&quot;:&quot;ASCL&quot;,&quot;param&quot;:&quot;docType_s:%22ART%22%20AND%20peerReviewing_s:0&quot;},{&quot;name&quot;:&quot;Communication dans des conférences (avec et sans actes, posters)&quot;,&quot;code&quot;:&quot;COMM&quot;,&quot;param&quot;:&quot;(docType_s:%22POSTER%22%20OR%20docType_s:%22COMM%22)%20AND%20invitedCommunication_s:0&quot;}" calcext:value-type="string">
            <text:p>{"name":"Articles dans revues avec comité de lecture","code":"ACL","param":"docType_s:%22ART%22%20AND%20peerReviewing_s:1"},{"name":"Articles dans revues sans comité de lecture","code":"ASCL","param":"docType_s:%22ART%22%20AND%20peerReviewing_s:0"},{"name":"Communication dans des conférences (avec et sans actes, posters)","code":"COMM","param":"(docType_s:%22POSTER%22%20OR%20docType_s:%22COMM%22)%20AND%20invitedCommunication_s:0"}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Conférences invitées</text:p>
          </table:table-cell>
          <table:table-cell table:style-name="ce6" office:value-type="string" calcext:value-type="string">
            <text:p>INV</text:p>
          </table:table-cell>
          <table:table-cell table:style-name="ce26" office:value-type="string" calcext:value-type="string">
            <text:p>(docType_s:%22POSTER%22%20OR%20docType_s:%22COMM%22)%20AND%20invitedCommunication_s:1</text:p>
          </table:table-cell>
          <table:table-cell table:style-name="ce27" table:formula="of:=CONCATENATE(&quot;{&quot;&quot;name&quot;&quot;:&quot;&quot;&quot;;[.A5];&quot;&quot;&quot;,&quot;&quot;code&quot;&quot;:&quot;&quot;&quot;;[.B5];&quot;&quot;&quot;,&quot;&quot;param&quot;&quot;:&quot;&quot;&quot;; [.C5];&quot;&quot;&quot;}&quot;)" office:value-type="string" office:string-value="{&quot;name&quot;:&quot;Conférences invitées&quot;,&quot;code&quot;:&quot;INV&quot;,&quot;param&quot;:&quot;(docType_s:%22POSTER%22%20OR%20docType_s:%22COMM%22)%20AND%20invitedCommunication_s:1&quot;}" calcext:value-type="string">
            <text:p>{"name":"Conférences invitées","code":"INV","param":"(docType_s:%22POSTER%22%20OR%20docType_s:%22COMM%22)%20AND%20invitedCommunication_s:1"}</text:p>
          </table:table-cell>
          <table:table-cell table:style-name="ce27" table:formula="of:=CONCATENATE([.E4];&quot;,&quot;;[.D5])" office:value-type="string" office:string-value="{&quot;name&quot;:&quot;Articles dans revues avec comité de lecture&quot;,&quot;code&quot;:&quot;ACL&quot;,&quot;param&quot;:&quot;docType_s:%22ART%22%20AND%20peerReviewing_s:1&quot;},{&quot;name&quot;:&quot;Articles dans revues sans comité de lecture&quot;,&quot;code&quot;:&quot;ASCL&quot;,&quot;param&quot;:&quot;docType_s:%22ART%22%20AND%20peerReviewing_s:0&quot;},{&quot;name&quot;:&quot;Communication dans des conférences (avec et sans actes, posters)&quot;,&quot;code&quot;:&quot;COMM&quot;,&quot;param&quot;:&quot;(docType_s:%22POSTER%22%20OR%20docType_s:%22COMM%22)%20AND%20invitedCommunication_s:0&quot;},{&quot;name&quot;:&quot;Conférences invitées&quot;,&quot;code&quot;:&quot;INV&quot;,&quot;param&quot;:&quot;(docType_s:%22POSTER%22%20OR%20docType_s:%22COMM%22)%20AND%20invitedCommunication_s:1&quot;}" calcext:value-type="string">
            <text:p>{"name":"Articles dans revues avec comité de lecture","code":"ACL","param":"docType_s:%22ART%22%20AND%20peerReviewing_s:1"},{"name":"Articles dans revues sans comité de lecture","code":"ASCL","param":"docType_s:%22ART%22%20AND%20peerReviewing_s:0"},{"name":"Communication dans des conférences (avec et sans actes, posters)","code":"COMM","param":"(docType_s:%22POSTER%22%20OR%20docType_s:%22COMM%22)%20AND%20invitedCommunication_s:0"},{"name":"Conférences invitées","code":"INV","param":"(docType_s:%22POSTER%22%20OR%20docType_s:%22COMM%22)%20AND%20invitedCommunication_s:1"}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Ouvrages scientifiques</text:p>
          </table:table-cell>
          <table:table-cell table:style-name="ce6" office:value-type="string" calcext:value-type="string">
            <text:p>OUV</text:p>
          </table:table-cell>
          <table:table-cell table:style-name="ce26" office:value-type="string" calcext:value-type="string">
            <text:p>docType_s:%22OUV%22%20AND%20popularLevel_s:0</text:p>
          </table:table-cell>
          <table:table-cell table:style-name="ce27" table:formula="of:=CONCATENATE(&quot;{&quot;&quot;name&quot;&quot;:&quot;&quot;&quot;;[.A6];&quot;&quot;&quot;,&quot;&quot;code&quot;&quot;:&quot;&quot;&quot;;[.B6];&quot;&quot;&quot;,&quot;&quot;param&quot;&quot;:&quot;&quot;&quot;; [.C6];&quot;&quot;&quot;}&quot;)" office:value-type="string" office:string-value="{&quot;name&quot;:&quot;Ouvrages scientifiques&quot;,&quot;code&quot;:&quot;OUV&quot;,&quot;param&quot;:&quot;docType_s:%22OUV%22%20AND%20popularLevel_s:0&quot;}" calcext:value-type="string">
            <text:p>{"name":"Ouvrages scientifiques","code":"OUV","param":"docType_s:%22OUV%22%20AND%20popularLevel_s:0"}</text:p>
          </table:table-cell>
          <table:table-cell table:style-name="ce27" table:formula="of:=CONCATENATE([.E5];&quot;,&quot;;[.D6])" office:value-type="string" office:string-value="{&quot;name&quot;:&quot;Articles dans revues avec comité de lecture&quot;,&quot;code&quot;:&quot;ACL&quot;,&quot;param&quot;:&quot;docType_s:%22ART%22%20AND%20peerReviewing_s:1&quot;},{&quot;name&quot;:&quot;Articles dans revues sans comité de lecture&quot;,&quot;code&quot;:&quot;ASCL&quot;,&quot;param&quot;:&quot;docType_s:%22ART%22%20AND%20peerReviewing_s:0&quot;},{&quot;name&quot;:&quot;Communication dans des conférences (avec et sans actes, posters)&quot;,&quot;code&quot;:&quot;COMM&quot;,&quot;param&quot;:&quot;(docType_s:%22POSTER%22%20OR%20docType_s:%22COMM%22)%20AND%20invitedCommunication_s:0&quot;},{&quot;name&quot;:&quot;Conférences invitées&quot;,&quot;code&quot;:&quot;INV&quot;,&quot;param&quot;:&quot;(docType_s:%22POSTER%22%20OR%20docType_s:%22COMM%22)%20AND%20invitedCommunication_s:1&quot;},{&quot;name&quot;:&quot;Ouvrages scientifiques&quot;,&quot;code&quot;:&quot;OUV&quot;,&quot;param&quot;:&quot;docType_s:%22OUV%22%20AND%20popularLevel_s:0&quot;}" calcext:value-type="string">
            <text:p>{"name":"Articles dans revues avec comité de lecture","code":"ACL","param":"docType_s:%22ART%22%20AND%20peerReviewing_s:1"},{"name":"Articles dans revues sans comité de lecture","code":"ASCL","param":"docType_s:%22ART%22%20AND%20peerReviewing_s:0"},{"name":"Communication dans des conférences (avec et sans actes, posters)","code":"COMM","param":"(docType_s:%22POSTER%22%20OR%20docType_s:%22COMM%22)%20AND%20invitedCommunication_s:0"},{"name":"Conférences invitées","code":"INV","param":"(docType_s:%22POSTER%22%20OR%20docType_s:%22COMM%22)%20AND%20invitedCommunication_s:1"},{"name":"Ouvrages scientifiques","code":"OUV","param":"docType_s:%22OUV%22%20AND%20popularLevel_s:0"}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Direction d’ouvrages</text:p>
          </table:table-cell>
          <table:table-cell table:style-name="ce6" office:value-type="string" calcext:value-type="string">
            <text:p>DOUV</text:p>
          </table:table-cell>
          <table:table-cell table:style-name="ce26" office:value-type="string" calcext:value-type="string">
            <text:p>docType_s:%22DOUV%22%20AND%20popularLevel_s:0</text:p>
          </table:table-cell>
          <table:table-cell table:style-name="ce27" table:formula="of:=CONCATENATE(&quot;{&quot;&quot;name&quot;&quot;:&quot;&quot;&quot;;[.A7];&quot;&quot;&quot;,&quot;&quot;code&quot;&quot;:&quot;&quot;&quot;;[.B7];&quot;&quot;&quot;,&quot;&quot;param&quot;&quot;:&quot;&quot;&quot;; [.C7];&quot;&quot;&quot;}&quot;)" office:value-type="string" office:string-value="{&quot;name&quot;:&quot;Direction d’ouvrages&quot;,&quot;code&quot;:&quot;DOUV&quot;,&quot;param&quot;:&quot;docType_s:%22DOUV%22%20AND%20popularLevel_s:0&quot;}" calcext:value-type="string">
            <text:p>{"name":"Direction d’ouvrages","code":"DOUV","param":"docType_s:%22DOUV%22%20AND%20popularLevel_s:0"}</text:p>
          </table:table-cell>
          <table:table-cell table:style-name="ce27" table:formula="of:=CONCATENATE([.E6];&quot;,&quot;;[.D7])" office:value-type="string" office:string-value="{&quot;name&quot;:&quot;Articles dans revues avec comité de lecture&quot;,&quot;code&quot;:&quot;ACL&quot;,&quot;param&quot;:&quot;docType_s:%22ART%22%20AND%20peerReviewing_s:1&quot;},{&quot;name&quot;:&quot;Articles dans revues sans comité de lecture&quot;,&quot;code&quot;:&quot;ASCL&quot;,&quot;param&quot;:&quot;docType_s:%22ART%22%20AND%20peerReviewing_s:0&quot;},{&quot;name&quot;:&quot;Communication dans des conférences (avec et sans actes, posters)&quot;,&quot;code&quot;:&quot;COMM&quot;,&quot;param&quot;:&quot;(docType_s:%22POSTER%22%20OR%20docType_s:%22COMM%22)%20AND%20invitedCommunication_s:0&quot;},{&quot;name&quot;:&quot;Conférences invitées&quot;,&quot;code&quot;:&quot;INV&quot;,&quot;param&quot;:&quot;(docType_s:%22POSTER%22%20OR%20docType_s:%22COMM%22)%20AND%20invitedCommunication_s:1&quot;},{&quot;name&quot;:&quot;Ouvrages scientifiques&quot;,&quot;code&quot;:&quot;OUV&quot;,&quot;param&quot;:&quot;docType_s:%22OUV%22%20AND%20popularLevel_s:0&quot;},{&quot;name&quot;:&quot;Direction d’ouvrages&quot;,&quot;code&quot;:&quot;DOUV&quot;,&quot;param&quot;:&quot;docType_s:%22DOUV%22%20AND%20popularLevel_s:0&quot;}" calcext:value-type="string">
            <text:p>{"name":"Articles dans revues avec comité de lecture","code":"ACL","param":"docType_s:%22ART%22%20AND%20peerReviewing_s:1"},{"name":"Articles dans revues sans comité de lecture","code":"ASCL","param":"docType_s:%22ART%22%20AND%20peerReviewing_s:0"},{"name":"Communication dans des conférences (avec et sans actes, posters)","code":"COMM","param":"(docType_s:%22POSTER%22%20OR%20docType_s:%22COMM%22)%20AND%20invitedCommunication_s:0"},{"name":"Conférences invitées","code":"INV","param":"(docType_s:%22POSTER%22%20OR%20docType_s:%22COMM%22)%20AND%20invitedCommunication_s:1"},{"name":"Ouvrages scientifiques","code":"OUV","param":"docType_s:%22OUV%22%20AND%20popularLevel_s:0"},{"name":"Direction d’ouvrages","code":"DOUV","param":"docType_s:%22DOUV%22%20AND%20popularLevel_s:0"}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Chapitres d’ouvrages</text:p>
          </table:table-cell>
          <table:table-cell table:style-name="ce6" office:value-type="string" calcext:value-type="string">
            <text:p>COUV</text:p>
          </table:table-cell>
          <table:table-cell table:style-name="ce26" office:value-type="string" calcext:value-type="string">
            <text:p>docType_s:%22COUV%22%20AND%20popularLevel_s:0</text:p>
          </table:table-cell>
          <table:table-cell table:style-name="ce27" table:formula="of:=CONCATENATE(&quot;{&quot;&quot;name&quot;&quot;:&quot;&quot;&quot;;[.A8];&quot;&quot;&quot;,&quot;&quot;code&quot;&quot;:&quot;&quot;&quot;;[.B8];&quot;&quot;&quot;,&quot;&quot;param&quot;&quot;:&quot;&quot;&quot;; [.C8];&quot;&quot;&quot;}&quot;)" office:value-type="string" office:string-value="{&quot;name&quot;:&quot;Chapitres d’ouvrages&quot;,&quot;code&quot;:&quot;COUV&quot;,&quot;param&quot;:&quot;docType_s:%22COUV%22%20AND%20popularLevel_s:0&quot;}" calcext:value-type="string">
            <text:p>{"name":"Chapitres d’ouvrages","code":"COUV","param":"docType_s:%22COUV%22%20AND%20popularLevel_s:0"}</text:p>
          </table:table-cell>
          <table:table-cell table:style-name="ce27" table:formula="of:=CONCATENATE([.E7];&quot;,&quot;;[.D8])" office:value-type="string" office:string-value="{&quot;name&quot;:&quot;Articles dans revues avec comité de lecture&quot;,&quot;code&quot;:&quot;ACL&quot;,&quot;param&quot;:&quot;docType_s:%22ART%22%20AND%20peerReviewing_s:1&quot;},{&quot;name&quot;:&quot;Articles dans revues sans comité de lecture&quot;,&quot;code&quot;:&quot;ASCL&quot;,&quot;param&quot;:&quot;docType_s:%22ART%22%20AND%20peerReviewing_s:0&quot;},{&quot;name&quot;:&quot;Communication dans des conférences (avec et sans actes, posters)&quot;,&quot;code&quot;:&quot;COMM&quot;,&quot;param&quot;:&quot;(docType_s:%22POSTER%22%20OR%20docType_s:%22COMM%22)%20AND%20invitedCommunication_s:0&quot;},{&quot;name&quot;:&quot;Conférences invitées&quot;,&quot;code&quot;:&quot;INV&quot;,&quot;param&quot;:&quot;(docType_s:%22POSTER%22%20OR%20docType_s:%22COMM%22)%20AND%20invitedCommunication_s:1&quot;},{&quot;name&quot;:&quot;Ouvrages scientifiques&quot;,&quot;code&quot;:&quot;OUV&quot;,&quot;param&quot;:&quot;docType_s:%22OUV%22%20AND%20popularLevel_s:0&quot;},{&quot;name&quot;:&quot;Direction d’ouvrages&quot;,&quot;code&quot;:&quot;DOUV&quot;,&quot;param&quot;:&quot;docType_s:%22DOUV%22%20AND%20popularLevel_s:0&quot;},{&quot;name&quot;:&quot;Chapitres d’ouvrages&quot;,&quot;code&quot;:&quot;COUV&quot;,&quot;param&quot;:&quot;docType_s:%22COUV%22%20AND%20popularLevel_s:0&quot;}" calcext:value-type="string">
            <text:p>{"name":"Articles dans revues avec comité de lecture","code":"ACL","param":"docType_s:%22ART%22%20AND%20peerReviewing_s:1"},{"name":"Articles dans revues sans comité de lecture","code":"ASCL","param":"docType_s:%22ART%22%20AND%20peerReviewing_s:0"},{"name":"Communication dans des conférences (avec et sans actes, posters)","code":"COMM","param":"(docType_s:%22POSTER%22%20OR%20docType_s:%22COMM%22)%20AND%20invitedCommunication_s:0"},{"name":"Conférences invitées","code":"INV","param":"(docType_s:%22POSTER%22%20OR%20docType_s:%22COMM%22)%20AND%20invitedCommunication_s:1"},{"name":"Ouvrages scientifiques","code":"OUV","param":"docType_s:%22OUV%22%20AND%20popularLevel_s:0"},{"name":"Direction d’ouvrages","code":"DOUV","param":"docType_s:%22DOUV%22%20AND%20popularLevel_s:0"},{"name":"Chapitres d’ouvrages","code":"COUV","param":"docType_s:%22COUV%22%20AND%20popularLevel_s:0"}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Brevets</text:p>
          </table:table-cell>
          <table:table-cell table:style-name="ce6" office:value-type="string" calcext:value-type="string">
            <text:p>PATENT</text:p>
          </table:table-cell>
          <table:table-cell table:style-name="ce26" office:value-type="string" calcext:value-type="string">
            <text:p>docType_s:%22PATENT%22</text:p>
          </table:table-cell>
          <table:table-cell table:style-name="ce27" table:formula="of:=CONCATENATE(&quot;{&quot;&quot;name&quot;&quot;:&quot;&quot;&quot;;[.A9];&quot;&quot;&quot;,&quot;&quot;code&quot;&quot;:&quot;&quot;&quot;;[.B9];&quot;&quot;&quot;,&quot;&quot;param&quot;&quot;:&quot;&quot;&quot;; [.C9];&quot;&quot;&quot;}&quot;)" office:value-type="string" office:string-value="{&quot;name&quot;:&quot;Brevets&quot;,&quot;code&quot;:&quot;PATENT&quot;,&quot;param&quot;:&quot;docType_s:%22PATENT%22&quot;}" calcext:value-type="string">
            <text:p>{"name":"Brevets","code":"PATENT","param":"docType_s:%22PATENT%22"}</text:p>
          </table:table-cell>
          <table:table-cell table:style-name="ce27" table:formula="of:=CONCATENATE([.E8];&quot;,&quot;;[.D9])" office:value-type="string" office:string-value="{&quot;name&quot;:&quot;Articles dans revues avec comité de lecture&quot;,&quot;code&quot;:&quot;ACL&quot;,&quot;param&quot;:&quot;docType_s:%22ART%22%20AND%20peerReviewing_s:1&quot;},{&quot;name&quot;:&quot;Articles dans revues sans comité de lecture&quot;,&quot;code&quot;:&quot;ASCL&quot;,&quot;param&quot;:&quot;docType_s:%22ART%22%20AND%20peerReviewing_s:0&quot;},{&quot;name&quot;:&quot;Communication dans des conférences (avec et sans actes, posters)&quot;,&quot;code&quot;:&quot;COMM&quot;,&quot;param&quot;:&quot;(docType_s:%22POSTER%22%20OR%20docType_s:%22COMM%22)%20AND%20invitedCommunication_s:0&quot;},{&quot;name&quot;:&quot;Conférences invitées&quot;,&quot;code&quot;:&quot;INV&quot;,&quot;param&quot;:&quot;(docType_s:%22POSTER%22%20OR%20docType_s:%22COMM%22)%20AND%20invitedCommunication_s:1&quot;},{&quot;name&quot;:&quot;Ouvrages scientifiques&quot;,&quot;code&quot;:&quot;OUV&quot;,&quot;param&quot;:&quot;docType_s:%22OUV%22%20AND%20popularLevel_s:0&quot;},{&quot;name&quot;:&quot;Direction d’ouvrages&quot;,&quot;code&quot;:&quot;DOUV&quot;,&quot;param&quot;:&quot;docType_s:%22DOUV%22%20AND%20popularLevel_s:0&quot;},{&quot;name&quot;:&quot;Chapitres d’ouvrages&quot;,&quot;code&quot;:&quot;COUV&quot;,&quot;param&quot;:&quot;docType_s:%22COUV%22%20AND%20popularLevel_s:0&quot;},{&quot;name&quot;:&quot;Brevets&quot;,&quot;code&quot;:&quot;PATENT&quot;,&quot;param&quot;:&quot;docType_s:%22PATENT%22&quot;}" calcext:value-type="string">
            <text:p>{"name":"Articles dans revues avec comité de lecture","code":"ACL","param":"docType_s:%22ART%22%20AND%20peerReviewing_s:1"},{"name":"Articles dans revues sans comité de lecture","code":"ASCL","param":"docType_s:%22ART%22%20AND%20peerReviewing_s:0"},{"name":"Communication dans des conférences (avec et sans actes, posters)","code":"COMM","param":"(docType_s:%22POSTER%22%20OR%20docType_s:%22COMM%22)%20AND%20invitedCommunication_s:0"},{"name":"Conférences invitées","code":"INV","param":"(docType_s:%22POSTER%22%20OR%20docType_s:%22COMM%22)%20AND%20invitedCommunication_s:1"},{"name":"Ouvrages scientifiques","code":"OUV","param":"docType_s:%22OUV%22%20AND%20popularLevel_s:0"},{"name":"Direction d’ouvrages","code":"DOUV","param":"docType_s:%22DOUV%22%20AND%20popularLevel_s:0"},{"name":"Chapitres d’ouvrages","code":"COUV","param":"docType_s:%22COUV%22%20AND%20popularLevel_s:0"},{"name":"Brevets","code":"PATENT","param":"docType_s:%22PATENT%22"}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Ouvrages et chapitres de vulgarisation</text:p>
          </table:table-cell>
          <table:table-cell table:style-name="ce6" office:value-type="string" calcext:value-type="string">
            <text:p>VULG</text:p>
          </table:table-cell>
          <table:table-cell table:style-name="ce26" office:value-type="string" calcext:value-type="string">
            <text:p>(docType_s:%22OUV%22%20OR%20docType_s:%22COUV%22)%20AND%20popularLevel_s:1</text:p>
          </table:table-cell>
          <table:table-cell table:style-name="ce27" table:formula="of:=CONCATENATE(&quot;{&quot;&quot;name&quot;&quot;:&quot;&quot;&quot;;[.A10];&quot;&quot;&quot;,&quot;&quot;code&quot;&quot;:&quot;&quot;&quot;;[.B10];&quot;&quot;&quot;,&quot;&quot;param&quot;&quot;:&quot;&quot;&quot;; [.C10];&quot;&quot;&quot;}&quot;)" office:value-type="string" office:string-value="{&quot;name&quot;:&quot;Ouvrages et chapitres de vulgarisation&quot;,&quot;code&quot;:&quot;VULG&quot;,&quot;param&quot;:&quot;(docType_s:%22OUV%22%20OR%20docType_s:%22COUV%22)%20AND%20popularLevel_s:1&quot;}" calcext:value-type="string">
            <text:p>{"name":"Ouvrages et chapitres de vulgarisation","code":"VULG","param":"(docType_s:%22OUV%22%20OR%20docType_s:%22COUV%22)%20AND%20popularLevel_s:1"}</text:p>
          </table:table-cell>
          <table:table-cell table:style-name="ce27" table:formula="of:=CONCATENATE([.E9];&quot;,&quot;;[.D10])" office:value-type="string" office:string-value="{&quot;name&quot;:&quot;Articles dans revues avec comité de lecture&quot;,&quot;code&quot;:&quot;ACL&quot;,&quot;param&quot;:&quot;docType_s:%22ART%22%20AND%20peerReviewing_s:1&quot;},{&quot;name&quot;:&quot;Articles dans revues sans comité de lecture&quot;,&quot;code&quot;:&quot;ASCL&quot;,&quot;param&quot;:&quot;docType_s:%22ART%22%20AND%20peerReviewing_s:0&quot;},{&quot;name&quot;:&quot;Communication dans des conférences (avec et sans actes, posters)&quot;,&quot;code&quot;:&quot;COMM&quot;,&quot;param&quot;:&quot;(docType_s:%22POSTER%22%20OR%20docType_s:%22COMM%22)%20AND%20invitedCommunication_s:0&quot;},{&quot;name&quot;:&quot;Conférences invitées&quot;,&quot;code&quot;:&quot;INV&quot;,&quot;param&quot;:&quot;(docType_s:%22POSTER%22%20OR%20docType_s:%22COMM%22)%20AND%20invitedCommunication_s:1&quot;},{&quot;name&quot;:&quot;Ouvrages scientifiques&quot;,&quot;code&quot;:&quot;OUV&quot;,&quot;param&quot;:&quot;docType_s:%22OUV%22%20AND%20popularLevel_s:0&quot;},{&quot;name&quot;:&quot;Direction d’ouvrages&quot;,&quot;code&quot;:&quot;DOUV&quot;,&quot;param&quot;:&quot;docType_s:%22DOUV%22%20AND%20popularLevel_s:0&quot;},{&quot;name&quot;:&quot;Chapitres d’ouvrages&quot;,&quot;code&quot;:&quot;COUV&quot;,&quot;param&quot;:&quot;docType_s:%22COUV%22%20AND%20popularLevel_s:0&quot;},{&quot;name&quot;:&quot;Brevets&quot;,&quot;code&quot;:&quot;PATENT&quot;,&quot;param&quot;:&quot;docType_s:%22PATENT%22&quot;},{&quot;name&quot;:&quot;Ouvrages et chapitres de vulgarisation&quot;,&quot;code&quot;:&quot;VULG&quot;,&quot;param&quot;:&quot;(docType_s:%22OUV%22%20OR%20docType_s:%22COUV%22)%20AND%20popularLevel_s:1&quot;}" calcext:value-type="string">
            <text:p>{"name":"Articles dans revues avec comité de lecture","code":"ACL","param":"docType_s:%22ART%22%20AND%20peerReviewing_s:1"},{"name":"Articles dans revues sans comité de lecture","code":"ASCL","param":"docType_s:%22ART%22%20AND%20peerReviewing_s:0"},{"name":"Communication dans des conférences (avec et sans actes, posters)","code":"COMM","param":"(docType_s:%22POSTER%22%20OR%20docType_s:%22COMM%22)%20AND%20invitedCommunication_s:0"},{"name":"Conférences invitées","code":"INV","param":"(docType_s:%22POSTER%22%20OR%20docType_s:%22COMM%22)%20AND%20invitedCommunication_s:1"},{"name":"Ouvrages scientifiques","code":"OUV","param":"docType_s:%22OUV%22%20AND%20popularLevel_s:0"},{"name":"Direction d’ouvrages","code":"DOUV","param":"docType_s:%22DOUV%22%20AND%20popularLevel_s:0"},{"name":"Chapitres d’ouvrages","code":"COUV","param":"docType_s:%22COUV%22%20AND%20popularLevel_s:0"},{"name":"Brevets","code":"PATENT","param":"docType_s:%22PATENT%22"},{"name":"Ouvrages et chapitres de vulgarisation","code":"VULG","param":"(docType_s:%22OUV%22%20OR%20docType_s:%22COUV%22)%20AND%20popularLevel_s:1"}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12" office:value-type="string" calcext:value-type="string">
            <text:p>ZZ-ResultatJSON</text:p>
          </table:table-cell>
          <table:table-cell table:style-name="ce12"/>
          <table:table-cell table:style-name="ce27"/>
          <table:table-cell table:style-name="ce27" table:formula="of:=CONCATENATE(&quot;{&quot;&quot;publication&quot;&quot;:[&quot;;[.E10];&quot;]}&quot;)" office:value-type="string" office:string-value="{&quot;publication&quot;:[{&quot;name&quot;:&quot;Articles dans revues avec comité de lecture&quot;,&quot;code&quot;:&quot;ACL&quot;,&quot;param&quot;:&quot;docType_s:%22ART%22%20AND%20peerReviewing_s:1&quot;},{&quot;name&quot;:&quot;Articles dans revues sans comité de lecture&quot;,&quot;code&quot;:&quot;ASCL&quot;,&quot;param&quot;:&quot;docType_s:%22ART%22%20AND%20peerReviewing_s:0&quot;},{&quot;name&quot;:&quot;Communication dans des conférences (avec et sans actes, posters)&quot;,&quot;code&quot;:&quot;COMM&quot;,&quot;param&quot;:&quot;(docType_s:%22POSTER%22%20OR%20docType_s:%22COMM%22)%20AND%20invitedCommunication_s:0&quot;},{&quot;name&quot;:&quot;Conférences invitées&quot;,&quot;code&quot;:&quot;INV&quot;,&quot;param&quot;:&quot;(docType_s:%22POSTER%22%20OR%20docType_s:%22COMM%22)%20AND%20invitedCommunication_s:1&quot;},{&quot;name&quot;:&quot;Ouvrages scientifiques&quot;,&quot;code&quot;:&quot;OUV&quot;,&quot;param&quot;:&quot;docType_s:%22OUV%22%20AND%20popularLevel_s:0&quot;},{&quot;name&quot;:&quot;Direction d’ouvrages&quot;,&quot;code&quot;:&quot;DOUV&quot;,&quot;param&quot;:&quot;docType_s:%22DOUV%22%20AND%20popularLevel_s:0&quot;},{&quot;name&quot;:&quot;Chapitres d’ouvrages&quot;,&quot;code&quot;:&quot;COUV&quot;,&quot;param&quot;:&quot;docType_s:%22COUV%22%20AND%20popularLevel_s:0&quot;},{&quot;name&quot;:&quot;Brevets&quot;,&quot;code&quot;:&quot;PATENT&quot;,&quot;param&quot;:&quot;docType_s:%22PATENT%22&quot;},{&quot;name&quot;:&quot;Ouvrages et chapitres de vulgarisation&quot;,&quot;code&quot;:&quot;VULG&quot;,&quot;param&quot;:&quot;(docType_s:%22OUV%22%20OR%20docType_s:%22COUV%22)%20AND%20popularLevel_s:1&quot;}]}" calcext:value-type="string">
            <text:p>{"publication":[{"name":"Articles dans revues avec comité de lecture","code":"ACL","param":"docType_s:%22ART%22%20AND%20peerReviewing_s:1"},{"name":"Articles dans revues sans comité de lecture","code":"ASCL","param":"docType_s:%22ART%22%20AND%20peerReviewing_s:0"},{"name":"Communication dans des conférences (avec et sans actes, posters)","code":"COMM","param":"(docType_s:%22POSTER%22%20OR%20docType_s:%22COMM%22)%20AND%20invitedCommunication_s:0"},{"name":"Conférences invitées","code":"INV","param":"(docType_s:%22POSTER%22%20OR%20docType_s:%22COMM%22)%20AND%20invitedCommunication_s:1"},{"name":"Ouvrages scientifiques","code":"OUV","param":"docType_s:%22OUV%22%20AND%20popularLevel_s:0"},{"name":"Direction d’ouvrages","code":"DOUV","param":"docType_s:%22DOUV%22%20AND%20popularLevel_s:0"},{"name":"Chapitres d’ouvrages","code":"COUV","param":"docType_s:%22COUV%22%20AND%20popularLevel_s:0"},{"name":"Brevets","code":"PATENT","param":"docType_s:%22PATENT%22"},{"name":"Ouvrages et chapitres de vulgarisation","code":"VULG","param":"(docType_s:%22OUV%22%20OR%20docType_s:%22COUV%22)%20AND%20popularLevel_s:1"}]}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style-name="Default"/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 table:number-rows-repeated="15">
          <table:table-cell table:style-name="Default" table:number-columns-repeated="3"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hercheur.A1:Chercheur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 style:data-style-name="N2" text:time-value="00:58:49.8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0:45:48.313883426</meta:creation-date>
    <dc:date>2016-01-23T01:12:03.884000000</dc:date>
    <meta:editing-duration>PT7H10M17S</meta:editing-duration>
    <meta:editing-cycles>16</meta:editing-cycles>
    <meta:generator>LibreOffice/5.0.3.2$Windows_x86 LibreOffice_project/e5f16313668ac592c1bfb310f4390624e3dbfb75</meta:generator>
    <meta:document-statistic meta:table-count="3" meta:cell-count="1284" meta:object-count="0"/>
  </office:meta>
</office:document-meta>
</file>